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mbria, 'Palatino Linotype'" svg:font-family="Cambria, 'Palatino Linotype'" style:font-family-generic="roman"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imesNewRomanPS-ItalicMT" svg:font-family="TimesNewRomanPS-ItalicMT" style:font-family-generic="system"/>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Heading" style:family="paragraph">
      <style:text-properties fo:language="pl" fo:country="PL"/>
    </style:style>
    <style:style style:name="P35" style:parent-style-name="Podtytuł" style:family="paragraph">
      <style:text-properties fo:font-size="14pt" style:font-size-asian="14pt" style:font-size-complex="14pt" fo:language="pl" fo:country="PL"/>
    </style:style>
    <style:style style:name="P36" style:parent-style-name="Podtytuł"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T47" style:parent-style-name="Domyślnaczcionkaakapitu" style:family="text">
      <style:text-properties fo:font-style="italic" style:font-style-asian="italic" fo:color="#999999" fo:language="pl" fo:country="PL"/>
    </style:style>
    <style:style style:name="T48" style:parent-style-name="Domyślnaczcionkaakapitu" style:family="text">
      <style:text-properties fo:font-style="italic" style:font-style-asian="italic" fo:color="#999999" fo:language="pl" fo:country="PL"/>
    </style:style>
    <style:style style:name="T49" style:parent-style-name="Domyślnaczcionkaakapitu" style:family="text">
      <style:text-properties fo:font-style="italic" style:font-style-asian="italic" fo:color="#999999" fo:language="pl" fo:country="PL"/>
    </style:style>
    <style:style style:name="P50" style:parent-style-name="Standard" style:family="paragraph">
      <style:text-properties fo:font-style="italic" style:font-style-asian="italic" fo:color="#999999" fo:language="pl" fo:country="PL"/>
    </style:style>
    <style:style style:name="P51" style:parent-style-name="Standard" style:family="paragraph">
      <style:text-properties fo:font-style="italic" style:font-style-asian="italic" fo:color="#999999" fo:language="pl" fo:country="PL"/>
    </style:style>
    <style:style style:name="P52" style:parent-style-name="Standard" style:family="paragraph">
      <style:text-properties fo:language="pl" fo:country="PL"/>
    </style:style>
    <style:style style:name="P53" style:parent-style-name="Podtytuł" style:family="paragraph">
      <style:text-properties fo:language="pl" fo:country="PL"/>
    </style:style>
    <style:style style:name="TableColumn55" style:family="table-column">
      <style:table-column-properties style:column-width="2.5208in" style:use-optimal-column-width="false"/>
    </style:style>
    <style:style style:name="TableColumn56" style:family="table-column">
      <style:table-column-properties style:column-width="1.0208in" style:use-optimal-column-width="false"/>
    </style:style>
    <style:style style:name="TableColumn57" style:family="table-column">
      <style:table-column-properties style:column-width="2.677in" style:use-optimal-column-width="false"/>
    </style:style>
    <style:style style:name="TableColumn58" style:family="table-column">
      <style:table-column-properties style:column-width="0.6555in" style:use-optimal-column-width="false"/>
    </style:style>
    <style:style style:name="Table54" style:family="table">
      <style:table-properties style:width="6.8743in" fo:margin-left="-0.0784in" table:align="left"/>
    </style:style>
    <style:style style:name="TableRow59" style:family="table-row">
      <style:table-row-properties style:use-optimal-row-height="false"/>
    </style:style>
    <style:style style:name="TableCell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1" style:parent-style-name="Standard" style:family="paragraph">
      <style:paragraph-properties fo:text-align="center" fo:margin-bottom="0in"/>
      <style:text-properties fo:font-weight="bold" style:font-weight-asian="bold" fo:language="pl" fo:country="PL"/>
    </style:style>
    <style:style style:name="TableCell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3" style:parent-style-name="Standard" style:family="paragraph">
      <style:paragraph-properties fo:text-align="center" fo:margin-bottom="0in"/>
      <style:text-properties fo:font-weight="bold" style:font-weight-asian="bold" fo:language="pl" fo:country="PL"/>
    </style:style>
    <style:style style:name="TableCell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5" style:parent-style-name="Standard" style:family="paragraph">
      <style:paragraph-properties fo:text-align="center" fo:margin-bottom="0in"/>
      <style:text-properties fo:font-weight="bold" style:font-weight-asian="bold" fo:language="pl" fo:country="PL"/>
    </style:style>
    <style:style style:name="TableCell66" style:family="table-cell">
      <style:table-cell-properties fo:border="0.0069in solid #000000" style:writing-mode="lr-tb" fo:padding-top="0in" fo:padding-left="0.075in" fo:padding-bottom="0in" fo:padding-right="0.075in"/>
    </style:style>
    <style:style style:name="P67" style:parent-style-name="Standard" style:family="paragraph">
      <style:paragraph-properties fo:text-align="center" fo:margin-bottom="0in"/>
      <style:text-properties fo:font-weight="bold" style:font-weight-asian="bold" fo:language="pl" fo:country="PL"/>
    </style:style>
    <style:style style:name="TableRow68" style:family="table-row">
      <style:table-row-properties style:use-optimal-row-height="false"/>
    </style:style>
    <style:style style:name="TableCell69"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70" style:parent-style-name="Standard" style:family="paragraph">
      <style:paragraph-properties fo:text-align="center" fo:margin-bottom="0in"/>
      <style:text-properties fo:language="pl" fo:country="PL"/>
    </style:style>
    <style:style style:name="TableCell71"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72" style:parent-style-name="Standard" style:family="paragraph">
      <style:paragraph-properties fo:text-align="center" fo:margin-bottom="0in"/>
      <style:text-properties fo:language="pl" fo:country="PL"/>
    </style:style>
    <style:style style:name="TableCell73"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74" style:parent-style-name="Standard" style:family="paragraph">
      <style:paragraph-properties fo:text-align="center" fo:margin-bottom="0in"/>
      <style:text-properties fo:language="pl" fo:country="PL"/>
    </style:style>
    <style:style style:name="TableCell75" style:family="table-cell">
      <style:table-cell-properties fo:border="0.0069in solid #000000" style:writing-mode="lr-tb" style:vertical-align="middle" fo:padding-top="0in" fo:padding-left="0.075in" fo:padding-bottom="0in" fo:padding-right="0.075in"/>
    </style:style>
    <style:style style:name="P76" style:parent-style-name="Standard" style:family="paragraph">
      <style:paragraph-properties style:snap-to-layout-grid="false" fo:text-align="center" fo:margin-top="0.0791in" fo:margin-bottom="0.218in"/>
      <style:text-properties fo:language="pl" fo:country="PL"/>
    </style:style>
    <style:style style:name="TableRow77" style:family="table-row">
      <style:table-row-properties style:use-optimal-row-height="false"/>
    </style:style>
    <style:style style:name="TableCell78"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79" style:parent-style-name="Standard" style:family="paragraph">
      <style:paragraph-properties fo:text-align="center" fo:margin-bottom="0in"/>
      <style:text-properties fo:language="pl" fo:country="PL"/>
    </style:style>
    <style:style style:name="TableCell8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81" style:parent-style-name="Standard" style:family="paragraph">
      <style:paragraph-properties fo:text-align="center" fo:margin-bottom="0in"/>
      <style:text-properties fo:language="pl" fo:country="PL"/>
    </style:style>
    <style:style style:name="TableCell8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83" style:parent-style-name="Standard" style:family="paragraph">
      <style:paragraph-properties fo:text-align="center" fo:margin-bottom="0in"/>
      <style:text-properties fo:language="pl" fo:country="PL"/>
    </style:style>
    <style:style style:name="TableCell84" style:family="table-cell">
      <style:table-cell-properties fo:border="0.0069in solid #000000" style:writing-mode="lr-tb" style:vertical-align="middle" fo:padding-top="0in" fo:padding-left="0.075in" fo:padding-bottom="0in" fo:padding-right="0.075in"/>
    </style:style>
    <style:style style:name="P85" style:parent-style-name="Standard" style:family="paragraph">
      <style:paragraph-properties style:snap-to-layout-grid="false" fo:text-align="center" fo:margin-top="0.0791in" fo:margin-bottom="0.218in"/>
      <style:text-properties fo:language="pl" fo:country="PL"/>
    </style:style>
    <style:style style:name="TableRow86" style:family="table-row">
      <style:table-row-properties style:use-optimal-row-height="false"/>
    </style:style>
    <style:style style:name="TableCell87"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88" style:parent-style-name="Standard" style:family="paragraph">
      <style:paragraph-properties fo:text-align="center" fo:margin-bottom="0in"/>
      <style:text-properties fo:language="pl" fo:country="PL"/>
    </style:style>
    <style:style style:name="TableCell89"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90" style:parent-style-name="Standard" style:family="paragraph">
      <style:paragraph-properties fo:text-align="center" fo:margin-bottom="0in"/>
      <style:text-properties fo:language="pl" fo:country="PL"/>
    </style:style>
    <style:style style:name="TableCell91"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92" style:parent-style-name="Standard" style:family="paragraph">
      <style:paragraph-properties fo:text-align="center" fo:margin-bottom="0in"/>
      <style:text-properties fo:language="pl" fo:country="PL"/>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Standard" style:family="paragraph">
      <style:paragraph-properties style:snap-to-layout-grid="false" fo:text-align="center" fo:margin-top="0.0791in" fo:margin-bottom="0.218in"/>
      <style:text-properties fo:language="pl" fo:country="PL"/>
    </style:style>
    <style:style style:name="P95" style:parent-style-name="Standard" style:family="paragraph">
      <style:text-properties fo:language="pl" fo:country="PL"/>
    </style:style>
    <style:style style:name="P96" style:parent-style-name="Podtytuł" style:family="paragraph">
      <style:paragraph-properties fo:break-before="page"/>
      <style:text-properties fo:language="pl" fo:country="PL"/>
    </style:style>
    <style:style style:name="P97" style:parent-style-name="Contents1" style:family="paragraph">
      <style:paragraph-properties>
        <style:tab-stops>
          <style:tab-stop style:type="right" style:leader-style="dotted" style:leader-text="." style:position="6.2986in"/>
        </style:tab-stops>
      </style:paragraph-properties>
    </style:style>
    <style:style style:name="T98" style:parent-style-name="Domyślnaczcionkaakapitu" style:family="text">
      <style:text-properties fo:language="pl" fo:country="PL"/>
    </style:style>
    <style:style style:name="T99" style:parent-style-name="Domyślnaczcionkaakapitu" style:family="text">
      <style:text-properties fo:language="pl" fo:country="PL"/>
    </style:style>
    <style:style style:name="P100" style:parent-style-name="Contents2" style:family="paragraph">
      <style:paragraph-properties>
        <style:tab-stops>
          <style:tab-stop style:type="right" style:leader-style="dotted" style:leader-text="." style:position="6.2986in"/>
        </style:tab-stops>
      </style:paragraph-properties>
    </style:style>
    <style:style style:name="P101" style:parent-style-name="Contents2" style:family="paragraph">
      <style:paragraph-properties>
        <style:tab-stops>
          <style:tab-stop style:type="right" style:leader-style="dotted" style:leader-text="." style:position="6.2986in"/>
        </style:tab-stops>
      </style:paragraph-properties>
    </style:style>
    <style:style style:name="P102" style:parent-style-name="Contents2" style:family="paragraph">
      <style:paragraph-properties>
        <style:tab-stops>
          <style:tab-stop style:type="right" style:leader-style="dotted" style:leader-text="." style:position="6.2986in"/>
        </style:tab-stops>
      </style:paragraph-properties>
    </style:style>
    <style:style style:name="P103" style:parent-style-name="Contents1" style:family="paragraph">
      <style:paragraph-properties>
        <style:tab-stops>
          <style:tab-stop style:type="right" style:leader-style="dotted" style:leader-text="." style:position="6.2986in"/>
        </style:tab-stops>
      </style:paragraph-properties>
    </style:style>
    <style:style style:name="T104" style:parent-style-name="Domyślnaczcionkaakapitu" style:family="text">
      <style:text-properties fo:language="pl" fo:country="PL"/>
    </style:style>
    <style:style style:name="T105" style:parent-style-name="Domyślnaczcionkaakapitu" style:family="text">
      <style:text-properties fo:language="pl" fo:country="PL"/>
    </style:style>
    <style:style style:name="P106" style:parent-style-name="Contents2" style:family="paragraph">
      <style:paragraph-properties>
        <style:tab-stops>
          <style:tab-stop style:type="right" style:leader-style="dotted" style:leader-text="." style:position="6.2986in"/>
        </style:tab-stops>
      </style:paragraph-properties>
    </style:style>
    <style:style style:name="P107" style:parent-style-name="Contents2" style:family="paragraph">
      <style:paragraph-properties>
        <style:tab-stops>
          <style:tab-stop style:type="right" style:leader-style="dotted" style:leader-text="." style:position="6.2986in"/>
        </style:tab-stops>
      </style:paragraph-properties>
    </style:style>
    <style:style style:name="P108" style:parent-style-name="Contents4" style:family="paragraph">
      <style:paragraph-properties>
        <style:tab-stops>
          <style:tab-stop style:type="right" style:leader-style="dotted" style:leader-text="." style:position="6.2986in"/>
        </style:tab-stops>
      </style:paragraph-properties>
    </style:style>
    <style:style style:name="T109" style:parent-style-name="Domyślnaczcionkaakapitu" style:family="text">
      <style:text-properties fo:language="pl" fo:country="PL"/>
    </style:style>
    <style:style style:name="T110" style:parent-style-name="Domyślnaczcionkaakapitu" style:family="text">
      <style:text-properties fo:language="pl" fo:country="PL"/>
    </style:style>
    <style:style style:name="P111" style:parent-style-name="Contents4" style:family="paragraph">
      <style:paragraph-properties>
        <style:tab-stops>
          <style:tab-stop style:type="right" style:leader-style="dotted" style:leader-text="." style:position="6.2986in"/>
        </style:tab-stops>
      </style:paragraph-properties>
    </style:style>
    <style:style style:name="T112" style:parent-style-name="Domyślnaczcionkaakapitu" style:family="text">
      <style:text-properties fo:language="pl" fo:country="PL"/>
    </style:style>
    <style:style style:name="T113" style:parent-style-name="Domyślnaczcionkaakapitu" style:family="text">
      <style:text-properties fo:language="pl" fo:country="PL"/>
    </style:style>
    <style:style style:name="P114" style:parent-style-name="Contents1" style:family="paragraph">
      <style:paragraph-properties>
        <style:tab-stops>
          <style:tab-stop style:type="right" style:leader-style="dotted" style:leader-text="." style:position="6.2986in"/>
        </style:tab-stops>
      </style:paragraph-properties>
    </style:style>
    <style:style style:name="T115" style:parent-style-name="Domyślnaczcionkaakapitu" style:family="text">
      <style:text-properties fo:language="pl" fo:country="PL"/>
    </style:style>
    <style:style style:name="T116" style:parent-style-name="Domyślnaczcionkaakapitu" style:family="text">
      <style:text-properties fo:language="pl" fo:country="PL"/>
    </style:style>
    <style:style style:name="P117" style:parent-style-name="Contents1" style:family="paragraph">
      <style:paragraph-properties>
        <style:tab-stops>
          <style:tab-stop style:type="right" style:leader-style="dotted" style:leader-text="." style:position="6.2986in"/>
        </style:tab-stops>
      </style:paragraph-properties>
    </style:style>
    <style:style style:name="T118" style:parent-style-name="Domyślnaczcionkaakapitu" style:family="text">
      <style:text-properties fo:language="pl" fo:country="PL"/>
    </style:style>
    <style:style style:name="T119" style:parent-style-name="Domyślnaczcionkaakapitu" style:family="text">
      <style:text-properties fo:language="pl" fo:country="PL"/>
    </style:style>
    <style:style style:name="P120" style:parent-style-name="Contents2" style:family="paragraph">
      <style:paragraph-properties>
        <style:tab-stops>
          <style:tab-stop style:type="right" style:leader-style="dotted" style:leader-text="." style:position="6.2986in"/>
        </style:tab-stops>
      </style:paragraph-properties>
    </style:style>
    <style:style style:name="P121" style:parent-style-name="Contents2" style:family="paragraph">
      <style:paragraph-properties>
        <style:tab-stops>
          <style:tab-stop style:type="right" style:leader-style="dotted" style:leader-text="." style:position="6.2986in"/>
        </style:tab-stops>
      </style:paragraph-properties>
    </style:style>
    <style:style style:name="P122" style:parent-style-name="Contents3" style:family="paragraph">
      <style:paragraph-properties>
        <style:tab-stops>
          <style:tab-stop style:type="right" style:leader-style="dotted" style:leader-text="." style:position="6.2986in"/>
        </style:tab-stops>
      </style:paragraph-properties>
    </style:style>
    <style:style style:name="T123" style:parent-style-name="Domyślnaczcionkaakapitu" style:family="text">
      <style:text-properties fo:language="pl" fo:country="PL"/>
    </style:style>
    <style:style style:name="T124" style:parent-style-name="Domyślnaczcionkaakapitu" style:family="text">
      <style:text-properties fo:language="pl" fo:country="PL"/>
    </style:style>
    <style:style style:name="P125" style:parent-style-name="Contents3" style:family="paragraph">
      <style:paragraph-properties>
        <style:tab-stops>
          <style:tab-stop style:type="right" style:leader-style="dotted" style:leader-text="." style:position="6.2986in"/>
        </style:tab-stops>
      </style:paragraph-properties>
    </style:style>
    <style:style style:name="T126" style:parent-style-name="Domyślnaczcionkaakapitu" style:family="text">
      <style:text-properties fo:language="pl" fo:country="PL"/>
    </style:style>
    <style:style style:name="T127" style:parent-style-name="Domyślnaczcionkaakapitu" style:family="text">
      <style:text-properties fo:language="pl" fo:country="PL"/>
    </style:style>
    <style:style style:name="P128" style:parent-style-name="Contents3" style:family="paragraph">
      <style:paragraph-properties>
        <style:tab-stops>
          <style:tab-stop style:type="right" style:leader-style="dotted" style:leader-text="." style:position="6.2986in"/>
        </style:tab-stops>
      </style:paragraph-properties>
    </style:style>
    <style:style style:name="T129" style:parent-style-name="Domyślnaczcionkaakapitu" style:family="text">
      <style:text-properties fo:language="pl" fo:country="PL"/>
    </style:style>
    <style:style style:name="T130" style:parent-style-name="Domyślnaczcionkaakapitu" style:family="text">
      <style:text-properties fo:language="pl" fo:country="PL"/>
    </style:style>
    <style:style style:name="P131" style:parent-style-name="Contents1" style:family="paragraph">
      <style:paragraph-properties>
        <style:tab-stops>
          <style:tab-stop style:type="right" style:leader-style="dotted" style:leader-text="." style:position="6.2986in"/>
        </style:tab-stops>
      </style:paragraph-properties>
    </style:style>
    <style:style style:name="T132" style:parent-style-name="Domyślnaczcionkaakapitu" style:family="text">
      <style:text-properties fo:language="pl" fo:country="PL"/>
    </style:style>
    <style:style style:name="T133" style:parent-style-name="Domyślnaczcionkaakapitu" style:family="text">
      <style:text-properties fo:language="pl" fo:country="PL"/>
    </style:style>
    <style:style style:name="P134" style:parent-style-name="Contents1" style:family="paragraph">
      <style:paragraph-properties>
        <style:tab-stops>
          <style:tab-stop style:type="right" style:leader-style="dotted" style:leader-text="." style:position="6.2986in"/>
        </style:tab-stops>
      </style:paragraph-properties>
    </style:style>
    <style:style style:name="T135" style:parent-style-name="Domyślnaczcionkaakapitu" style:family="text">
      <style:text-properties fo:language="pl" fo:country="PL"/>
    </style:style>
    <style:style style:name="T136" style:parent-style-name="Domyślnaczcionkaakapitu" style:family="text">
      <style:text-properties fo:language="pl" fo:country="PL"/>
    </style:style>
    <style:style style:name="P137" style:parent-style-name="Contents1" style:family="paragraph">
      <style:paragraph-properties>
        <style:tab-stops>
          <style:tab-stop style:type="right" style:leader-style="dotted" style:leader-text="." style:position="6.2986in"/>
        </style:tab-stops>
      </style:paragraph-properties>
    </style:style>
    <style:style style:name="T138" style:parent-style-name="Domyślnaczcionkaakapitu" style:family="text">
      <style:text-properties fo:language="pl" fo:country="PL"/>
    </style:style>
    <style:style style:name="T139" style:parent-style-name="Domyślnaczcionkaakapitu" style:family="text">
      <style:text-properties fo:language="pl" fo:country="PL"/>
    </style:style>
    <style:style style:name="T140" style:parent-style-name="Domyślnaczcionkaakapitu" style:family="text">
      <style:text-properties fo:language="pl" fo:country="PL"/>
    </style:style>
    <style:style style:name="T141" style:parent-style-name="Domyślnaczcionkaakapitu" style:family="text">
      <style:text-properties style:font-name="Cambria, 'Palatino Linotype'" style:font-name-asian="Times New Roman" style:font-name-complex="Times New Roman" fo:font-size="11pt" style:font-size-asian="11pt" style:font-size-complex="11pt" style:language-complex="ar" style:country-complex="SA"/>
    </style:style>
    <style:style style:name="P142" style:parent-style-name="Standard" style:family="paragraph">
      <style:text-properties fo:language="pl" fo:country="PL"/>
    </style:style>
    <style:style style:name="P143" style:parent-style-name="Standard" style:family="paragraph">
      <style:text-properties fo:language="pl" fo:country="PL"/>
    </style:style>
    <style:style style:name="P144" style:parent-style-name="SRS-Podrozdzial" style:family="paragraph">
      <style:text-properties fo:language="pl" fo:country="PL"/>
    </style:style>
    <style:style style:name="P145" style:parent-style-name="Standard" style:family="paragraph">
      <style:text-properties fo:language="pl" fo:country="PL"/>
    </style:style>
    <style:style style:name="P146" style:parent-style-name="SRS-Podrozdzial" style:family="paragraph">
      <style:text-properties fo:language="pl" fo:country="PL"/>
    </style:style>
    <style:style style:name="P147" style:parent-style-name="Standard" style:family="paragraph">
      <style:text-properties fo:language="pl" fo:country="PL"/>
    </style:style>
    <style:style style:name="TableColumn149" style:family="table-column">
      <style:table-column-properties style:column-width="0.6729in" style:use-optimal-column-width="false"/>
    </style:style>
    <style:style style:name="TableColumn150" style:family="table-column">
      <style:table-column-properties style:column-width="4.9083in" style:use-optimal-column-width="false"/>
    </style:style>
    <style:style style:name="TableColumn151" style:family="table-column">
      <style:table-column-properties style:column-width="0.9173in" style:use-optimal-column-width="false"/>
    </style:style>
    <style:style style:name="Table148" style:family="table">
      <style:table-properties style:width="6.4986in" fo:margin-left="-0.0784in" table:align="left"/>
    </style:style>
    <style:style style:name="TableRow152" style:family="table-row">
      <style:table-row-properties style:min-row-height="0.2263in" style:use-optimal-row-height="false"/>
    </style:style>
    <style:style style:name="TableCell153" style:family="table-cell">
      <style:table-cell-properties fo:border-top="0.0069in solid #000000" fo:border-left="0.0069in solid #000000" fo:border-bottom="0.0069in solid #000000" fo:border-right="none" fo:background-color="#E6E6E6" style:writing-mode="lr-tb" style:vertical-align="middle" fo:padding-top="0in" fo:padding-left="0.075in" fo:padding-bottom="0in" fo:padding-right="0.075in"/>
    </style:style>
    <style:style style:name="P154" style:parent-style-name="Standard" style:family="paragraph">
      <style:paragraph-properties fo:text-align="center" fo:margin-bottom="0in"/>
      <style:text-properties fo:font-weight="bold" style:font-weight-asian="bold" fo:language="pl" fo:country="PL"/>
    </style:style>
    <style:style style:name="TableCell155" style:family="table-cell">
      <style:table-cell-properties fo:border-top="0.0069in solid #000000" fo:border-left="0.0069in solid #000000" fo:border-bottom="0.0069in solid #000000" fo:border-right="none" fo:background-color="#E6E6E6" style:writing-mode="lr-tb" style:vertical-align="middle" fo:padding-top="0in" fo:padding-left="0.075in" fo:padding-bottom="0in" fo:padding-right="0.075in"/>
    </style:style>
    <style:style style:name="P156" style:parent-style-name="Standard" style:family="paragraph">
      <style:paragraph-properties fo:text-align="center" fo:margin-bottom="0in"/>
      <style:text-properties fo:font-weight="bold" style:font-weight-asian="bold" fo:language="pl" fo:country="PL"/>
    </style:style>
    <style:style style:name="TableCell157" style:family="table-cell">
      <style:table-cell-properties fo:border="0.0069in solid #000000" fo:background-color="#E6E6E6" style:writing-mode="lr-tb" style:vertical-align="middle" fo:padding-top="0in" fo:padding-left="0.075in" fo:padding-bottom="0in" fo:padding-right="0.075in"/>
    </style:style>
    <style:style style:name="P158" style:parent-style-name="Standard" style:family="paragraph">
      <style:paragraph-properties fo:text-align="center" fo:margin-bottom="0in"/>
      <style:text-properties fo:font-weight="bold" style:font-weight-asian="bold" fo:language="pl" fo:country="PL"/>
    </style:style>
    <style:style style:name="TableRow159" style:family="table-row">
      <style:table-row-properties style:min-row-height="0.2263in" style:use-optimal-row-height="false"/>
    </style:style>
    <style:style style:name="TableCell160"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161" style:parent-style-name="Standard" style:family="paragraph">
      <style:paragraph-properties fo:text-align="center" fo:margin-bottom="0in"/>
      <style:text-properties fo:language="pl" fo:country="PL"/>
    </style:style>
    <style:style style:name="TableCell162"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163" style:parent-style-name="Standard" style:family="paragraph">
      <style:paragraph-properties fo:margin-bottom="0in"/>
      <style:text-properties fo:language="pl" fo:country="PL"/>
    </style:style>
    <style:style style:name="TableCell164" style:family="table-cell">
      <style:table-cell-properties fo:border="0.0069in solid #000000" fo:background-color="#FFFFFF" style:writing-mode="lr-tb" style:vertical-align="middle" fo:padding-top="0in" fo:padding-left="0.075in" fo:padding-bottom="0in" fo:padding-right="0.075in"/>
    </style:style>
    <style:style style:name="P165" style:parent-style-name="Standard" style:family="paragraph">
      <style:paragraph-properties fo:text-align="center" fo:margin-bottom="0in"/>
      <style:text-properties fo:language="pl" fo:country="PL"/>
    </style:style>
    <style:style style:name="P166" style:parent-style-name="SRS-Podrozdzial" style:family="paragraph">
      <style:text-properties fo:language="pl" fo:country="PL"/>
    </style:style>
    <style:style style:name="P167" style:parent-style-name="SRS-Podrozdzial" style:family="paragraph">
      <style:text-properties fo:language="pl" fo:country="PL"/>
    </style:style>
    <style:style style:name="P168" style:parent-style-name="Standard" style:family="paragraph">
      <style:text-properties fo:language="pl" fo:country="PL"/>
    </style:style>
    <style:style style:name="TableColumn170" style:family="table-column">
      <style:table-column-properties style:column-width="0.3583in" style:use-optimal-column-width="false"/>
    </style:style>
    <style:style style:name="TableColumn171" style:family="table-column">
      <style:table-column-properties style:column-width="0.5187in" style:use-optimal-column-width="false"/>
    </style:style>
    <style:style style:name="TableColumn172" style:family="table-column">
      <style:table-column-properties style:column-width="5.5798in" style:use-optimal-column-width="false"/>
    </style:style>
    <style:style style:name="Table169" style:family="table">
      <style:table-properties style:width="6.4569in" fo:margin-left="-0.0784in" table:align="left"/>
    </style:style>
    <style:style style:name="TableRow173" style:family="table-row">
      <style:table-row-properties style:min-row-height="0.2444in" style:use-optimal-row-height="false"/>
    </style:style>
    <style:style style:name="TableCell174" style:family="table-cell">
      <style:table-cell-properties fo:border-top="0.0069in solid #000000" fo:border-left="0.0069in solid #000000" fo:border-bottom="0.0069in solid #000000" fo:border-right="none" fo:background-color="#E6E6E6" style:writing-mode="lr-tb" style:vertical-align="middle" fo:padding-top="0in" fo:padding-left="0.075in" fo:padding-bottom="0in" fo:padding-right="0.075in"/>
    </style:style>
    <style:style style:name="P175" style:parent-style-name="Standard" style:family="paragraph">
      <style:paragraph-properties fo:margin-bottom="0in"/>
      <style:text-properties fo:language="pl" fo:country="PL"/>
    </style:style>
    <style:style style:name="TableCell176" style:family="table-cell">
      <style:table-cell-properties fo:border="0.0069in solid #000000" fo:background-color="#E6E6E6" style:writing-mode="lr-tb" style:vertical-align="middle" fo:padding-top="0in" fo:padding-left="0.075in" fo:padding-bottom="0in" fo:padding-right="0.075in"/>
    </style:style>
    <style:style style:name="P177" style:parent-style-name="Standard" style:family="paragraph">
      <style:paragraph-properties fo:margin-bottom="0in"/>
      <style:text-properties fo:font-weight="bold" style:font-weight-asian="bold" fo:language="pl" fo:country="PL"/>
    </style:style>
    <style:style style:name="TableRow178" style:family="table-row">
      <style:table-row-properties style:min-row-height="0.2in" style:use-optimal-row-height="false"/>
    </style:style>
    <style:style style:name="TableCell179" style:family="table-cell">
      <style:table-cell-properties fo:border-top="0.0069in solid #000000" fo:border-left="0.0069in solid #000000" fo:border-bottom="0.0069in solid #000000" fo:border-right="none" fo:background-color="#E6E6E6" style:writing-mode="lr-tb" style:vertical-align="middle" fo:padding-top="0in" fo:padding-left="0.075in" fo:padding-bottom="0in" fo:padding-right="0.075in"/>
    </style:style>
    <style:style style:name="P180" style:parent-style-name="Standard" style:family="paragraph">
      <style:paragraph-properties fo:margin-bottom="0in"/>
      <style:text-properties fo:language="pl" fo:country="PL"/>
    </style:style>
    <style:style style:name="P181" style:parent-style-name="Standard" style:family="paragraph">
      <style:paragraph-properties fo:margin-bottom="0in"/>
      <style:text-properties fo:font-weight="bold" style:font-weight-asian="bold" fo:language="pl" fo:country="PL"/>
    </style:style>
    <style:style style:name="TableCell182" style:family="table-cell">
      <style:table-cell-properties fo:border="0.0069in solid #000000" fo:background-color="#E6E6E6" style:writing-mode="lr-tb" style:vertical-align="middle" fo:padding-top="0in" fo:padding-left="0.075in" fo:padding-bottom="0in" fo:padding-right="0.075in"/>
    </style:style>
    <style:style style:name="P183" style:parent-style-name="Standard" style:family="paragraph">
      <style:paragraph-properties style:snap-to-layout-grid="false" fo:margin-bottom="0in"/>
      <style:text-properties fo:font-weight="bold" style:font-weight-asian="bold" fo:language="pl" fo:country="PL"/>
    </style:style>
    <style:style style:name="TableRow184" style:family="table-row">
      <style:table-row-properties style:min-row-height="0.2in" style:use-optimal-row-height="false"/>
    </style:style>
    <style:style style:name="TableCell185" style:family="table-cell">
      <style:table-cell-properties fo:border-top="0.0069in solid #000000" fo:border-left="0.0069in solid #000000" fo:border-bottom="0.0069in solid #000000" fo:border-right="none" fo:background-color="#E6E6E6" style:writing-mode="lr-tb" style:vertical-align="middle" fo:padding-top="0in" fo:padding-left="0.075in" fo:padding-bottom="0in" fo:padding-right="0.075in"/>
    </style:style>
    <style:style style:name="P186" style:parent-style-name="Standard" style:family="paragraph">
      <style:paragraph-properties fo:margin-bottom="0in"/>
      <style:text-properties fo:font-weight="bold" style:font-weight-asian="bold" fo:language="pl" fo:country="PL"/>
    </style:style>
    <style:style style:name="TableCell187" style:family="table-cell">
      <style:table-cell-properties fo:border="0.0069in solid #000000" style:writing-mode="lr-tb" style:vertical-align="middle" fo:padding-top="0in" fo:padding-left="0.075in" fo:padding-bottom="0in" fo:padding-right="0.075in"/>
    </style:style>
    <style:style style:name="P188" style:parent-style-name="Standard" style:family="paragraph">
      <style:paragraph-properties fo:margin-bottom="0in"/>
      <style:text-properties fo:language="pl" fo:country="PL"/>
    </style:style>
    <style:style style:name="TableRow189" style:family="table-row">
      <style:table-row-properties style:min-row-height="0.2in" style:use-optimal-row-height="false"/>
    </style:style>
    <style:style style:name="TableCell190" style:family="table-cell">
      <style:table-cell-properties fo:border-top="0.0069in solid #000000" fo:border-left="0.0069in solid #000000" fo:border-bottom="0.0069in solid #000000" fo:border-right="none" fo:background-color="#E6E6E6" style:writing-mode="lr-tb" style:vertical-align="middle" fo:padding-top="0in" fo:padding-left="0.075in" fo:padding-bottom="0in" fo:padding-right="0.075in"/>
    </style:style>
    <style:style style:name="P191" style:parent-style-name="Standard" style:family="paragraph">
      <style:paragraph-properties fo:margin-bottom="0in"/>
      <style:text-properties fo:font-weight="bold" style:font-weight-asian="bold" fo:language="pl" fo:country="PL"/>
    </style:style>
    <style:style style:name="TableCell192" style:family="table-cell">
      <style:table-cell-properties fo:border="0.0069in solid #000000" style:writing-mode="lr-tb" style:vertical-align="middle" fo:padding-top="0in" fo:padding-left="0.075in" fo:padding-bottom="0in" fo:padding-right="0.075in"/>
    </style:style>
    <style:style style:name="P193" style:parent-style-name="Standard" style:family="paragraph">
      <style:paragraph-properties fo:margin-bottom="0in"/>
      <style:text-properties fo:language="pl" fo:country="PL"/>
    </style:style>
    <style:style style:name="P194" style:parent-style-name="Standard" style:family="paragraph">
      <style:text-properties fo:color="#000000" fo:language="pl" fo:country="PL"/>
    </style:style>
    <style:style style:name="P195" style:parent-style-name="Standard" style:family="paragraph">
      <style:text-properties fo:language="pl" fo:country="PL"/>
    </style:style>
    <style:style style:name="P196" style:parent-style-name="Standard" style:family="paragraph">
      <style:text-properties fo:language="pl" fo:country="PL"/>
    </style:style>
    <style:style style:name="P197" style:parent-style-name="Standard" style:family="paragraph">
      <style:text-properties fo:font-weight="bold" style:font-weight-asian="bold" style:font-weight-complex="bold" fo:language="pl" fo:country="PL"/>
    </style:style>
    <style:style style:name="P198" style:parent-style-name="Standard" style:family="paragraph">
      <style:text-properties fo:language="pl" fo:country="PL"/>
    </style:style>
    <style:style style:name="P199" style:parent-style-name="Standard" style:family="paragraph">
      <style:text-properties fo:language="pl" fo:country="PL"/>
    </style:style>
    <style:style style:name="P200" style:parent-style-name="Standard" style:family="paragraph">
      <style:text-properties fo:language="pl" fo:country="PL"/>
    </style:style>
    <style:style style:name="P201" style:parent-style-name="Standard" style:family="paragraph">
      <style:text-properties fo:font-weight="bold" style:font-weight-asian="bold" style:font-weight-complex="bold" fo:language="pl" fo:country="PL"/>
    </style:style>
    <style:style style:name="P202" style:parent-style-name="Standard" style:family="paragraph">
      <style:text-properties fo:language="pl" fo:country="PL"/>
    </style:style>
    <style:style style:name="P203" style:parent-style-name="Standard" style:family="paragraph">
      <style:text-properties fo:language="pl" fo:country="PL"/>
    </style:style>
    <style:style style:name="P204" style:parent-style-name="Standard" style:family="paragraph">
      <style:text-properties fo:language="pl" fo:country="PL"/>
    </style:style>
    <style:style style:name="P205" style:parent-style-name="Standard" style:family="paragraph">
      <style:text-properties fo:language="pl" fo:country="PL"/>
    </style:style>
    <style:style style:name="P206" style:parent-style-name="Standard" style:family="paragraph">
      <style:text-properties fo:language="pl" fo:country="PL"/>
    </style:style>
    <style:style style:name="P207" style:parent-style-name="Standard" style:family="paragraph">
      <style:text-properties fo:language="pl" fo:country="PL"/>
    </style:style>
    <style:style style:name="P208" style:parent-style-name="Standard" style:family="paragraph">
      <style:text-properties fo:language="pl" fo:country="PL"/>
    </style:style>
    <style:style style:name="P209" style:parent-style-name="Standard" style:family="paragraph">
      <style:text-properties fo:language="pl" fo:country="PL"/>
    </style:style>
    <style:style style:name="P210" style:parent-style-name="Standard" style:family="paragraph">
      <style:text-properties fo:language="pl" fo:country="PL"/>
    </style:style>
    <style:style style:name="P211" style:parent-style-name="Standard" style:family="paragraph">
      <style:text-properties fo:language="pl" fo:country="PL"/>
    </style:style>
    <style:style style:name="P212" style:parent-style-name="Standard" style:family="paragraph">
      <style:text-properties fo:language="pl" fo:country="PL"/>
    </style:style>
    <style:style style:name="P213" style:parent-style-name="Standard" style:family="paragraph">
      <style:text-properties fo:language="pl" fo:country="PL"/>
    </style:style>
    <style:style style:name="P214" style:parent-style-name="Standard" style:family="paragraph">
      <style:text-properties fo:language="pl" fo:country="PL"/>
    </style:style>
    <style:style style:name="P215" style:parent-style-name="Standard" style:family="paragraph">
      <style:text-properties fo:font-weight="bold" style:font-weight-asian="bold" style:font-weight-complex="bold" fo:language="pl" fo:country="PL"/>
    </style:style>
    <style:style style:name="P216" style:parent-style-name="Standard" style:family="paragraph">
      <style:text-properties fo:language="pl" fo:country="PL"/>
    </style:style>
    <style:style style:name="P217" style:parent-style-name="Standard" style:family="paragraph">
      <style:text-properties fo:font-weight="bold" style:font-weight-asian="bold" style:font-weight-complex="bold" fo:language="pl" fo:country="PL"/>
    </style:style>
    <style:style style:name="P218" style:parent-style-name="Standard" style:family="paragraph">
      <style:text-properties fo:language="pl" fo:country="PL"/>
    </style:style>
    <style:style style:name="P219" style:parent-style-name="Standard" style:family="paragraph">
      <style:text-properties fo:language="pl" fo:country="PL"/>
    </style:style>
    <style:style style:name="P220" style:parent-style-name="Standard" style:family="paragraph">
      <style:text-properties fo:language="pl" fo:country="PL"/>
    </style:style>
    <style:style style:name="P221" style:parent-style-name="Standard" style:family="paragraph">
      <style:text-properties fo:language="pl" fo:country="PL"/>
    </style:style>
    <style:style style:name="P222" style:parent-style-name="Standard" style:family="paragraph">
      <style:text-properties fo:language="pl" fo:country="PL"/>
    </style:style>
    <style:style style:name="P223" style:parent-style-name="Standard" style:family="paragraph">
      <style:text-properties fo:language="pl" fo:country="PL"/>
    </style:style>
    <style:style style:name="P224" style:parent-style-name="Standard" style:family="paragraph">
      <style:text-properties fo:language="pl" fo:country="PL"/>
    </style:style>
    <style:style style:name="P225" style:parent-style-name="Standard" style:family="paragraph">
      <style:text-properties fo:language="pl" fo:country="PL"/>
    </style:style>
    <style:style style:name="P226" style:parent-style-name="SRS-Nagłówek4" style:family="paragraph">
      <style:text-properties fo:language="pl" fo:country="PL"/>
    </style:style>
    <style:style style:name="P227" style:parent-style-name="SRS-Podrozdzial" style:family="paragraph">
      <style:text-properties fo:language="pl" fo:country="PL"/>
    </style:style>
    <style:style style:name="P228" style:parent-style-name="Standard" style:family="paragraph">
      <style:text-properties fo:language="pl" fo:country="PL"/>
    </style:style>
    <style:style style:name="P229" style:parent-style-name="Standard" style:family="paragraph">
      <style:text-properties fo:language="pl" fo:country="PL"/>
    </style:style>
    <style:style style:name="P230" style:parent-style-name="Standard" style:family="paragraph">
      <style:text-properties fo:language="pl" fo:country="PL"/>
    </style:style>
    <style:style style:name="P231" style:parent-style-name="Standard" style:family="paragraph">
      <style:text-properties fo:language="pl" fo:country="PL"/>
    </style:style>
    <style:style style:name="P232" style:parent-style-name="Standard" style:family="paragraph">
      <style:text-properties fo:language="pl" fo:country="PL"/>
    </style:style>
    <style:style style:name="P233" style:parent-style-name="Standard" style:family="paragraph">
      <style:text-properties fo:language="pl" fo:country="PL"/>
    </style:style>
    <style:style style:name="P234" style:parent-style-name="Standard" style:family="paragraph">
      <style:text-properties fo:language="pl" fo:country="PL"/>
    </style:style>
    <style:style style:name="P235" style:parent-style-name="Standard" style:family="paragraph">
      <style:text-properties fo:language="pl" fo:country="PL"/>
    </style:style>
    <style:style style:name="P236" style:parent-style-name="SRS-Podrozdzial" style:family="paragraph">
      <style:text-properties fo:language="pl" fo:country="PL"/>
    </style:style>
    <style:style style:name="P237" style:parent-style-name="SRS-Nagłówek4" style:family="paragraph">
      <style:text-properties fo:language="pl" fo:country="PL"/>
    </style:style>
    <style:style style:name="P238" style:parent-style-name="Standard" style:family="paragraph">
      <style:text-properties fo:language="pl" fo:country="PL"/>
    </style:style>
    <style:style style:name="P239" style:parent-style-name="Normalny" style:family="paragraph">
      <style:paragraph-properties fo:widows="2" fo:orphans="2" fo:text-align="justify"/>
      <style:text-properties style:font-name="Cambria, 'Palatino Linotype'" style:font-name-asian="Times New Roman" style:font-name-complex="Times New Roman" fo:font-size="11pt" style:font-size-asian="11pt" style:font-size-complex="11pt" style:language-complex="ar" style:country-complex="SA" fo:hyphenate="true"/>
    </style:style>
    <style:style style:name="P240" style:parent-style-name="SRS-Podrozdzial" style:family="paragraph">
      <style:text-properties fo:font-weight="normal" style:font-weight-asian="normal" fo:language="pl" fo:country="PL"/>
    </style:style>
    <style:style style:name="TableColumn242" style:family="table-column">
      <style:table-column-properties style:column-width="0.6729in" style:use-optimal-column-width="false"/>
    </style:style>
    <style:style style:name="TableColumn243" style:family="table-column">
      <style:table-column-properties style:column-width="4.9083in" style:use-optimal-column-width="false"/>
    </style:style>
    <style:style style:name="TableColumn244" style:family="table-column">
      <style:table-column-properties style:column-width="0.9173in" style:use-optimal-column-width="false"/>
    </style:style>
    <style:style style:name="Table241" style:family="table">
      <style:table-properties style:width="6.4986in" fo:margin-left="-0.0784in" table:align="left"/>
    </style:style>
    <style:style style:name="TableRow245" style:family="table-row">
      <style:table-row-properties style:min-row-height="0.2263in" style:use-optimal-row-height="false"/>
    </style:style>
    <style:style style:name="TableCell246" style:family="table-cell">
      <style:table-cell-properties fo:border-top="0.0069in solid #000000" fo:border-left="0.0069in solid #000000" fo:border-bottom="0.0069in solid #000000" fo:border-right="none" fo:background-color="#E6E6E6" style:writing-mode="lr-tb" style:vertical-align="middle" fo:padding-top="0in" fo:padding-left="0.075in" fo:padding-bottom="0in" fo:padding-right="0.075in"/>
    </style:style>
    <style:style style:name="P247" style:parent-style-name="Standard" style:family="paragraph">
      <style:paragraph-properties fo:text-align="center" fo:margin-bottom="0in"/>
      <style:text-properties fo:font-weight="bold" style:font-weight-asian="bold" fo:language="pl" fo:country="PL"/>
    </style:style>
    <style:style style:name="TableCell248" style:family="table-cell">
      <style:table-cell-properties fo:border-top="0.0069in solid #000000" fo:border-left="0.0069in solid #000000" fo:border-bottom="0.0069in solid #000000" fo:border-right="none" fo:background-color="#E6E6E6" style:writing-mode="lr-tb" style:vertical-align="middle" fo:padding-top="0in" fo:padding-left="0.075in" fo:padding-bottom="0in" fo:padding-right="0.075in"/>
    </style:style>
    <style:style style:name="P249" style:parent-style-name="Standard" style:family="paragraph">
      <style:paragraph-properties fo:text-align="center" fo:margin-bottom="0in"/>
      <style:text-properties fo:font-weight="bold" style:font-weight-asian="bold" fo:language="pl" fo:country="PL"/>
    </style:style>
    <style:style style:name="TableCell250" style:family="table-cell">
      <style:table-cell-properties fo:border="0.0069in solid #000000" fo:background-color="#E6E6E6" style:writing-mode="lr-tb" style:vertical-align="middle" fo:padding-top="0in" fo:padding-left="0.075in" fo:padding-bottom="0in" fo:padding-right="0.075in"/>
    </style:style>
    <style:style style:name="P251" style:parent-style-name="Standard" style:family="paragraph">
      <style:paragraph-properties fo:text-align="center" fo:margin-bottom="0in"/>
      <style:text-properties fo:font-weight="bold" style:font-weight-asian="bold" fo:language="pl" fo:country="PL"/>
    </style:style>
    <style:style style:name="TableRow252" style:family="table-row">
      <style:table-row-properties style:min-row-height="0.2263in" style:use-optimal-row-height="false"/>
    </style:style>
    <style:style style:name="TableCell253"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254" style:parent-style-name="Standard" style:family="paragraph">
      <style:paragraph-properties fo:text-align="center" fo:margin-bottom="0in"/>
      <style:text-properties fo:language="pl" fo:country="PL"/>
    </style:style>
    <style:style style:name="TableCell255"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256" style:parent-style-name="Standard" style:family="paragraph">
      <style:paragraph-properties fo:margin-bottom="0in"/>
      <style:text-properties fo:language="pl" fo:country="PL"/>
    </style:style>
    <style:style style:name="TableCell257" style:family="table-cell">
      <style:table-cell-properties fo:border="0.0069in solid #000000" fo:background-color="#FFFFFF" style:writing-mode="lr-tb" style:vertical-align="middle" fo:padding-top="0in" fo:padding-left="0.075in" fo:padding-bottom="0in" fo:padding-right="0.075in"/>
    </style:style>
    <style:style style:name="P258" style:parent-style-name="Standard" style:family="paragraph">
      <style:paragraph-properties fo:text-align="center" fo:margin-bottom="0in"/>
      <style:text-properties fo:language="pl" fo:country="PL"/>
    </style:style>
    <style:style style:name="TableRow259" style:family="table-row">
      <style:table-row-properties style:min-row-height="0.2263in" style:use-optimal-row-height="false"/>
    </style:style>
    <style:style style:name="TableCell260"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261" style:parent-style-name="Standard" style:family="paragraph">
      <style:paragraph-properties fo:text-align="center" fo:margin-bottom="0in"/>
      <style:text-properties fo:language="pl" fo:country="PL"/>
    </style:style>
    <style:style style:name="TableCell262"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263" style:parent-style-name="Standard" style:family="paragraph">
      <style:paragraph-properties fo:margin-bottom="0in"/>
      <style:text-properties fo:language="pl" fo:country="PL"/>
    </style:style>
    <style:style style:name="TableCell264" style:family="table-cell">
      <style:table-cell-properties fo:border="0.0069in solid #000000" fo:background-color="#FFFFFF" style:writing-mode="lr-tb" style:vertical-align="middle" fo:padding-top="0in" fo:padding-left="0.075in" fo:padding-bottom="0in" fo:padding-right="0.075in"/>
    </style:style>
    <style:style style:name="P265" style:parent-style-name="Standard" style:family="paragraph">
      <style:paragraph-properties fo:text-align="center" fo:margin-bottom="0in"/>
      <style:text-properties fo:language="pl" fo:country="PL"/>
    </style:style>
    <style:style style:name="TableRow266" style:family="table-row">
      <style:table-row-properties style:min-row-height="0.2263in" style:use-optimal-row-height="false"/>
    </style:style>
    <style:style style:name="TableCell267"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268" style:parent-style-name="Standard" style:family="paragraph">
      <style:paragraph-properties fo:text-align="center" fo:margin-bottom="0in"/>
      <style:text-properties fo:language="pl" fo:country="PL"/>
    </style:style>
    <style:style style:name="TableCell269"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270" style:parent-style-name="Standard" style:family="paragraph">
      <style:paragraph-properties fo:margin-bottom="0in"/>
      <style:text-properties fo:language="pl" fo:country="PL"/>
    </style:style>
    <style:style style:name="TableCell271" style:family="table-cell">
      <style:table-cell-properties fo:border="0.0069in solid #000000" fo:background-color="#FFFFFF" style:writing-mode="lr-tb" style:vertical-align="middle" fo:padding-top="0in" fo:padding-left="0.075in" fo:padding-bottom="0in" fo:padding-right="0.075in"/>
    </style:style>
    <style:style style:name="P272" style:parent-style-name="Standard" style:family="paragraph">
      <style:paragraph-properties fo:text-align="center" fo:margin-bottom="0in"/>
      <style:text-properties fo:language="pl" fo:country="PL"/>
    </style:style>
    <style:style style:name="TableRow273" style:family="table-row">
      <style:table-row-properties style:min-row-height="0.2263in" style:use-optimal-row-height="false"/>
    </style:style>
    <style:style style:name="TableCell274"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275" style:parent-style-name="Standard" style:family="paragraph">
      <style:paragraph-properties fo:text-align="center" fo:margin-bottom="0in"/>
      <style:text-properties fo:language="pl" fo:country="PL"/>
    </style:style>
    <style:style style:name="TableCell276"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277" style:parent-style-name="Standard" style:family="paragraph">
      <style:paragraph-properties fo:margin-bottom="0in"/>
      <style:text-properties fo:language="pl" fo:country="PL"/>
    </style:style>
    <style:style style:name="TableCell278" style:family="table-cell">
      <style:table-cell-properties fo:border="0.0069in solid #000000" fo:background-color="#FFFFFF" style:writing-mode="lr-tb" style:vertical-align="middle" fo:padding-top="0in" fo:padding-left="0.075in" fo:padding-bottom="0in" fo:padding-right="0.075in"/>
    </style:style>
    <style:style style:name="P279" style:parent-style-name="Standard" style:family="paragraph">
      <style:paragraph-properties fo:text-align="center" fo:margin-bottom="0in"/>
      <style:text-properties fo:language="pl" fo:country="PL"/>
    </style:style>
    <style:style style:name="TableRow280" style:family="table-row">
      <style:table-row-properties style:min-row-height="0.2263in" style:use-optimal-row-height="false"/>
    </style:style>
    <style:style style:name="TableCell281"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282" style:parent-style-name="Standard" style:family="paragraph">
      <style:paragraph-properties fo:text-align="center" fo:margin-bottom="0in"/>
      <style:text-properties fo:language="pl" fo:country="PL"/>
    </style:style>
    <style:style style:name="TableCell283"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284" style:parent-style-name="Standard" style:family="paragraph">
      <style:paragraph-properties fo:margin-bottom="0in"/>
      <style:text-properties fo:language="pl" fo:country="PL"/>
    </style:style>
    <style:style style:name="TableCell285" style:family="table-cell">
      <style:table-cell-properties fo:border="0.0069in solid #000000" fo:background-color="#FFFFFF" style:writing-mode="lr-tb" style:vertical-align="middle" fo:padding-top="0in" fo:padding-left="0.075in" fo:padding-bottom="0in" fo:padding-right="0.075in"/>
    </style:style>
    <style:style style:name="P286" style:parent-style-name="Standard" style:family="paragraph">
      <style:paragraph-properties fo:text-align="center" fo:margin-bottom="0in"/>
      <style:text-properties fo:language="pl" fo:country="PL"/>
    </style:style>
    <style:style style:name="TableRow287" style:family="table-row">
      <style:table-row-properties style:min-row-height="0.2263in" style:use-optimal-row-height="false"/>
    </style:style>
    <style:style style:name="TableCell288"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289" style:parent-style-name="Standard" style:family="paragraph">
      <style:paragraph-properties fo:text-align="center" fo:margin-bottom="0in"/>
      <style:text-properties fo:language="pl" fo:country="PL"/>
    </style:style>
    <style:style style:name="TableCell290"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291" style:parent-style-name="Standard" style:family="paragraph">
      <style:paragraph-properties fo:margin-bottom="0in"/>
      <style:text-properties fo:language="pl" fo:country="PL"/>
    </style:style>
    <style:style style:name="TableCell292" style:family="table-cell">
      <style:table-cell-properties fo:border="0.0069in solid #000000" fo:background-color="#FFFFFF" style:writing-mode="lr-tb" style:vertical-align="middle" fo:padding-top="0in" fo:padding-left="0.075in" fo:padding-bottom="0in" fo:padding-right="0.075in"/>
    </style:style>
    <style:style style:name="P293" style:parent-style-name="Standard" style:family="paragraph">
      <style:paragraph-properties fo:text-align="center" fo:margin-bottom="0in"/>
      <style:text-properties fo:language="pl" fo:country="PL"/>
    </style:style>
    <style:style style:name="P294" style:parent-style-name="Standard" style:family="paragraph">
      <style:text-properties fo:language="pl" fo:country="PL"/>
    </style:style>
    <style:style style:name="P295" style:parent-style-name="SRS-Podrozdzial" style:family="paragraph">
      <style:text-properties fo:language="pl" fo:country="PL"/>
    </style:style>
    <style:style style:name="P296" style:parent-style-name="Standard" style:family="paragraph">
      <style:paragraph-properties fo:margin-bottom="0in"/>
      <style:text-properties fo:language="pl" fo:country="PL"/>
    </style:style>
    <style:style style:name="P297" style:parent-style-name="SRS-Podrozdzial" style:family="paragraph">
      <style:text-properties fo:font-weight="normal" style:font-weight-asian="normal" fo:language="pl" fo:country="PL"/>
    </style:style>
    <style:style style:name="TableColumn299" style:family="table-column">
      <style:table-column-properties style:column-width="0.6729in" style:use-optimal-column-width="false"/>
    </style:style>
    <style:style style:name="TableColumn300" style:family="table-column">
      <style:table-column-properties style:column-width="4.9083in" style:use-optimal-column-width="false"/>
    </style:style>
    <style:style style:name="TableColumn301" style:family="table-column">
      <style:table-column-properties style:column-width="0.9173in" style:use-optimal-column-width="false"/>
    </style:style>
    <style:style style:name="Table298" style:family="table">
      <style:table-properties style:width="6.4986in" fo:margin-left="-0.0784in" table:align="left"/>
    </style:style>
    <style:style style:name="TableRow302" style:family="table-row">
      <style:table-row-properties style:min-row-height="0.2263in" style:use-optimal-row-height="false"/>
    </style:style>
    <style:style style:name="TableCell303" style:family="table-cell">
      <style:table-cell-properties fo:border-top="0.0069in solid #000000" fo:border-left="0.0069in solid #000000" fo:border-bottom="0.0069in solid #000000" fo:border-right="none" fo:background-color="#E6E6E6" style:writing-mode="lr-tb" style:vertical-align="middle" fo:padding-top="0in" fo:padding-left="0.075in" fo:padding-bottom="0in" fo:padding-right="0.075in"/>
    </style:style>
    <style:style style:name="P304" style:parent-style-name="Standard" style:family="paragraph">
      <style:paragraph-properties fo:text-align="center" fo:margin-bottom="0in"/>
      <style:text-properties fo:font-weight="bold" style:font-weight-asian="bold" fo:language="pl" fo:country="PL"/>
    </style:style>
    <style:style style:name="TableCell305" style:family="table-cell">
      <style:table-cell-properties fo:border-top="0.0069in solid #000000" fo:border-left="0.0069in solid #000000" fo:border-bottom="0.0069in solid #000000" fo:border-right="none" fo:background-color="#E6E6E6" style:writing-mode="lr-tb" style:vertical-align="middle" fo:padding-top="0in" fo:padding-left="0.075in" fo:padding-bottom="0in" fo:padding-right="0.075in"/>
    </style:style>
    <style:style style:name="P306" style:parent-style-name="Standard" style:family="paragraph">
      <style:paragraph-properties fo:text-align="center" fo:margin-bottom="0in"/>
      <style:text-properties fo:font-weight="bold" style:font-weight-asian="bold" fo:language="pl" fo:country="PL"/>
    </style:style>
    <style:style style:name="TableCell307" style:family="table-cell">
      <style:table-cell-properties fo:border="0.0069in solid #000000" fo:background-color="#E6E6E6" style:writing-mode="lr-tb" style:vertical-align="middle" fo:padding-top="0in" fo:padding-left="0.075in" fo:padding-bottom="0in" fo:padding-right="0.075in"/>
    </style:style>
    <style:style style:name="P308" style:parent-style-name="Standard" style:family="paragraph">
      <style:paragraph-properties fo:text-align="center" fo:margin-bottom="0in"/>
      <style:text-properties fo:font-weight="bold" style:font-weight-asian="bold" fo:language="pl" fo:country="PL"/>
    </style:style>
    <style:style style:name="TableRow309" style:family="table-row">
      <style:table-row-properties style:min-row-height="0.2263in" style:use-optimal-row-height="false"/>
    </style:style>
    <style:style style:name="TableCell310"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311" style:parent-style-name="Standard" style:family="paragraph">
      <style:paragraph-properties fo:text-align="center" fo:margin-bottom="0in"/>
      <style:text-properties fo:language="pl" fo:country="PL"/>
    </style:style>
    <style:style style:name="TableCell312"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313" style:parent-style-name="Standard" style:family="paragraph">
      <style:paragraph-properties fo:margin-bottom="0in"/>
      <style:text-properties fo:language="pl" fo:country="PL"/>
    </style:style>
    <style:style style:name="TableCell314" style:family="table-cell">
      <style:table-cell-properties fo:border="0.0069in solid #000000" fo:background-color="#FFFFFF" style:writing-mode="lr-tb" style:vertical-align="middle" fo:padding-top="0in" fo:padding-left="0.075in" fo:padding-bottom="0in" fo:padding-right="0.075in"/>
    </style:style>
    <style:style style:name="P315" style:parent-style-name="Standard" style:family="paragraph">
      <style:paragraph-properties fo:text-align="center" fo:margin-bottom="0in"/>
      <style:text-properties fo:language="pl" fo:country="PL"/>
    </style:style>
    <style:style style:name="TableRow316" style:family="table-row">
      <style:table-row-properties style:min-row-height="0.2263in" style:use-optimal-row-height="false"/>
    </style:style>
    <style:style style:name="TableCell317"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318" style:parent-style-name="Standard" style:family="paragraph">
      <style:paragraph-properties fo:text-align="center" fo:margin-bottom="0in"/>
      <style:text-properties fo:language="pl" fo:country="PL"/>
    </style:style>
    <style:style style:name="TableCell319"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320" style:parent-style-name="Standard" style:family="paragraph">
      <style:paragraph-properties fo:margin-bottom="0in"/>
      <style:text-properties fo:language="pl" fo:country="PL"/>
    </style:style>
    <style:style style:name="TableCell321" style:family="table-cell">
      <style:table-cell-properties fo:border="0.0069in solid #000000" fo:background-color="#FFFFFF" style:writing-mode="lr-tb" style:vertical-align="middle" fo:padding-top="0in" fo:padding-left="0.075in" fo:padding-bottom="0in" fo:padding-right="0.075in"/>
    </style:style>
    <style:style style:name="P322" style:parent-style-name="Standard" style:family="paragraph">
      <style:paragraph-properties fo:text-align="center" fo:margin-bottom="0in"/>
      <style:text-properties fo:language="pl" fo:country="PL"/>
    </style:style>
    <style:style style:name="TableRow323" style:family="table-row">
      <style:table-row-properties style:min-row-height="0.2263in" style:use-optimal-row-height="false"/>
    </style:style>
    <style:style style:name="TableCell324"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325" style:parent-style-name="Standard" style:family="paragraph">
      <style:paragraph-properties fo:text-align="center" fo:margin-bottom="0in"/>
      <style:text-properties fo:language="pl" fo:country="PL"/>
    </style:style>
    <style:style style:name="TableCell326"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327" style:parent-style-name="Standard" style:family="paragraph">
      <style:paragraph-properties fo:margin-bottom="0in"/>
      <style:text-properties fo:language="pl" fo:country="PL"/>
    </style:style>
    <style:style style:name="TableCell328" style:family="table-cell">
      <style:table-cell-properties fo:border="0.0069in solid #000000" fo:background-color="#FFFFFF" style:writing-mode="lr-tb" style:vertical-align="middle" fo:padding-top="0in" fo:padding-left="0.075in" fo:padding-bottom="0in" fo:padding-right="0.075in"/>
    </style:style>
    <style:style style:name="P329" style:parent-style-name="Standard" style:family="paragraph">
      <style:paragraph-properties fo:text-align="center" fo:margin-bottom="0in"/>
      <style:text-properties fo:language="pl" fo:country="PL"/>
    </style:style>
    <style:style style:name="TableRow330" style:family="table-row">
      <style:table-row-properties style:min-row-height="0.2263in" style:use-optimal-row-height="false"/>
    </style:style>
    <style:style style:name="TableCell331"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332" style:parent-style-name="Standard" style:family="paragraph">
      <style:paragraph-properties fo:text-align="center" fo:margin-bottom="0in"/>
      <style:text-properties fo:language="pl" fo:country="PL"/>
    </style:style>
    <style:style style:name="TableCell333"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334" style:parent-style-name="Standard" style:family="paragraph">
      <style:paragraph-properties fo:margin-bottom="0in"/>
      <style:text-properties fo:language="pl" fo:country="PL"/>
    </style:style>
    <style:style style:name="TableCell335" style:family="table-cell">
      <style:table-cell-properties fo:border="0.0069in solid #000000" fo:background-color="#FFFFFF" style:writing-mode="lr-tb" style:vertical-align="middle" fo:padding-top="0in" fo:padding-left="0.075in" fo:padding-bottom="0in" fo:padding-right="0.075in"/>
    </style:style>
    <style:style style:name="P336" style:parent-style-name="Standard" style:family="paragraph">
      <style:paragraph-properties fo:text-align="center" fo:margin-bottom="0in"/>
      <style:text-properties fo:language="pl" fo:country="PL"/>
    </style:style>
    <style:style style:name="TableRow337" style:family="table-row">
      <style:table-row-properties style:min-row-height="0.2263in" style:use-optimal-row-height="false"/>
    </style:style>
    <style:style style:name="TableCell338"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339" style:parent-style-name="Standard" style:family="paragraph">
      <style:paragraph-properties fo:text-align="center" fo:margin-bottom="0in"/>
      <style:text-properties fo:language="pl" fo:country="PL"/>
    </style:style>
    <style:style style:name="TableCell340"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341" style:parent-style-name="Standard" style:family="paragraph">
      <style:paragraph-properties fo:margin-bottom="0in"/>
      <style:text-properties fo:language="pl" fo:country="PL"/>
    </style:style>
    <style:style style:name="TableCell342" style:family="table-cell">
      <style:table-cell-properties fo:border="0.0069in solid #000000" fo:background-color="#FFFFFF" style:writing-mode="lr-tb" style:vertical-align="middle" fo:padding-top="0in" fo:padding-left="0.075in" fo:padding-bottom="0in" fo:padding-right="0.075in"/>
    </style:style>
    <style:style style:name="P343" style:parent-style-name="Standard" style:family="paragraph">
      <style:paragraph-properties fo:text-align="center" fo:margin-bottom="0in"/>
      <style:text-properties fo:language="pl" fo:country="PL"/>
    </style:style>
    <style:style style:name="TableRow344" style:family="table-row">
      <style:table-row-properties style:min-row-height="0.2263in" style:use-optimal-row-height="false"/>
    </style:style>
    <style:style style:name="TableCell345"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346" style:parent-style-name="Standard" style:family="paragraph">
      <style:paragraph-properties fo:text-align="center" fo:margin-bottom="0in"/>
      <style:text-properties fo:language="pl" fo:country="PL"/>
    </style:style>
    <style:style style:name="TableCell347"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348" style:parent-style-name="Standard" style:family="paragraph">
      <style:paragraph-properties fo:margin-bottom="0in"/>
      <style:text-properties fo:language="pl" fo:country="PL"/>
    </style:style>
    <style:style style:name="TableCell349" style:family="table-cell">
      <style:table-cell-properties fo:border="0.0069in solid #000000" fo:background-color="#FFFFFF" style:writing-mode="lr-tb" style:vertical-align="middle" fo:padding-top="0in" fo:padding-left="0.075in" fo:padding-bottom="0in" fo:padding-right="0.075in"/>
    </style:style>
    <style:style style:name="P350" style:parent-style-name="Standard" style:family="paragraph">
      <style:paragraph-properties fo:text-align="center" fo:margin-bottom="0in"/>
      <style:text-properties fo:language="pl" fo:country="PL"/>
    </style:style>
    <style:style style:name="P351" style:parent-style-name="Standard" style:family="paragraph">
      <style:text-properties fo:language="pl" fo:country="PL"/>
    </style:style>
    <style:style style:name="P352" style:parent-style-name="SRS-Komentarz" style:family="paragraph">
      <style:text-properties fo:font-style="normal" style:font-style-asian="normal" fo:color="#000000"/>
    </style:style>
    <style:style style:name="P353" style:parent-style-name="Standard" style:family="paragraph">
      <style:text-properties fo:language="pl" fo:country="PL"/>
    </style:style>
    <style:style style:name="P354" style:parent-style-name="SRS-Podrozdzial" style:family="paragraph">
      <style:text-properties fo:language="pl" fo:country="PL"/>
    </style:style>
    <style:style style:name="P355" style:parent-style-name="Standard" style:family="paragraph">
      <style:paragraph-properties fo:margin-bottom="0in"/>
      <style:text-properties fo:language="pl" fo:country="PL"/>
    </style:style>
    <style:style style:name="TableColumn357" style:family="table-column">
      <style:table-column-properties style:column-width="0.375in" style:use-optimal-column-width="false"/>
    </style:style>
    <style:style style:name="TableColumn358" style:family="table-column">
      <style:table-column-properties style:column-width="1.0784in" style:use-optimal-column-width="false"/>
    </style:style>
    <style:style style:name="TableColumn359" style:family="table-column">
      <style:table-column-properties style:column-width="5.0034in" style:use-optimal-column-width="false"/>
    </style:style>
    <style:style style:name="Table356" style:family="table">
      <style:table-properties style:width="6.4569in" fo:margin-left="-0.0784in" table:align="left"/>
    </style:style>
    <style:style style:name="TableRow360" style:family="table-row">
      <style:table-row-properties style:min-row-height="0.2444in" style:use-optimal-row-height="false"/>
    </style:style>
    <style:style style:name="TableCell361" style:family="table-cell">
      <style:table-cell-properties fo:border-top="0.0069in solid #000000" fo:border-left="0.0069in solid #000000" fo:border-bottom="0.0069in solid #000000" fo:border-right="none" fo:background-color="#E6E6E6" style:writing-mode="lr-tb" style:vertical-align="middle" fo:padding-top="0in" fo:padding-left="0.075in" fo:padding-bottom="0in" fo:padding-right="0.075in"/>
    </style:style>
    <style:style style:name="P362" style:parent-style-name="Normalny" style:family="paragraph">
      <style:paragraph-properties fo:widows="2" fo:orphans="2" fo:text-align="justify"/>
      <style:text-properties style:font-name="Cambria, 'Palatino Linotype'" style:font-name-asian="Times New Roman" style:font-name-complex="Times New Roman" fo:font-weight="bold" style:font-weight-asian="bold" style:font-weight-complex="bold" fo:font-size="11pt" style:font-size-asian="11pt" style:font-size-complex="11pt" style:language-complex="ar" style:country-complex="SA" fo:hyphenate="true"/>
    </style:style>
    <style:style style:name="TableCell363" style:family="table-cell">
      <style:table-cell-properties fo:border="0.0069in solid #000000" fo:background-color="#E6E6E6" style:writing-mode="lr-tb" style:vertical-align="middle" fo:padding-top="0in" fo:padding-left="0.075in" fo:padding-bottom="0in" fo:padding-right="0.075in"/>
    </style:style>
    <style:style style:name="P364" style:parent-style-name="Normalny" style:family="paragraph">
      <style:paragraph-properties fo:widows="2" fo:orphans="2" fo:text-align="justify"/>
      <style:text-properties style:font-name="Cambria, 'Palatino Linotype'" style:font-name-asian="Times New Roman" style:font-name-complex="Times New Roman" fo:font-weight="bold" style:font-weight-asian="bold" fo:font-size="11pt" style:font-size-asian="11pt" style:font-size-complex="11pt" style:language-complex="ar" style:country-complex="SA" fo:hyphenate="true"/>
    </style:style>
    <style:style style:name="TableRow365" style:family="table-row">
      <style:table-row-properties style:min-row-height="0.2in" style:use-optimal-row-height="false"/>
    </style:style>
    <style:style style:name="TableCell366" style:family="table-cell">
      <style:table-cell-properties fo:border-top="0.0069in solid #000000" fo:border-left="0.0069in solid #000000" fo:border-bottom="0.0069in solid #000000" fo:border-right="none" fo:background-color="#E6E6E6" style:writing-mode="lr-tb" style:vertical-align="middle" fo:padding-top="0in" fo:padding-left="0.075in" fo:padding-bottom="0in" fo:padding-right="0.075in"/>
    </style:style>
    <style:style style:name="P367" style:parent-style-name="Normalny" style:family="paragraph">
      <style:paragraph-properties fo:widows="2" fo:orphans="2" fo:text-align="justify"/>
      <style:text-properties style:font-name="Cambria, 'Palatino Linotype'" style:font-name-asian="Times New Roman" style:font-name-complex="Times New Roman" fo:font-weight="bold" style:font-weight-asian="bold" style:font-weight-complex="bold" fo:font-size="11pt" style:font-size-asian="11pt" style:font-size-complex="11pt" style:language-complex="ar" style:country-complex="SA" fo:hyphenate="true"/>
    </style:style>
    <style:style style:name="P368" style:parent-style-name="Normalny" style:family="paragraph">
      <style:paragraph-properties fo:widows="2" fo:orphans="2" fo:text-align="justify"/>
      <style:text-properties style:font-name="Cambria, 'Palatino Linotype'" style:font-name-asian="Times New Roman" style:font-name-complex="Times New Roman" fo:font-weight="bold" style:font-weight-asian="bold" fo:font-size="11pt" style:font-size-asian="11pt" style:font-size-complex="11pt" style:language-complex="ar" style:country-complex="SA" fo:hyphenate="true"/>
    </style:style>
    <style:style style:name="TableCell369" style:family="table-cell">
      <style:table-cell-properties fo:border="0.0069in solid #000000" fo:background-color="#E6E6E6" style:writing-mode="lr-tb" style:vertical-align="middle" fo:padding-top="0in" fo:padding-left="0.075in" fo:padding-bottom="0in" fo:padding-right="0.075in"/>
    </style:style>
    <style:style style:name="P370" style:parent-style-name="Normalny" style:family="paragraph">
      <style:paragraph-properties fo:widows="2" fo:orphans="2" style:snap-to-layout-grid="false" fo:text-align="justify" fo:margin-bottom="0.1388in"/>
      <style:text-properties style:font-name="Cambria, 'Palatino Linotype'" style:font-name-asian="Times New Roman" style:font-name-complex="Times New Roman" fo:font-weight="bold" style:font-weight-asian="bold" fo:font-size="11pt" style:font-size-asian="11pt" style:font-size-complex="11pt" style:language-complex="ar" style:country-complex="SA" fo:hyphenate="true"/>
    </style:style>
    <style:style style:name="TableRow371" style:family="table-row">
      <style:table-row-properties style:min-row-height="0.2in" style:use-optimal-row-height="false"/>
    </style:style>
    <style:style style:name="TableCell372" style:family="table-cell">
      <style:table-cell-properties fo:border-top="0.0069in solid #000000" fo:border-left="0.0069in solid #000000" fo:border-bottom="0.0069in solid #000000" fo:border-right="none" fo:background-color="#E6E6E6" style:writing-mode="lr-tb" style:vertical-align="middle" fo:padding-top="0in" fo:padding-left="0.075in" fo:padding-bottom="0in" fo:padding-right="0.075in"/>
    </style:style>
    <style:style style:name="P373" style:parent-style-name="Normalny" style:family="paragraph">
      <style:paragraph-properties fo:widows="2" fo:orphans="2" fo:text-align="justify"/>
      <style:text-properties style:font-name="Cambria, 'Palatino Linotype'" style:font-name-asian="Times New Roman" style:font-name-complex="Times New Roman" fo:font-weight="bold" style:font-weight-asian="bold" style:font-weight-complex="bold" fo:font-size="11pt" style:font-size-asian="11pt" style:font-size-complex="11pt" style:language-complex="ar" style:country-complex="SA" fo:hyphenate="true"/>
    </style:style>
    <style:style style:name="TableCell374" style:family="table-cell">
      <style:table-cell-properties fo:border="0.0069in solid #000000" style:writing-mode="lr-tb" style:vertical-align="middle" fo:padding-top="0in" fo:padding-left="0.075in" fo:padding-bottom="0in" fo:padding-right="0.075in"/>
    </style:style>
    <style:style style:name="P375" style:parent-style-name="Normalny" style:family="paragraph">
      <style:paragraph-properties fo:widows="2" fo:orphans="2" fo:text-align="justify"/>
      <style:text-properties style:font-name="Cambria, 'Palatino Linotype'" style:font-name-asian="Times New Roman" style:font-name-complex="Times New Roman" fo:font-size="11pt" style:font-size-asian="11pt" style:font-size-complex="11pt" style:language-complex="ar" style:country-complex="SA" fo:hyphenate="true"/>
    </style:style>
    <style:style style:name="TableRow376" style:family="table-row">
      <style:table-row-properties style:min-row-height="0.2in" style:use-optimal-row-height="false"/>
    </style:style>
    <style:style style:name="TableCell377" style:family="table-cell">
      <style:table-cell-properties fo:border-top="0.0069in solid #000000" fo:border-left="0.0069in solid #000000" fo:border-bottom="0.0069in solid #000000" fo:border-right="none" fo:background-color="#E6E6E6" style:writing-mode="lr-tb" style:vertical-align="middle" fo:padding-top="0in" fo:padding-left="0.075in" fo:padding-bottom="0in" fo:padding-right="0.075in"/>
    </style:style>
    <style:style style:name="P378" style:parent-style-name="Normalny" style:family="paragraph">
      <style:paragraph-properties fo:widows="2" fo:orphans="2" fo:text-align="justify"/>
      <style:text-properties style:font-name="Cambria, 'Palatino Linotype'" style:font-name-asian="Times New Roman" style:font-name-complex="Times New Roman" fo:font-weight="bold" style:font-weight-asian="bold" style:font-weight-complex="bold" fo:font-size="11pt" style:font-size-asian="11pt" style:font-size-complex="11pt" style:language-complex="ar" style:country-complex="SA" fo:hyphenate="true"/>
    </style:style>
    <style:style style:name="TableCell379" style:family="table-cell">
      <style:table-cell-properties fo:border="0.0069in solid #000000" style:writing-mode="lr-tb" style:vertical-align="middle" fo:padding-top="0in" fo:padding-left="0.075in" fo:padding-bottom="0in" fo:padding-right="0.075in"/>
    </style:style>
    <style:style style:name="P380" style:parent-style-name="Normalny" style:family="paragraph">
      <style:paragraph-properties fo:widows="2" fo:orphans="2" fo:text-align="justify" fo:margin-bottom="0.1388in"/>
      <style:text-properties style:font-name="Cambria, 'Palatino Linotype'" style:font-name-asian="Times New Roman" style:font-name-complex="Times New Roman" fo:font-size="11pt" style:font-size-asian="11pt" style:font-size-complex="11pt" style:language-complex="ar" style:country-complex="SA" fo:hyphenate="true"/>
    </style:style>
    <style:style style:name="P381" style:parent-style-name="Standard" style:family="paragraph">
      <style:text-properties fo:language="pl" fo:country="PL"/>
    </style:style>
    <style:style style:name="P382" style:parent-style-name="Standard" style:family="paragraph">
      <style:text-properties fo:language="pl" fo:country="PL"/>
    </style:style>
    <style:style style:name="P383" style:parent-style-name="Standard" style:family="paragraph">
      <style:text-properties fo:language="pl" fo:country="PL"/>
    </style:style>
    <style:style style:name="P384" style:parent-style-name="Standard" style:family="paragraph">
      <style:text-properties fo:language="pl" fo:country="PL"/>
    </style:style>
    <style:style style:name="P385" style:parent-style-name="Standard" style:family="paragraph">
      <style:text-properties fo:language="pl" fo:country="PL"/>
    </style:style>
    <style:style style:name="P386" style:parent-style-name="Standard" style:family="paragraph">
      <style:text-properties fo:language="pl" fo:country="PL"/>
    </style:style>
    <style:style style:name="P387" style:parent-style-name="Standard" style:family="paragraph">
      <style:text-properties fo:language="pl" fo:country="PL"/>
    </style:style>
    <style:style style:name="P388" style:parent-style-name="Standard" style:family="paragraph">
      <style:text-properties fo:language="pl" fo:country="PL"/>
    </style:style>
    <style:style style:name="P389" style:parent-style-name="Standard" style:family="paragraph">
      <style:text-properties fo:language="pl" fo:country="PL"/>
    </style:style>
    <style:style style:name="P390" style:parent-style-name="Standard" style:family="paragraph">
      <style:text-properties fo:language="pl" fo:country="PL"/>
    </style:style>
    <style:style style:name="P391" style:parent-style-name="Standard" style:family="paragraph">
      <style:text-properties fo:language="pl" fo:country="PL"/>
    </style:style>
    <style:style style:name="P392" style:parent-style-name="Standard" style:family="paragraph">
      <style:text-properties fo:font-weight="bold" style:font-weight-asian="bold" fo:language="pl" fo:country="PL"/>
    </style:style>
  </office:automatic-styles>
  <office:body>
    <office:text text:use-soft-page-breaks="true">
      <text:p text:style-name="P1"/>
      <text:p text:style-name="P25"/>
      <text:p text:style-name="P26"/>
      <text:p text:style-name="P27"/>
      <text:p text:style-name="P28"/>
      <text:p text:style-name="P29"/>
      <text:p text:style-name="P30"/>
      <text:p text:style-name="P31"/>
      <text:p text:style-name="P32"/>
      <text:p text:style-name="P33"/>
      <text:p text:style-name="P34">SpecyFikacja Wymagań</text:p>
      <text:p text:style-name="P35">dla<text:s/>SILNIKA i<text:s/>GRY „POLITECHNIKON”</text:p>
      <text:p text:style-name="P36">Wersja 3</text:p>
      <text:p text:style-name="P37"/>
      <text:p text:style-name="P38"/>
      <text:p text:style-name="P39"/>
      <text:p text:style-name="P40"/>
      <text:p text:style-name="P41"/>
      <text:p text:style-name="P42"/>
      <text:p text:style-name="P43"/>
      <text:p text:style-name="P44"/>
      <text:p text:style-name="P45"/>
      <text:p text:style-name="P46"/>
      <text:p text:style-name="Standard"><text:span text:style-name="T47">Szablon specyfikacji wymagań opisany w instrukcji pt. „Specyfikacja wymagań dla systemów informatycznych”.<text:s/></text:span><text:span text:style-name="T48">Dokument został zedytowany po wcześniejszym usunięciu komentarzy i stworzony z pomocą opracowanego przykłady na podstawie rzeczywistej specyfikacji systemu ADE oraz jego dokumentacji, według szablonu i instrukcji pt. „Specyfikacja wymagań dla systemów info</text:span><text:span text:style-name="T49">rmatycznych”.</text:span></text:p>
      <text:p text:style-name="P50">Autorzy szablonu: Jakub Jurkiewicz, Mirosław Ochodek, Bartosz Walter</text:p>
      <text:p text:style-name="P51">Autorzy zedytowanej wersji: Paweł Dudzik</text:p>
      <text:p text:style-name="P52"/>
      <text:p text:style-name="P53">Historia zmian dokumentu</text:p>
      <table:table table:style-name="Table54">
        <table:table-columns>
          <table:table-column table:style-name="TableColumn55"/>
          <table:table-column table:style-name="TableColumn56"/>
          <table:table-column table:style-name="TableColumn57"/>
          <table:table-column table:style-name="TableColumn58"/>
        </table:table-columns>
        <table:table-row table:style-name="TableRow59">
          <table:table-cell table:style-name="TableCell60">
            <text:p text:style-name="P61">Osoba</text:p>
          </table:table-cell>
          <table:table-cell table:style-name="TableCell62">
            <text:p text:style-name="P63">Data</text:p>
          </table:table-cell>
          <table:table-cell table:style-name="TableCell64">
            <text:p text:style-name="P65">Komentarz</text:p>
          </table:table-cell>
          <table:table-cell table:style-name="TableCell66">
            <text:p text:style-name="P67">Wersja</text:p>
          </table:table-cell>
        </table:table-row>
        <table:table-row table:style-name="TableRow68">
          <table:table-cell table:style-name="TableCell69">
            <text:p text:style-name="P70">Paweł Dudzik</text:p>
          </table:table-cell>
          <table:table-cell table:style-name="TableCell71">
            <text:p text:style-name="P72">04.03.2017</text:p>
          </table:table-cell>
          <table:table-cell table:style-name="TableCell73">
            <text:p text:style-name="P74">Pierwsza wersja</text:p>
          </table:table-cell>
          <table:table-cell table:style-name="TableCell75">
            <text:p text:style-name="P76">1.0</text:p>
          </table:table-cell>
        </table:table-row>
        <table:table-row table:style-name="TableRow77">
          <table:table-cell table:style-name="TableCell78">
            <text:p text:style-name="P79">Paweł Dudzik</text:p>
          </table:table-cell>
          <table:table-cell table:style-name="TableCell80">
            <text:p text:style-name="P81">11.03.2017</text:p>
          </table:table-cell>
          <table:table-cell table:style-name="TableCell82">
            <text:p text:style-name="P83">Druga<text:s/>wersja</text:p>
          </table:table-cell>
          <table:table-cell table:style-name="TableCell84">
            <text:p text:style-name="P85">2.0</text:p>
          </table:table-cell>
        </table:table-row>
        <table:table-row table:style-name="TableRow86">
          <table:table-cell table:style-name="TableCell87">
            <text:p text:style-name="P88">Paweł Dudzik</text:p>
          </table:table-cell>
          <table:table-cell table:style-name="TableCell89">
            <text:p text:style-name="P90">17.03.2017</text:p>
          </table:table-cell>
          <table:table-cell table:style-name="TableCell91">
            <text:p text:style-name="P92">Trzecia wersja</text:p>
          </table:table-cell>
          <table:table-cell table:style-name="TableCell93">
            <text:p text:style-name="P94">3.0</text:p>
          </table:table-cell>
        </table:table-row>
      </table:table>
      <text:p text:style-name="P95"/>
      <text:soft-page-break/>
      <text:p text:style-name="P96">Spis treści</text:p>
      <text:table-of-content text:name="_TOC0">
        <text:table-of-content-source text:outline-level="9" text:use-outline-level="true" text:use-index-marks="false" text:use-index-source-styles="false" text:index-scope="document">
          <text:table-of-content-entry-template text:outline-level="1" text:style-name="Normalny">
            <text:index-entry-link-start/>
            <text:index-entry-text/>
            <text:index-entry-tab-stop style:leader-char="." style:type="right"/>
            <text:index-entry-page-number/>
            <text:index-entry-link-end/>
          </text:table-of-content-entry-template>
          <text:table-of-content-entry-template text:outline-level="2" text:style-name="Normalny">
            <text:index-entry-link-start/>
            <text:index-entry-text/>
            <text:index-entry-tab-stop style:leader-char="." style:type="right"/>
            <text:index-entry-page-number/>
            <text:index-entry-link-end/>
          </text:table-of-content-entry-template>
          <text:table-of-content-entry-template text:outline-level="3" text:style-name="Normalny">
            <text:index-entry-link-start/>
            <text:index-entry-text/>
            <text:index-entry-tab-stop style:leader-char="." style:type="right"/>
            <text:index-entry-page-number/>
            <text:index-entry-link-end/>
          </text:table-of-content-entry-template>
          <text:table-of-content-entry-template text:outline-level="4" text:style-name="Normalny">
            <text:index-entry-link-start/>
            <text:index-entry-text/>
            <text:index-entry-tab-stop style:leader-char="." style:type="right"/>
            <text:index-entry-page-number/>
            <text:index-entry-link-end/>
          </text:table-of-content-entry-template>
          <text:table-of-content-entry-template text:outline-level="5" text:style-name="Normalny">
            <text:index-entry-link-start/>
            <text:index-entry-text/>
            <text:index-entry-tab-stop style:leader-char="." style:type="right"/>
            <text:index-entry-page-number/>
            <text:index-entry-link-end/>
          </text:table-of-content-entry-template>
          <text:table-of-content-entry-template text:outline-level="6" text:style-name="Normalny">
            <text:index-entry-link-start/>
            <text:index-entry-text/>
            <text:index-entry-tab-stop style:leader-char="." style:type="right"/>
            <text:index-entry-page-number/>
            <text:index-entry-link-end/>
          </text:table-of-content-entry-template>
          <text:table-of-content-entry-template text:outline-level="7" text:style-name="Normalny">
            <text:index-entry-link-start/>
            <text:index-entry-text/>
            <text:index-entry-tab-stop style:leader-char="." style:type="right"/>
            <text:index-entry-page-number/>
            <text:index-entry-link-end/>
          </text:table-of-content-entry-template>
          <text:table-of-content-entry-template text:outline-level="8" text:style-name="Normalny">
            <text:index-entry-link-start/>
            <text:index-entry-text/>
            <text:index-entry-tab-stop style:leader-char="." style:type="right"/>
            <text:index-entry-page-number/>
            <text:index-entry-link-end/>
          </text:table-of-content-entry-template>
          <text:table-of-content-entry-template text:outline-level="9" text:style-name="Normalny">
            <text:index-entry-link-start/>
            <text:index-entry-text/>
            <text:index-entry-tab-stop style:leader-char="." style:type="right"/>
            <text:index-entry-page-number/>
            <text:index-entry-link-end/>
          </text:table-of-content-entry-template>
        </text:table-of-content-source>
        <text:index-body>
          <text:p text:style-name="P97"><text:a xlink:href="#__RefHeading___Toc243717245" office:target-frame-name="_top" xlink:show="replace"><text:span text:style-name="T98">1.Wprowadzenie</text:span><text:span text:style-name="T99"><text:tab/>4</text:span></text:a></text:p>
          <text:p text:style-name="P100"><text:a xlink:href="#__RefHeading___Toc243717246" office:target-frame-name="_top" xlink:show="replace">1.1.Cel dokumentu<text:tab/>4</text:a></text:p>
          <text:p text:style-name="P101"><text:a xlink:href="#__RefHeading___Toc243717247" office:target-frame-name="_top" xlink:show="replace">1.2.Przyjęte zasady w dokumencie<text:tab/>4</text:a></text:p>
          <text:p text:style-name="P102"><text:a xlink:href="#__RefHeading___Toc243717248" office:target-frame-name="_top" xlink:show="replace">1.3.Zakres produktu<text:tab/>4</text:a></text:p>
          <text:p text:style-name="P103"><text:a xlink:href="#__RefHeading___Toc243717250" office:target-frame-name="_top" xlink:show="replace"><text:span text:style-name="T104">2.Opis ogólny</text:span><text:span text:style-name="T105"><text:tab/>5</text:span></text:a></text:p>
          <text:p text:style-name="P106"><text:a xlink:href="#__RefHeading___Toc243717251" office:target-frame-name="_top" xlink:show="replace">2.1.Opis produktu<text:tab/>5</text:a></text:p>
          <text:p text:style-name="P107"><text:a xlink:href="#__RefHeading___Toc243717255" office:target-frame-name="_top" xlink:show="replace">2.2.Założenia i zależności<text:tab/>6</text:a></text:p>
          <text:p text:style-name="P108"><text:a xlink:href="#__RefHeading___Toc670_2051658391" office:target-frame-name="_top" xlink:show="replace"><text:span text:style-name="T109">Założenia</text:span><text:span text:style-name="T110"><text:tab/>6</text:span></text:a></text:p>
          <text:p text:style-name="P111"><text:a xlink:href="#__RefHeading___Toc672_2051658391" office:target-frame-name="_top" xlink:show="replace"><text:span text:style-name="T112">Zależności</text:span><text:span text:style-name="T113"><text:tab/>6</text:span></text:a></text:p>
          <text:p text:style-name="P114"><text:a xlink:href="#__RefHeading___Toc243717261" office:target-frame-name="_top" xlink:show="replace"><text:span text:style-name="T115">3.Wymagania funkcjonalne</text:span><text:span text:style-name="T116"><text:tab/>7</text:span></text:a></text:p>
          <text:p text:style-name="P117"><text:a xlink:href="#__RefHeading___Toc243717266" office:target-frame-name="_top" xlink:show="replace"><text:span text:style-name="T118">4.Charakterystyka interfejsów</text:span><text:span text:style-name="T119"><text:tab/>8</text:span></text:a></text:p>
          <text:p text:style-name="P120"><text:a xlink:href="#__RefHeading___Toc243717267" office:target-frame-name="_top" xlink:show="replace">4.1.Interfejs użytkownika<text:tab/>8</text:a></text:p>
          <text:p text:style-name="P121"><text:a xlink:href="#__RefHeading___Toc243717268" office:target-frame-name="_top" xlink:show="replace">4.2.Interfejsy zewnętr<text:bookmark-start text:name="_Hlt477432961"/><text:bookmark-start text:name="_Hlt477432962"/>z<text:bookmark-end text:name="_Hlt477432961"/><text:bookmark-end text:name="_Hlt477432962"/>ne<text:tab/>8</text:a></text:p>
          <text:p text:style-name="P122"><text:a xlink:href="#__RefHeading___Toc243717269" office:target-frame-name="_top" xlink:show="replace"><text:span text:style-name="T123">4.2.1.Interfejsy sprzętowe</text:span><text:span text:style-name="T124"><text:tab/>8</text:span></text:a></text:p>
          <text:p text:style-name="P125"><text:a xlink:href="#__RefHeading___Toc243717270" office:target-frame-name="_top" xlink:show="replace"><text:span text:style-name="T126">4.2.2.Interfejsy programistyczne</text:span><text:span text:style-name="T127"><text:tab/>8</text:span></text:a></text:p>
          <text:p text:style-name="P128"><text:a xlink:href="#__RefHeading___Toc243717271" office:target-frame-name="_top" xlink:show="replace"><text:span text:style-name="T129">4.2.3.Interfejsy komunikacyjne</text:span><text:span text:style-name="T130"><text:tab/>8</text:span></text:a></text:p>
          <text:p text:style-name="P131"><text:a xlink:href="#__RefHeading___Toc243717272" office:target-frame-name="_top" xlink:show="replace"><text:span text:style-name="T132">5.Wymagania pozafunkcjonalne</text:span><text:span text:style-name="T133"><text:tab/>9</text:span></text:a></text:p>
          <text:p text:style-name="P134"><text:a xlink:href="#__RefHeading___Toc243717273" office:target-frame-name="_top" xlink:show="replace"><text:span text:style-name="T135">6.Inne wymagania</text:span><text:span text:style-name="T136"><text:tab/>10</text:span></text:a></text:p>
          <text:p text:style-name="P137"><text:span text:style-name="T138">7.</text:span><text:a xlink:href="#__RefHeading___Toc243717274" office:target-frame-name="_top" xlink:show="replace"><text:span text:style-name="T139">Dodatek A: Słownik pojęć i terminów</text:span><text:span text:style-name="T140"><text:tab/>11</text:span></text:a></text:p>
        </text:index-body>
      </text:table-of-content>
      <text:p text:style-name="SRS-nagłówek1"><text:bookmark-start text:name="__RefHeading___Toc243717245"/><text:span text:style-name="T141">1.<text:s/></text:span>Wprowadzenie<text:bookmark-end text:name="__RefHeading___Toc243717245"/></text:p>
      <text:p text:style-name="SRS-Nagłówek2"><text:bookmark-start text:name="__RefHeading___Toc243717246"/>1.1. Cel dokumentu<text:bookmark-end text:name="__RefHeading___Toc243717246"/></text:p>
      <text:p text:style-name="P142">W<text:s/>dokumencie przedstawiono wymagania dla autorskiego silnika graficznego oraz desktopowej gry komputerowej o nazwie Politechnikon, która będzie prezentować możliwości tego silnika.</text:p>
      <text:p text:style-name="P143">Dokument przeznaczony jest głównie dla przedstawicieli wytwórców oprogramowania (uczestników procesu przetargowego).</text:p>
      <text:p text:style-name="SRS-Nagłówek2"><text:bookmark-start text:name="__RefHeading___Toc243717247"/>1.2. Przyjęte zasady w dokumencie<text:bookmark-end text:name="__RefHeading___Toc243717247"/></text:p>
      <text:p text:style-name="P144">Śledzenie zmian dokumentu:</text:p>
      <text:p text:style-name="P145">Historia zmian dokumentu znajduje się w tabeli na 2. stronie specyfikacji. Historia zmian przedstawiona jest w porządku chronologicznym (ostatnie zmiany są umieszczone na dole tabeli).</text:p>
      <text:p text:style-name="P146">Wymagania funkcjonalne</text:p>
      <text:p text:style-name="P147">Poszczególne wymagania funkcjonalne zostaną opisane z wykorzystaniem tabeli przedstawionej poniżej.</text:p>
      <table:table table:style-name="Table148">
        <table:table-columns>
          <table:table-column table:style-name="TableColumn149"/>
          <table:table-column table:style-name="TableColumn150"/>
          <table:table-column table:style-name="TableColumn151"/>
        </table:table-columns>
        <table:table-header-rows>
          <table:table-row table:style-name="TableRow152">
            <table:table-cell table:style-name="TableCell153">
              <text:p text:style-name="P154">ID</text:p>
            </table:table-cell>
            <table:table-cell table:style-name="TableCell155">
              <text:p text:style-name="P156">Wymaganie</text:p>
            </table:table-cell>
            <table:table-cell table:style-name="TableCell157">
              <text:p text:style-name="P158">Priorytet</text:p>
            </table:table-cell>
          </table:table-row>
        </table:table-header-rows>
        <table:table-row table:style-name="TableRow159">
          <table:table-cell table:style-name="TableCell160">
            <text:p text:style-name="P161">&lt;id&gt;</text:p>
          </table:table-cell>
          <table:table-cell table:style-name="TableCell162">
            <text:p text:style-name="P163">&lt;treść reguły&gt;</text:p>
          </table:table-cell>
          <table:table-cell table:style-name="TableCell164">
            <text:p text:style-name="P165">&lt;priorytet&gt;</text:p>
          </table:table-cell>
        </table:table-row>
      </table:table>
      <text:p text:style-name="P166"/>
      <text:p text:style-name="P167">Wymagania pozafunkcjonalne:</text:p>
      <text:p text:style-name="P168">Poszczególne<text:s/>wymagania pozafunkcjonalne będą zapisane przy użycia wzorca umieszczonego poniżej.</text:p>
      <table:table table:style-name="Table169">
        <table:table-columns>
          <table:table-column table:style-name="TableColumn170"/>
          <table:table-column table:style-name="TableColumn171"/>
          <table:table-column table:style-name="TableColumn172"/>
        </table:table-columns>
        <table:table-row table:style-name="TableRow173">
          <table:table-cell table:style-name="TableCell174">
            <text:p text:style-name="P175">ID:</text:p>
          </table:table-cell>
          <table:table-cell table:style-name="TableCell176" table:number-columns-spanned="2">
            <text:p text:style-name="P177">&lt;identyfikator&gt;</text:p>
          </table:table-cell>
          <table:covered-table-cell/>
        </table:table-row>
        <table:table-row table:style-name="TableRow178">
          <table:table-cell table:style-name="TableCell179" table:number-columns-spanned="2">
            <text:p text:style-name="P180">Nazwa:</text:p>
            <text:p text:style-name="P181"/>
          </table:table-cell>
          <table:covered-table-cell/>
          <table:table-cell table:style-name="TableCell182">
            <text:p text:style-name="P183">&lt;nazwa wymagania pozafunkcjonalnego&gt;</text:p>
          </table:table-cell>
        </table:table-row>
        <table:table-row table:style-name="TableRow184">
          <table:table-cell table:style-name="TableCell185" table:number-columns-spanned="2">
            <text:p text:style-name="P186">Priorytet:</text:p>
          </table:table-cell>
          <table:covered-table-cell/>
          <table:table-cell table:style-name="TableCell187">
            <text:p text:style-name="P188">&lt;priorytet wymagania&gt;</text:p>
          </table:table-cell>
        </table:table-row>
        <table:table-row table:style-name="TableRow189">
          <table:table-cell table:style-name="TableCell190" table:number-columns-spanned="2">
            <text:p text:style-name="P191">Opis:</text:p>
          </table:table-cell>
          <table:covered-table-cell/>
          <table:table-cell table:style-name="TableCell192">
            <text:p text:style-name="P193">&lt;pełna treść wymagania&gt;</text:p>
          </table:table-cell>
        </table:table-row>
      </table:table>
      <text:p text:style-name="P194"/>
      <text:p text:style-name="SRS-Nagłówek2"><text:bookmark-start text:name="__RefHeading___Toc243717248"/>1.3. Zakres produktu<text:bookmark-end text:name="__RefHeading___Toc243717248"/></text:p>
      <text:p text:style-name="P195">Celem głównym<text:s/>przedsięwzięcia jest stworzenie dedykowanego silnika do gier, na bazie którego powstanie gra Politechnikon.</text:p>
      <text:p text:style-name="P196">Celem pośrednim przedsięwzięcia jest stworzenie gry komputerowej gatunku roguelike, która będzie później dystrybuowana w sklepach internetowych, np.<text:s/>Indiegala.com.</text:p>
      <text:p text:style-name="SRS-nagłówek1"><text:bookmark-start text:name="__RefHeading___Toc243717250"/><text:soft-page-break/>2. Opis ogólny<text:bookmark-end text:name="__RefHeading___Toc243717250"/></text:p>
      <text:p text:style-name="SRS-Nagłówek2"><text:bookmark-start text:name="__RefHeading___Toc243717251"/>2.1. opis produktu<text:bookmark-end text:name="__RefHeading___Toc243717251"/></text:p>
      <text:p text:style-name="P197">Opis silnika:</text:p>
      <text:p text:style-name="P198"><text:tab/>Zostanie stworzony autorski silnik gry, który będzie napisany w języku C# z wykorzystaniem biblioteki OpenTK.</text:p>
      <text:p text:style-name="P199"><text:tab/>Na tle innych silników gier będzie go wyróżniać prostota implementacji gier.</text:p>
      <text:p text:style-name="P200"><text:tab/>Produktem prezentującym możliwości tego silnika będzie gra o nazwie Politechnikon.</text:p>
      <text:p text:style-name="P201">Scenariusz główny:</text:p>
      <text:p text:style-name="P202">0. Gra wyświetla planszę powitalną.</text:p>
      <text:p text:style-name="P203">1. Gracz wybiera z planszy powitalnej przycisk "Nowa gra".</text:p>
      <text:p text:style-name="P204">2. Gracz nazywa awatara.</text:p>
      <text:p text:style-name="P205">3. Awatar pojawia się na odkrytym<text:s/>polu na losowo wygenerowanej mapie z resztą zakrytych pól.</text:p>
      <text:p text:style-name="P206">4. Gracz odkrywa pola sąsiadujące z odkrytymi polami.</text:p>
      <text:p text:style-name="P207">5. Gracz eksploruje, walczy z przeciwnikami. Jeśli przegrywa w walce (jego życie spada do zera), gracz kończy grę, przegrywając ją. Jeśli zwycięży, otrzymuje nagrody (przedmioty, punkty doświadczenia) i może kontynuować eksplorację.</text:p>
      <text:p text:style-name="P208">6. Gracz eksploruje poziom, znajdując przy tym przedmioty (zbroje, bronie, mikstury oraz inne), które trafiają do plecaka awatara.</text:p>
      <text:p text:style-name="P209">7. Gracz eksploruje dany poziom do<text:s/>momentu, w którym znajdzie klucz oraz drzwi.</text:p>
      <text:p text:style-name="P210">8. Gracz przechodzi do kolejnej mapy.</text:p>
      <text:p text:style-name="P211">9. Gracz powtarza czynności 4-8 aż do napotkania przeciwnika specjalnego na piątej, dziesiątej, piętnastej oraz dwudziestej mapie.</text:p>
      <text:p text:style-name="P212">10. Na wyżej wymienionych mapach gracz nie<text:s/>znajduje klucza ani drzwi, tylko walczy z przeciwnikiem specjalnym.</text:p>
      <text:p text:style-name="P213">11. Gracz przechodzi do kolejnej mapy jeśli pokona przeciwnika specjalnego. Jeśli przegra walkę (jego życie spadnie do zera), gracz kończy grę, przegrywając ją.</text:p>
      <text:p text:style-name="P214">12. Na dwudziestej mapie gracz walczy z ostatnim przeciwnikiem specjalnym. Jeśli przegrywa w walce (jego życie spada do zera), gracz kończy grę, przegrywając ją. Jeśli zwycięży, gracz kończy grę, wygrywając ją.</text:p>
      <text:p text:style-name="P215">Scenariusz szczegółowy:</text:p>
      <text:p text:style-name="P216">Znajduje się w pliku scenariusz gry.pdf.</text:p>
      <text:p text:style-name="P217">Opis gry:</text:p>
      <text:p text:style-name="P218"><text:tab/>Po wybraniu przez gracza przycisku "Nowa gra" gracz ma możliwość nazwania swojego awatara. Po wykonaniu tej czynności pojawia się mapa składająca się ze stu pól (w proporcjach 10x10) z awatarem umiejscowionym na jednym z pól. Wszystkie inne pola są zakryte. Gracz za pomocą myszki<text:s/><text:soft-page-break/>odkrywa kolejne pola (porusza awatarem) - gra umożliwia odkrycie tylko tych pól, które sąsiadują z już odkrytymi polami.<text:s/></text:p>
      <text:p text:style-name="P219"><text:tab/>Odkryte pole może być puste, zawierać przeciwnika, przedmiot, klucz lub drzwi. W przypadku odkrycia przeciwnika gracz ma wybór zignorować go lub z nim walczyć.<text:s/></text:p>
      <text:p text:style-name="P220"><text:tab/>W przypadku odkrycia przedmiotu, gracz może zignorować przedmiot lub go podnieść.<text:s/></text:p>
      <text:p text:style-name="P221"><text:tab/>W przypadku odnalezienia klucza, w interfejsie pojawia się napis informujący o posiadaniu klucza przez awatar.<text:s/></text:p>
      <text:p text:style-name="P222"><text:tab/>W przypadku napotkania drzwi, gracz ma możliwość je zignorować lub użyć ich jako przejścia do kolejnej planszy, jeżeli gracz jest w posiadaniu klucza.</text:p>
      <text:p text:style-name="P223"><text:tab/>Gra składa się z 20 poziomów - 20 map. Piąta, dziesiąta, piętnasta i dwudziesta mapa nie będzie zawierać<text:s/>klucza - zamiast niego gracz będzie mógł napotkać specjalnego przeciwnika, którego pokonanie zapewni przejście do kolejnego poziomu (mapy).</text:p>
      <text:p text:style-name="P224"><text:tab/>Gracz przegrywa, jeśli jego awatar zginie, co dzieje się, gdy jej życie osiągnie liczbę zero.<text:s/></text:p>
      <text:p text:style-name="P225"><text:tab/>Gracz wygrywa, jeśli pokona przeciwnika specjalnego na dwudziestej mapie.</text:p>
      <text:p text:style-name="SRS-Nagłówek2">2.2. Założenia i ZAleżności</text:p>
      <text:h text:style-name="P226" text:outline-level="4"><text:bookmark-start text:name="__RefHeading___Toc670_2051658391"/>Założenia<text:bookmark-end text:name="__RefHeading___Toc670_2051658391"/></text:h>
      <text:p text:style-name="P227">Platforma sprzętowa</text:p>
      <text:p text:style-name="P228">Zakłada się, że klient powinien posiadać system z rodziny Windows, minimum Windows XP. Sprzęt powinien posiadać minimum:</text:p>
      <text:p text:style-name="P229">- 1GB pamięci RAM,</text:p>
      <text:p text:style-name="P230">-<text:s/>procesor Intel Pentium 4 2GHz lub nowszy,</text:p>
      <text:p text:style-name="P231">- karta graficzna wspierająca minimum OpenGL 2.0:</text:p>
      <text:p text:style-name="P232"><text:tab/>- ATI Radeon z serii x700 lub nowsza,</text:p>
      <text:p text:style-name="P233"><text:tab/>- NVidia GeForce z serii 5xxx lub nowsza,</text:p>
      <text:p text:style-name="P234"><text:tab/>- Intel G35 (karta zintegrowana) lub nowsza,</text:p>
      <text:p text:style-name="P235">- 100 MB miejsca na dysku.</text:p>
      <text:p text:style-name="P236"/>
      <text:h text:style-name="P237" text:outline-level="4"><text:bookmark-start text:name="__RefHeading___Toc672_2051658391"/>Zależności<text:bookmark-end text:name="__RefHeading___Toc672_2051658391"/></text:h>
      <text:p text:style-name="P238"><text:bookmark-start text:name="__RefHeading___Toc243717256"/><text:bookmark-end text:name="__RefHeading___Toc243717256"/>Istnieją pomiędzy bibliotekami dostarczanymi przez pakiet VC Redist 2013 dla 32-bitowych systemów.</text:p>
      <text:p text:style-name="SRS-nagłówek1"><text:bookmark-start text:name="__RefHeading___Toc243717261"/><text:soft-page-break/>3. Wymagania funkcjonalne<text:bookmark-end text:name="__RefHeading___Toc243717261"/></text:p>
      <text:p text:style-name="P239">Silnik gry musi zapewnić funkcjonalność pozwalającą na:</text:p>
      <text:p text:style-name="P240"/>
      <table:table table:style-name="Table241">
        <table:table-columns>
          <table:table-column table:style-name="TableColumn242"/>
          <table:table-column table:style-name="TableColumn243"/>
          <table:table-column table:style-name="TableColumn244"/>
        </table:table-columns>
        <table:table-header-rows>
          <table:table-row table:style-name="TableRow245">
            <table:table-cell table:style-name="TableCell246">
              <text:p text:style-name="P247">ID</text:p>
            </table:table-cell>
            <table:table-cell table:style-name="TableCell248">
              <text:p text:style-name="P249">Wymaganie</text:p>
            </table:table-cell>
            <table:table-cell table:style-name="TableCell250">
              <text:p text:style-name="P251">Priorytet</text:p>
            </table:table-cell>
          </table:table-row>
        </table:table-header-rows>
        <table:table-row table:style-name="TableRow252">
          <table:table-cell table:style-name="TableCell253">
            <text:p text:style-name="P254">WF1</text:p>
          </table:table-cell>
          <table:table-cell table:style-name="TableCell255">
            <text:p text:style-name="P256">Renderowanie grafiki 2D.</text:p>
          </table:table-cell>
          <table:table-cell table:style-name="TableCell257">
            <text:p text:style-name="P258">Wysoki</text:p>
          </table:table-cell>
        </table:table-row>
        <table:table-row table:style-name="TableRow259">
          <table:table-cell table:style-name="TableCell260">
            <text:p text:style-name="P261">WF2</text:p>
          </table:table-cell>
          <table:table-cell table:style-name="TableCell262">
            <text:p text:style-name="P263">Odczytywanie plików XML.</text:p>
          </table:table-cell>
          <table:table-cell table:style-name="TableCell264">
            <text:p text:style-name="P265">Wysoki</text:p>
          </table:table-cell>
        </table:table-row>
        <table:table-row table:style-name="TableRow266">
          <table:table-cell table:style-name="TableCell267">
            <text:p text:style-name="P268">WF3</text:p>
          </table:table-cell>
          <table:table-cell table:style-name="TableCell269">
            <text:p text:style-name="P270">Generowanie tekstu na ekranie.</text:p>
          </table:table-cell>
          <table:table-cell table:style-name="TableCell271">
            <text:p text:style-name="P272">Wysoki</text:p>
          </table:table-cell>
        </table:table-row>
        <table:table-row table:style-name="TableRow273">
          <table:table-cell table:style-name="TableCell274">
            <text:p text:style-name="P275">WF4</text:p>
          </table:table-cell>
          <table:table-cell table:style-name="TableCell276">
            <text:p text:style-name="P277">Obsługę myszy i klawiatury.</text:p>
          </table:table-cell>
          <table:table-cell table:style-name="TableCell278">
            <text:p text:style-name="P279">Wysoki</text:p>
          </table:table-cell>
        </table:table-row>
        <table:table-row table:style-name="TableRow280">
          <table:table-cell table:style-name="TableCell281">
            <text:p text:style-name="P282">WF5</text:p>
          </table:table-cell>
          <table:table-cell table:style-name="TableCell283">
            <text:p text:style-name="P284">Przechwytywanie oraz obsługę zdarzeń i wyjątków.</text:p>
          </table:table-cell>
          <table:table-cell table:style-name="TableCell285">
            <text:p text:style-name="P286">Wysoki</text:p>
          </table:table-cell>
        </table:table-row>
        <table:table-row table:style-name="TableRow287">
          <table:table-cell table:style-name="TableCell288">
            <text:p text:style-name="P289">WF6</text:p>
          </table:table-cell>
          <table:table-cell table:style-name="TableCell290">
            <text:p text:style-name="P291">Wyświetlenie po ukończeniu gry wyniku, który będzie się składał z sumy<text:s/>punktów uzyskanych przez awatara gracza podczas całej rozgrywki.</text:p>
          </table:table-cell>
          <table:table-cell table:style-name="TableCell292">
            <text:p text:style-name="P293">Wysoki</text:p>
          </table:table-cell>
        </table:table-row>
      </table:table>
      <text:p text:style-name="P294"/>
      <text:p text:style-name="SRS-nagłówek1"><text:bookmark-start text:name="__RefHeading___Toc243717266"/><text:soft-page-break/>4. Charakterystyka interfejsów<text:bookmark-end text:name="__RefHeading___Toc243717266"/></text:p>
      <text:p text:style-name="SRS-Nagłówek2"><text:bookmark-start text:name="__RefHeading___Toc243717267"/>4.1. Interfejs użytkownika<text:bookmark-end text:name="__RefHeading___Toc243717267"/></text:p>
      <text:p text:style-name="P295">Wymagania odnośnie interfejsu użytkownika:</text:p>
      <text:p text:style-name="P296">Gra powinna zawierać interfejs użytkownika, który wykorzystuje możliwości<text:s/>silnika:</text:p>
      <text:p text:style-name="P297"/>
      <table:table table:style-name="Table298">
        <table:table-columns>
          <table:table-column table:style-name="TableColumn299"/>
          <table:table-column table:style-name="TableColumn300"/>
          <table:table-column table:style-name="TableColumn301"/>
        </table:table-columns>
        <table:table-header-rows>
          <table:table-row table:style-name="TableRow302">
            <table:table-cell table:style-name="TableCell303">
              <text:p text:style-name="P304">ID</text:p>
            </table:table-cell>
            <table:table-cell table:style-name="TableCell305">
              <text:p text:style-name="P306">Wymaganie</text:p>
            </table:table-cell>
            <table:table-cell table:style-name="TableCell307">
              <text:p text:style-name="P308">Priorytet</text:p>
            </table:table-cell>
          </table:table-row>
        </table:table-header-rows>
        <table:table-row table:style-name="TableRow309">
          <table:table-cell table:style-name="TableCell310">
            <text:p text:style-name="P311">IU1</text:p>
          </table:table-cell>
          <table:table-cell table:style-name="TableCell312">
            <text:p text:style-name="P313">4 przyciski (nowa gra, zapisz, wczytaj i zakończ).</text:p>
          </table:table-cell>
          <table:table-cell table:style-name="TableCell314">
            <text:p text:style-name="P315">Wysoki</text:p>
          </table:table-cell>
        </table:table-row>
        <table:table-row table:style-name="TableRow316">
          <table:table-cell table:style-name="TableCell317">
            <text:p text:style-name="P318">IU2</text:p>
          </table:table-cell>
          <table:table-cell table:style-name="TableCell319">
            <text:p text:style-name="P320">6 pasków stanu awatara (życie, obrona, XP, klucz, poziom, złoto).</text:p>
          </table:table-cell>
          <table:table-cell table:style-name="TableCell321">
            <text:p text:style-name="P322">Wysoki</text:p>
          </table:table-cell>
        </table:table-row>
        <table:table-row table:style-name="TableRow323">
          <table:table-cell table:style-name="TableCell324">
            <text:p text:style-name="P325">IU3</text:p>
          </table:table-cell>
          <table:table-cell table:style-name="TableCell326">
            <text:p text:style-name="P327">Okno ataku, które zawiera miejsce na ekwipunek awatara (broń, zbroję i buty).</text:p>
          </table:table-cell>
          <table:table-cell table:style-name="TableCell328">
            <text:p text:style-name="P329">Wysoki</text:p>
          </table:table-cell>
        </table:table-row>
        <table:table-row table:style-name="TableRow330">
          <table:table-cell table:style-name="TableCell331">
            <text:p text:style-name="P332">IU4</text:p>
          </table:table-cell>
          <table:table-cell table:style-name="TableCell333">
            <text:p text:style-name="P334">Okno plecaka awatara, które wskazuje na zdobyte przez nas przedmioty.</text:p>
          </table:table-cell>
          <table:table-cell table:style-name="TableCell335">
            <text:p text:style-name="P336">Wysoki</text:p>
          </table:table-cell>
        </table:table-row>
        <table:table-row table:style-name="TableRow337">
          <table:table-cell table:style-name="TableCell338">
            <text:p text:style-name="P339">IU5</text:p>
          </table:table-cell>
          <table:table-cell table:style-name="TableCell340">
            <text:p text:style-name="P341">Okno z miksturami awatara.</text:p>
          </table:table-cell>
          <table:table-cell table:style-name="TableCell342">
            <text:p text:style-name="P343">Wysoki</text:p>
          </table:table-cell>
        </table:table-row>
        <table:table-row table:style-name="TableRow344">
          <table:table-cell table:style-name="TableCell345">
            <text:p text:style-name="P346">IU6</text:p>
          </table:table-cell>
          <table:table-cell table:style-name="TableCell347">
            <text:p text:style-name="P348">Okno służące do odczytu komunikatów z gry.</text:p>
          </table:table-cell>
          <table:table-cell table:style-name="TableCell349">
            <text:p text:style-name="P350">Wysoki</text:p>
          </table:table-cell>
        </table:table-row>
      </table:table>
      <text:p text:style-name="P351"/>
      <text:p text:style-name="SRS-Nagłówek2"><text:bookmark-start text:name="__RefHeading___Toc243717268"/>4.2. Interfejsy zewnętrzne<text:bookmark-end text:name="__RefHeading___Toc243717268"/></text:p>
      <text:p text:style-name="SRS-Nagłówek3"><text:bookmark-start text:name="__RefHeading___Toc243717269"/>4.2.1. Interfejsy sprzętowe<text:bookmark-end text:name="__RefHeading___Toc243717269"/></text:p>
      <text:p text:style-name="P352">Nie dotyczy.</text:p>
      <text:p text:style-name="SRS-Nagłówek3"><text:bookmark-start text:name="__RefHeading___Toc243717270"/>4.2.2. Interfejsy programistyczne<text:bookmark-end text:name="__RefHeading___Toc243717270"/></text:p>
      <text:p text:style-name="P353">Gra, która bazuje na stworzonym silniku, wykorzystuje klasę abstrakcyjną Object.</text:p>
      <text:p text:style-name="SRS-Nagłówek3"><text:bookmark-start text:name="__RefHeading___Toc243717271"/>4.2.3. Interfejsy komunikacyjne<text:bookmark-end text:name="__RefHeading___Toc243717271"/></text:p>
      <text:p text:style-name="P354">Obsługiwane formaty plików:</text:p>
      <text:p text:style-name="P355">Gra musi umożliwić przyjmowanie, przechowywanie i prezentację dokumentów elementarnych w formacie XML.</text:p>
      <text:p text:style-name="SRS-nagłówek1"><text:bookmark-start text:name="__RefHeading___Toc243717272"/><text:soft-page-break/>5. Wymagania pozafunkcjonalne<text:bookmark-end text:name="__RefHeading___Toc243717272"/></text:p>
      <table:table table:style-name="Table356">
        <table:table-columns>
          <table:table-column table:style-name="TableColumn357"/>
          <table:table-column table:style-name="TableColumn358"/>
          <table:table-column table:style-name="TableColumn359"/>
        </table:table-columns>
        <table:table-row table:style-name="TableRow360">
          <table:table-cell table:style-name="TableCell361">
            <text:p text:style-name="P362">ID:</text:p>
          </table:table-cell>
          <table:table-cell table:style-name="TableCell363" table:number-columns-spanned="2">
            <text:p text:style-name="P364">NFR-FUN-DOKŁ-1</text:p>
          </table:table-cell>
          <table:covered-table-cell/>
        </table:table-row>
        <table:table-row table:style-name="TableRow365">
          <table:table-cell table:style-name="TableCell366" table:number-columns-spanned="2">
            <text:p text:style-name="P367">Nazwa:</text:p>
            <text:p text:style-name="P368"/>
          </table:table-cell>
          <table:covered-table-cell/>
          <table:table-cell table:style-name="TableCell369">
            <text:p text:style-name="P370">Wymagania pozafunkcjonalne silnika</text:p>
          </table:table-cell>
        </table:table-row>
        <table:table-row table:style-name="TableRow371">
          <table:table-cell table:style-name="TableCell372" table:number-columns-spanned="2">
            <text:p text:style-name="P373">Priorytet:</text:p>
          </table:table-cell>
          <table:covered-table-cell/>
          <table:table-cell table:style-name="TableCell374">
            <text:p text:style-name="P375">Wysoki</text:p>
          </table:table-cell>
        </table:table-row>
        <table:table-row table:style-name="TableRow376">
          <table:table-cell table:style-name="TableCell377" table:number-columns-spanned="2">
            <text:p text:style-name="P378">Opis:</text:p>
          </table:table-cell>
          <table:covered-table-cell/>
          <table:table-cell table:style-name="TableCell379">
            <text:p text:style-name="P380">Silnik musi zapewnić skalowanie, rekonfigurację oraz osadzanie nowych usług, bez zakłócania pracy innych aplikacji.</text:p>
          </table:table-cell>
        </table:table-row>
      </table:table>
      <text:p text:style-name="P381"/>
      <text:p text:style-name="SRS-nagłówek1"><text:bookmark-start text:name="__RefHeading___Toc243717273"/><text:soft-page-break/>6. Inne wymagania<text:bookmark-end text:name="__RefHeading___Toc243717273"/></text:p>
      <text:p text:style-name="P382">Nie zdefiniowano.</text:p>
      <text:p text:style-name="SRS-nagłówek1"><text:bookmark-start text:name="__RefHeading___Toc243717274"/><text:soft-page-break/>7. Dodatek A: Słownik pojęć i terminów<text:bookmark-end text:name="__RefHeading___Toc243717274"/></text:p>
      <text:p text:style-name="SRS-termin">Gracz</text:p>
      <text:p text:style-name="P383">Osoba sterująca aplikacją, w tym także sterująca poczynaniami awatara. Wydaje awatarowi poszczególne polecenia za pomocą myszy.</text:p>
      <text:p text:style-name="SRS-termin">Pole</text:p>
      <text:p text:style-name="P384">Element gry o wielkości 50 na 50 pikseli. Wiele pól składa się na mapę, po której porusza się awatar. Pole może być puste, zawierać przeciwnika, przedmiot, klucz lub drzwi. Pole może być zasłonięte (wtedy, gdy ukrywa swoją zawartość) albo odsłonięte (wtedy, gdy jest odkryte przez awatar).</text:p>
      <text:p text:style-name="SRS-termin">Mapa<text:s/>(poziom)</text:p>
      <text:p text:style-name="P385">Element gry składający się ze stu pól, z losowo wygenerowaną zawartością każdego pola.</text:p>
      <text:p text:style-name="SRS-termin">Drzwi</text:p>
      <text:p text:style-name="P386">Obiekt, który umożliwia awansowanie do kolejnego poziomu gry.</text:p>
      <text:p text:style-name="SRS-termin">Klucz</text:p>
      <text:p text:style-name="P387">Przedmiot losowo umiejscowiony na jednym zakrytym polu. Jest wymagany do skorzystania<text:s/>z obiektu Drzwi.</text:p>
      <text:p text:style-name="SRS-termin">Przeciwnik specjalny</text:p>
      <text:p text:style-name="P388">Przeciwnik, który pojawia się na piątej, dziesiątej, piętnastej i dwudziestej mapie. Jego pokonanie umożliwia przejście do kolejnej mapy.</text:p>
      <text:p text:style-name="SRS-termin">Życie</text:p>
      <text:p text:style-name="P389">Wyznacznik zdrowia awatara. Jeśli spadnie do zera, to awatar umiera.</text:p>
      <text:p text:style-name="SRS-termin">XP</text:p>
      <text:p text:style-name="P390">Wartość określająca zdobyte przez awatar doświadczenie, które, przykładowo, otrzymujemy za pokonanie przeciwnika.</text:p>
      <text:p text:style-name="SRS-termin">Awatar</text:p>
      <text:p text:style-name="P391">Jest to postać, w którą wciela się gracz.</text:p>
      <text:p text:style-name="P3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mbria, 'Palatino Linotype'" svg:font-family="Cambria, 'Palatino Linotype'" style:font-family-generic="roman"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imesNewRomanPS-ItalicMT" svg:font-family="TimesNewRomanPS-ItalicMT"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agłówekspisutreści1" style:display-name="Nagłówek spisu treści1" style:family="paragraph" style:parent-style-name="Nagłówek1" style:next-style-name="Standard" style:default-outline-level="1">
      <style:text-properties fo:hyphenate="true"/>
    </style:style>
    <style:style style:name="SRS-Nagłówek2" style:display-name="SRS-Nagłówek 2" style:family="paragraph" style:parent-style-name="Nagłówek5" style:next-style-name="Standard" style:default-outline-level="2">
      <style:text-properties fo:language="pl" fo:country="PL" fo:hyphenate="true"/>
    </style:style>
    <style:style style:name="SRS-Nagłówek3" style:display-name="SRS-Nagłówek 3" style:family="paragraph" style:parent-style-name="SRS-Nagłówek2" style:next-style-name="Standard" style:default-outline-level="3">
      <style:text-properties fo:hyphenate="true"/>
    </style:style>
    <style:style style:name="SRS-Nagłówek4" style:display-name="SRS-Nagłówek 4" style:family="paragraph" style:parent-style-name="Nagłówek9" style:next-style-name="Standard" style:default-outline-level="4">
      <style:paragraph-properties fo:text-align="start"/>
      <style:text-properties fo:hyphenate="true"/>
    </style:style>
    <style:style style:name="Normalny" style:display-name="Normalny" style:family="paragraph">
      <style:text-properties fo:hyphenate="false"/>
    </style:style>
    <style:style style:name="Nagłówek1" style:display-name="Nagłówek 1" style:family="paragraph" style:parent-style-name="Standard" style:next-style-name="Standard" style:default-outline-level="1">
      <style:paragraph-properties fo:border-top="none" fo:border-left="none" fo:border-bottom="0.0312in double #0075A2" style:border-line-width-bottom="0.0104in 0.0104in 0.0104in" fo:border-right="none" fo:padding-top="0in" fo:padding-left="0in" fo:padding-bottom="0.0138in" fo:padding-right="0in" style:shadow="none" fo:text-align="center" fo:margin-top="0.2777in"/>
      <style:text-properties fo:text-transform="uppercase" fo:color="#004E6C" fo:letter-spacing="0.0138in" fo:font-size="14pt" style:font-size-asian="14pt" style:font-size-complex="14pt" fo:hyphenate="true"/>
    </style:style>
    <style:style style:name="Nagłówek2" style:display-name="Nagłówek 2" style:family="paragraph" style:parent-style-name="Standard" style:next-style-name="Standard" style:default-outline-level="2">
      <style:paragraph-properties fo:border-top="none" fo:border-left="none" fo:border-bottom="0.0069in solid #004D6C" fo:border-right="none" fo:padding-top="0in" fo:padding-left="0in" fo:padding-bottom="0.0138in" fo:padding-right="0in" style:shadow="none" fo:text-align="center" fo:margin-top="0.2777in"/>
      <style:text-properties fo:text-transform="uppercase" fo:color="#004E6C" fo:letter-spacing="0.0104in" fo:font-size="12pt" style:font-size-asian="12pt" style:font-size-complex="12pt" fo:hyphenate="true"/>
    </style:style>
    <style:style style:name="Nagłówek3" style:display-name="Nagłówek 3" style:family="paragraph" style:parent-style-name="Standard" style:next-style-name="Standard" style:default-outline-level="3">
      <style:paragraph-properties fo:border-top="0.0069in dotted #004D6C" fo:border-left="none" fo:border-bottom="0.0069in dotted #004D6C" fo:border-right="none" fo:padding-top="0.0138in" fo:padding-left="0in" fo:padding-bottom="0.0138in" fo:padding-right="0in" style:shadow="none" fo:text-align="center" fo:margin-top="0.2083in"/>
      <style:text-properties fo:text-transform="uppercase" fo:color="#004D6C" fo:font-size="12pt" style:font-size-asian="12pt" style:font-size-complex="12pt" fo:hyphenate="true"/>
    </style:style>
    <style:style style:name="Nagłówek4" style:display-name="Nagłówek 4" style:family="paragraph" style:parent-style-name="Standard" style:next-style-name="Standard" style:default-outline-level="4">
      <style:paragraph-properties fo:border-top="none" fo:border-left="none" fo:border-bottom="0.0069in dotted #0075A2" fo:border-right="none" fo:padding-top="0in" fo:padding-left="0in" fo:padding-bottom="0.0138in" fo:padding-right="0in" style:shadow="none" fo:margin-bottom="0.0833in"/>
      <style:text-properties fo:text-transform="uppercase" fo:color="#004D6C" fo:letter-spacing="0.0069in" fo:hyphenate="true"/>
    </style:style>
    <style:style style:name="Nagłówek5" style:display-name="Nagłówek 5" style:family="paragraph" style:parent-style-name="Standard" style:next-style-name="Standard" style:default-outline-level="5">
      <style:paragraph-properties fo:margin-top="0.2222in" fo:margin-bottom="0.0833in"/>
      <style:text-properties fo:text-transform="uppercase" fo:color="#004D6C" fo:letter-spacing="0.0069in" fo:hyphenate="true"/>
    </style:style>
    <style:style style:name="Nagłówek6" style:display-name="Nagłówek 6" style:family="paragraph" style:parent-style-name="Standard" style:next-style-name="Standard" style:default-outline-level="6">
      <style:paragraph-properties fo:margin-bottom="0.0833in"/>
      <style:text-properties fo:text-transform="uppercase" fo:color="#0075A2" fo:letter-spacing="0.0069in" fo:hyphenate="true"/>
    </style:style>
    <style:style style:name="Nagłówek7" style:display-name="Nagłówek 7" style:family="paragraph" style:parent-style-name="Standard" style:next-style-name="Standard" style:default-outline-level="7">
      <style:paragraph-properties fo:text-align="center" fo:margin-bottom="0.0833in"/>
      <style:text-properties fo:font-style="italic" style:font-style-asian="italic" style:font-style-complex="italic" fo:text-transform="uppercase" fo:color="#0075A2" fo:letter-spacing="0.0069in" fo:hyphenate="true"/>
    </style:style>
    <style:style style:name="Nagłówek8" style:display-name="Nagłówek 8" style:family="paragraph" style:parent-style-name="Standard" style:next-style-name="Standard" style:default-outline-level="8">
      <style:paragraph-properties fo:text-align="center" fo:margin-bottom="0.0833in"/>
      <style:text-properties fo:text-transform="uppercase" fo:letter-spacing="0.0069in" fo:font-size="10pt" style:font-size-asian="10pt" style:font-size-complex="10pt" fo:hyphenate="true"/>
    </style:style>
    <style:style style:name="Nagłówek9" style:display-name="Nagłówek 9" style:family="paragraph" style:parent-style-name="Standard" style:next-style-name="Standard" style:default-outline-level="9">
      <style:paragraph-properties fo:text-align="center" fo:margin-bottom="0.0833in"/>
      <style:text-properties fo:font-style="italic" style:font-style-asian="italic" style:font-style-complex="italic" fo:text-transform="uppercase" fo:letter-spacing="0.0069in" fo:font-size="10pt" style:font-size-asian="10pt" style:font-size-complex="10pt" fo:hyphenate="true"/>
    </style:style>
    <style:style style:name="Domyślnaczcionkaakapitu" style:display-name="Domyślna czcionka akapitu" style:family="text"/>
    <style:style style:name="Standard" style:display-name="Standard" style:family="paragraph">
      <style:paragraph-properties fo:widows="2" fo:orphans="2" fo:text-align="justify" fo:margin-bottom="0.1388in"/>
      <style:text-properties style:font-name="Cambria, 'Palatino Linotype'" style:font-name-asian="Times New Roman" style:font-name-complex="Times New Roman" fo:font-size="11pt" style:font-size-asian="11pt" style:font-size-complex="11pt" fo:language="en" fo:country="US" style:language-complex="ar" style:country-complex="SA" fo:hyphenate="true"/>
    </style:style>
    <style:style style:name="Heading" style:display-name="Heading" style:family="paragraph" style:parent-style-name="Standard" style:next-style-name="Standard">
      <style:paragraph-properties fo:border-top="0.0034in dotted #004E6C" fo:border-left="none" fo:border-bottom="0.0034in dotted #004E6C" fo:border-right="none" fo:padding-top="0.0138in" fo:padding-left="0in" fo:padding-bottom="0.0833in" fo:padding-right="0in" style:shadow="none" fo:text-align="center" fo:margin-top="0.3472in" fo:margin-bottom="0.2083in"/>
      <style:text-properties fo:text-transform="uppercase" fo:color="#004E6C" fo:letter-spacing="0.0347in" fo:font-size="22pt" style:font-size-asian="22pt" style:font-size-complex="22pt" fo:hyphenate="true"/>
    </style:style>
    <style:style style:name="Textbody" style:display-name="Text body" style:family="paragraph" style:parent-style-name="Standard">
      <style:paragraph-properties style:punctuation-wrap="simple" style:text-autospace="none" fo:margin-bottom="0in" style:line-height-at-least="0.1666in" fo:margin-left="0.4923in">
        <style:tab-stops/>
      </style:paragraph-properties>
      <style:text-properties style:font-name="Arial" style:font-name-asian="Arial" style:font-name-complex="Arial" fo:color="#000000" fo:letter-spacing="-0.0034in" fo:font-size="10pt" style:font-size-asian="10pt" style:font-size-complex="10pt" fo:hyphenate="false"/>
    </style:style>
    <style:style style:name="Lista" style:display-name="Lista" style:family="paragraph" style:parent-style-name="Textbody">
      <style:text-properties fo:font-size="12pt" style:font-size-asian="12pt" fo:hyphenate="false"/>
    </style:style>
    <style:style style:name="Legenda" style:display-name="Legenda" style:family="paragraph" style:parent-style-name="Standard" style:next-style-name="Standard">
      <style:text-properties fo:text-transform="uppercase" fo:letter-spacing="0.0069in" fo:font-size="9pt" style:font-size-asian="9pt" style:font-size-complex="9pt" fo:hyphenate="true"/>
    </style:style>
    <style:style style:name="Index" style:display-name="Index" style:family="paragraph" style:parent-style-name="Standard">
      <style:paragraph-properties text:number-lines="false"/>
      <style:text-properties style:font-name-complex="Arial" fo:font-size="12pt" style:font-size-asian="12pt" fo:hyphenate="true"/>
    </style:style>
    <style:style style:name="Cytatintensywny1" style:display-name="Cytat intensywny1" style:family="paragraph" style:parent-style-name="Standard" style:next-style-name="Standard">
      <style:paragraph-properties fo:border-top="0.0034in dotted #004E6C" fo:border-left="none" fo:border-bottom="0.0034in dotted #004E6C" fo:border-right="none" fo:padding-top="0.1388in" fo:padding-left="0in" fo:padding-bottom="0.0555in" fo:padding-right="0in" style:shadow="none" fo:margin-top="0.1111in" fo:line-height="125%" fo:margin-left="1in" fo:margin-right="1in">
        <style:tab-stops/>
      </style:paragraph-properties>
      <style:text-properties fo:text-transform="uppercase" fo:color="#004D6C" fo:letter-spacing="0.0034in" fo:font-size="10pt" style:font-size-asian="10pt" style:font-size-complex="10pt" fo:hyphenate="true"/>
    </style:style>
    <style:style style:name="Podtytuł" style:display-name="Podtytuł" style:family="paragraph" style:parent-style-name="Standard" style:next-style-name="Standard">
      <style:paragraph-properties fo:text-align="center" fo:margin-bottom="0.3888in"/>
      <style:text-properties fo:text-transform="uppercase" fo:letter-spacing="0.0138in" fo:font-size="9pt" style:font-size-asian="9pt" style:font-size-complex="9pt" fo:hyphenate="true"/>
    </style:style>
    <style:style style:name="Bezodstępów1" style:display-name="Bez odstępów1" style:family="paragraph" style:parent-style-name="Standard">
      <style:paragraph-properties fo:margin-bottom="0in"/>
      <style:text-properties fo:hyphenate="true"/>
    </style:style>
    <style:style style:name="Akapitzlistą1" style:display-name="Akapit z listą1" style:family="paragraph" style:parent-style-name="Standard">
      <style:paragraph-properties fo:margin-left="0.5in">
        <style:tab-stops/>
      </style:paragraph-properties>
      <style:text-properties fo:hyphenate="true"/>
    </style:style>
    <style:style style:name="Cytat1" style:display-name="Cytat1" style:family="paragraph" style:parent-style-name="Standard" style:next-style-name="Standard">
      <style:text-properties fo:font-style="italic" style:font-style-asian="italic" style:font-style-complex="italic" fo:hyphenate="true"/>
    </style:style>
    <style:style style:name="Sds" style:display-name="Sds" style:family="paragraph" style:parent-style-name="Standard" style:next-style-name="Standard">
      <style:paragraph-properties style:punctuation-wrap="simple" style:text-autospace="none" fo:margin-top="0.3333in" fo:margin-bottom="0.0833in"/>
      <style:text-properties style:font-name="Arial" style:font-name-asian="Arial" style:font-name-complex="Arial" fo:font-weight="bold" style:font-weight-asian="bold" fo:color="#000000" fo:letter-spacing="-0.0034in" fo:font-size="14pt" style:font-size-asian="14pt" style:font-size-complex="10pt" fo:language="pl" fo:country="PL" fo:hyphenate="true"/>
    </style:style>
    <style:style style:name="Nagłówek" style:display-name="Nagłówek" style:family="paragraph" style:parent-style-name="Standard">
      <style:paragraph-properties fo:margin-bottom="0in"/>
      <style:text-properties fo:hyphenate="true"/>
    </style:style>
    <style:style style:name="Stopka" style:display-name="Stopka" style:family="paragraph" style:parent-style-name="Standard">
      <style:paragraph-properties fo:margin-bottom="0in"/>
      <style:text-properties fo:hyphenate="true"/>
    </style:style>
    <style:style style:name="CCCEA446CAF17FE5F1444D9BD" style:display-name="4098208CCCEA446CAF17FE5F1444D9BD" style:family="paragraph">
      <style:paragraph-properties fo:widows="2" fo:orphans="2" fo:margin-bottom="0.1388in" fo:line-height="115%"/>
      <style:text-properties style:font-name="Calibri" style:font-name-asian="Times New Roman" style:font-name-complex="Calibri" fo:font-size="11pt" style:font-size-asian="11pt" style:font-size-complex="11pt" fo:language="en" fo:country="US" style:language-complex="ar" style:country-complex="SA" fo:hyphenate="false"/>
    </style:style>
    <style:style style:name="Tekstdymka" style:display-name="Tekst dymka" style:family="paragraph" style:parent-style-name="Standard">
      <style:paragraph-properties fo:margin-bottom="0in"/>
      <style:text-properties style:font-name="Tahoma" style:font-name-asian="Tahoma" style:font-name-complex="Tahoma" fo:font-size="8pt" style:font-size-asian="8pt" style:font-size-complex="8pt" fo:hyphenate="true"/>
    </style:style>
    <style:style style:name="Contents1" style:display-name="Contents 1" style:family="paragraph" style:parent-style-name="Standard" style:next-style-name="Standard">
      <style:paragraph-properties fo:margin-bottom="0.0694in"/>
      <style:text-properties fo:hyphenate="true"/>
    </style:style>
    <style:style style:name="Contents3" style:display-name="Contents 3" style:family="paragraph" style:parent-style-name="Standard" style:next-style-name="Standard">
      <style:paragraph-properties fo:margin-bottom="0.0694in" fo:margin-left="0.3055in">
        <style:tab-stops/>
      </style:paragraph-properties>
      <style:text-properties fo:hyphenate="true"/>
    </style:style>
    <style:style style:name="Contents2" style:display-name="Contents 2" style:family="paragraph" style:parent-style-name="Standard" style:next-style-name="Standard">
      <style:paragraph-properties fo:margin-bottom="0.0694in" fo:line-height="115%" fo:margin-left="0.1527in">
        <style:tab-stops/>
      </style:paragraph-properties>
      <style:text-properties fo:language="pl" fo:country="PL" fo:hyphenate="true"/>
    </style:style>
    <style:style style:name="Contents4" style:display-name="Contents 4" style:family="paragraph" style:parent-style-name="Standard" style:next-style-name="Standard">
      <style:paragraph-properties fo:margin-bottom="0.0694in" fo:margin-left="0.4583in">
        <style:tab-stops/>
      </style:paragraph-properties>
      <style:text-properties fo:hyphenate="true"/>
    </style:style>
    <style:style style:name="Akapitsds" style:display-name="Akapit sds" style:family="paragraph" style:parent-style-name="Standard">
      <style:paragraph-properties fo:margin-bottom="0in" fo:margin-left="0.3937in">
        <style:tab-stops/>
      </style:paragraph-properties>
      <style:text-properties style:font-name="Arial" style:font-name-asian="Arial" style:font-name-complex="Arial" fo:font-size="10pt" style:font-size-asian="10pt" style:font-size-complex="12pt" fo:hyphenate="false"/>
    </style:style>
    <style:style style:name="Contents5" style:display-name="Contents 5" style:family="paragraph" style:parent-style-name="Standard" style:next-style-name="Standard">
      <style:paragraph-properties fo:margin-bottom="0.0694in" fo:margin-left="0.6111in">
        <style:tab-stops/>
      </style:paragraph-properties>
      <style:text-properties fo:hyphenate="true"/>
    </style:style>
    <style:style style:name="Contents9" style:display-name="Contents 9" style:family="paragraph" style:parent-style-name="Standard" style:next-style-name="Standard">
      <style:paragraph-properties fo:margin-bottom="0.0694in" fo:margin-left="1.2222in">
        <style:tab-stops/>
      </style:paragraph-properties>
      <style:text-properties fo:hyphenate="true"/>
    </style:style>
    <style:style style:name="NormalnyWeb" style:display-name="Normalny (Web)" style:family="paragraph" style:parent-style-name="Standard">
      <style:paragraph-properties fo:margin-top="0.1944in" fo:margin-bottom="0.1944in"/>
      <style:text-properties style:font-name="Times New Roman" fo:font-size="12pt" style:font-size-asian="12pt" style:font-size-complex="12pt" fo:language="pl" fo:country="PL" fo:hyphenate="true"/>
    </style:style>
    <style:style style:name="HTML-wstępniesformatowany" style:display-name="HTML - wstępnie sformatowany" style:family="paragraph" style:parent-style-name="Standard">
      <style:paragraph-properties fo:margin-bottom="0in"/>
      <style:text-properties style:font-name="Courier New" style:font-name-asian="Courier New" style:font-name-complex="Courier New" fo:font-size="10pt" style:font-size-asian="10pt" style:font-size-complex="10pt" fo:language="pl" fo:country="PL" fo:hyphenate="true"/>
    </style:style>
    <style:style style:name="static" style:display-name="static" style:family="paragraph" style:parent-style-name="Standard">
      <style:paragraph-properties fo:margin-top="0.1944in" fo:margin-bottom="0.1944in"/>
      <style:text-properties style:font-name="Times New Roman" fo:font-size="12pt" style:font-size-asian="12pt" style:font-size-complex="12pt" fo:language="pl" fo:country="PL" fo:hyphenate="true"/>
    </style:style>
    <style:style style:name="SRS-nagłówek1" style:display-name="SRS-nagłówek 1" style:family="paragraph" style:parent-style-name="Nagłówek4" style:default-outline-level="1">
      <style:paragraph-properties fo:widows="0" fo:orphans="0" fo:break-before="page" fo:text-align="start"/>
      <style:text-properties style:font-name="Liberation Serif" style:font-name-asian="SimSun" style:font-name-complex="Arial" fo:font-size="12pt" style:font-size-asian="12pt" style:font-size-complex="12pt" fo:language="pl" fo:country="PL" style:language-complex="hi" style:country-complex="IN" fo:hyphenate="true"/>
    </style:style>
    <style:style style:name="SRS-Dodatek" style:display-name="SRS-Dodatek" style:family="paragraph" style:parent-style-name="SRS-nagłówek1" style:list-style-name="WW8Num101" style:default-outline-level="1">
      <style:text-properties fo:hyphenate="true"/>
    </style:style>
    <style:style style:name="Tekstpodstawowyzwcięciem" style:display-name="Tekst podstawowy z wcięciem" style:family="paragraph" style:parent-style-name="Textbody">
      <style:paragraph-properties style:punctuation-wrap="hanging" style:text-autospace="ideograph-alpha" style:vertical-align="auto" fo:margin-bottom="0.0833in" fo:line-height="100%" fo:margin-left="0in" fo:text-indent="0.1458in">
        <style:tab-stops/>
      </style:paragraph-properties>
      <style:text-properties style:font-name="Cambria, 'Palatino Linotype'" style:font-name-asian="Cambria, 'Palatino Linotype'" style:font-name-complex="Cambria, 'Palatino Linotype'" fo:letter-spacing="normal" fo:font-size="11pt" style:font-size-asian="11pt" style:font-size-complex="11pt" fo:hyphenate="true"/>
    </style:style>
    <style:style style:name="Textbodyindent" style:display-name="Text body indent" style:family="paragraph" style:parent-style-name="Standard">
      <style:paragraph-properties fo:margin-bottom="0.0833in" fo:margin-left="0.1965in">
        <style:tab-stops/>
      </style:paragraph-properties>
      <style:text-properties fo:hyphenate="true"/>
    </style:style>
    <style:style style:name="Tekstpodstawowyzwcięciem2" style:display-name="Tekst podstawowy z wcięciem 2" style:family="paragraph" style:parent-style-name="Textbodyindent">
      <style:paragraph-properties fo:text-indent="0.1458in"/>
      <style:text-properties fo:hyphenate="true"/>
    </style:style>
    <style:style style:name="SRS-Podrozdzial" style:display-name="SRS-Podrozdzial" style:family="paragraph" style:parent-style-name="Standard">
      <style:paragraph-properties fo:margin-bottom="0in"/>
      <style:text-properties fo:font-weight="bold" style:font-weight-asian="bold" fo:color="#0075A2" fo:hyphenate="true"/>
    </style:style>
    <style:style style:name="Endnote" style:display-name="Endnote" style:family="paragraph" style:parent-style-name="Standard">
      <style:text-properties fo:font-size="10pt" style:font-size-asian="10pt" style:font-size-complex="10pt" fo:hyphenate="true"/>
    </style:style>
    <style:style style:name="TableContentsuser" style:display-name="Table Contents (user)" style:family="paragraph" style:parent-style-name="Standard">
      <style:paragraph-properties text:number-lines="false" fo:text-align="start" fo:margin-bottom="0in"/>
      <style:text-properties style:font-name="Times New Roman" fo:font-size="12pt" style:font-size-asian="12pt" style:font-size-complex="12pt" fo:hyphenate="false"/>
    </style:style>
    <style:style style:name="Cytatintensywny" style:display-name="Cytat intensywny" style:family="paragraph" style:parent-style-name="Standard" style:next-style-name="Standard">
      <style:paragraph-properties fo:border-top="0.0034in dotted #004E6C" fo:border-left="none" fo:border-bottom="0.0034in dotted #004E6C" fo:border-right="none" fo:padding-top="0.1388in" fo:padding-left="0in" fo:padding-bottom="0.0555in" fo:padding-right="0in" style:shadow="none" fo:margin-top="0.1111in" fo:line-height="125%" fo:margin-left="1in" fo:margin-right="1in">
        <style:tab-stops/>
      </style:paragraph-properties>
      <style:text-properties fo:text-transform="uppercase" fo:color="#004D6C" fo:letter-spacing="0.0034in" fo:font-size="10pt" style:font-size-asian="10pt" style:font-size-complex="10pt" fo:language="pl" fo:country="PL" fo:hyphenate="true"/>
    </style:style>
    <style:style style:name="Bezodstępów" style:display-name="Bez odstępów" style:family="paragraph" style:parent-style-name="Standard">
      <style:paragraph-properties fo:margin-bottom="0in"/>
      <style:text-properties fo:language="pl" fo:country="PL" fo:hyphenate="true"/>
    </style:style>
    <style:style style:name="Akapitzlistą" style:display-name="Akapit z listą" style:family="paragraph" style:parent-style-name="Standard">
      <style:paragraph-properties fo:margin-left="0.5in">
        <style:tab-stops/>
      </style:paragraph-properties>
      <style:text-properties fo:language="pl" fo:country="PL" fo:hyphenate="true"/>
    </style:style>
    <style:style style:name="Cytat" style:display-name="Cytat" style:family="paragraph" style:parent-style-name="Standard" style:next-style-name="Standard">
      <style:text-properties fo:font-style="italic" style:font-style-asian="italic" style:font-style-complex="italic" fo:language="pl" fo:country="PL" fo:hyphenate="true"/>
    </style:style>
    <style:style style:name="SRS-termin" style:display-name="SRS-termin" style:family="paragraph" style:parent-style-name="Standard" style:next-style-name="Standard">
      <style:paragraph-properties fo:margin-bottom="0in"/>
      <style:text-properties fo:font-weight="bold" style:font-weight-asian="bold" fo:language="pl" fo:country="PL" fo:hyphenate="true"/>
    </style:style>
    <style:style style:name="SRS-Komentarz" style:display-name="SRS-Komentarz" style:family="paragraph" style:parent-style-name="Standard">
      <style:text-properties fo:font-style="italic" style:font-style-asian="italic" fo:color="#999999" fo:language="pl" fo:country="PL"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Tytuł" style:display-name="Tytuł" style:family="paragraph" style:parent-style-name="Heading" style:next-style-name="Textbody">
      <style:text-properties fo:font-weight="bold" style:font-weight-asian="bold" style:font-weight-complex="bold" fo:font-size="28pt" style:font-size-asian="28pt" style:font-size-complex="28pt" fo:hyphenate="true"/>
    </style:style>
    <style:style style:name="WW8Num1z0" style:display-name="WW8Num1z0" style:family="text">
      <style:text-properties style:font-name-complex="Times New Roman" fo:font-weight="normal" style:font-weight-asian="normal"/>
    </style:style>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style style:name="WW8Num7z1" style:display-name="WW8Num7z1" style:family="text"/>
    <style:style style:name="WW8Num7z2" style:display-name="WW8Num7z2" style:family="text"/>
    <style:style style:name="WW8Num7z3" style:display-name="WW8Num7z3" style:family="text"/>
    <style:style style:name="WW8Num7z4" style:display-name="WW8Num7z4" style:family="text"/>
    <style:style style:name="WW8Num7z5" style:display-name="WW8Num7z5" style:family="text"/>
    <style:style style:name="WW8Num7z6" style:display-name="WW8Num7z6" style:family="text"/>
    <style:style style:name="WW8Num7z7" style:display-name="WW8Num7z7" style:family="text"/>
    <style:style style:name="WW8Num7z8" style:display-name="WW8Num7z8" style:family="text"/>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style style:name="WW8Num10z1" style:display-name="WW8Num10z1" style:family="text"/>
    <style:style style:name="WW8Num10z2" style:display-name="WW8Num10z2" style:family="text"/>
    <style:style style:name="WW8Num10z3" style:display-name="WW8Num10z3" style:family="text"/>
    <style:style style:name="WW8Num10z4" style:display-name="WW8Num10z4" style:family="text"/>
    <style:style style:name="WW8Num10z5" style:display-name="WW8Num10z5" style:family="text"/>
    <style:style style:name="WW8Num10z6" style:display-name="WW8Num10z6" style:family="text"/>
    <style:style style:name="WW8Num10z7" style:display-name="WW8Num10z7" style:family="text"/>
    <style:style style:name="WW8Num10z8" style:display-name="WW8Num10z8" style:family="text"/>
    <style:style style:name="WW8Num11z0" style:display-name="WW8Num11z0"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style style:name="WW8Num12z1" style:display-name="WW8Num12z1" style:family="text"/>
    <style:style style:name="WW8Num12z2" style:display-name="WW8Num12z2" style:family="text"/>
    <style:style style:name="WW8Num12z3" style:display-name="WW8Num12z3" style:family="text"/>
    <style:style style:name="WW8Num12z4" style:display-name="WW8Num12z4" style:family="text"/>
    <style:style style:name="WW8Num12z5" style:display-name="WW8Num12z5" style:family="text"/>
    <style:style style:name="WW8Num12z6" style:display-name="WW8Num12z6" style:family="text"/>
    <style:style style:name="WW8Num12z7" style:display-name="WW8Num12z7" style:family="text"/>
    <style:style style:name="WW8Num12z8" style:display-name="WW8Num12z8" style:family="text"/>
    <style:style style:name="WW8Num13z0" style:display-name="WW8Num13z0" style:family="text"/>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style style:name="WW8Num14z1" style:display-name="WW8Num14z1" style:family="text"/>
    <style:style style:name="WW8Num14z2" style:display-name="WW8Num14z2" style:family="text"/>
    <style:style style:name="WW8Num14z3" style:display-name="WW8Num14z3" style:family="text"/>
    <style:style style:name="WW8Num14z4" style:display-name="WW8Num14z4" style:family="text"/>
    <style:style style:name="WW8Num14z5" style:display-name="WW8Num14z5" style:family="text"/>
    <style:style style:name="WW8Num14z6" style:display-name="WW8Num14z6" style:family="text"/>
    <style:style style:name="WW8Num14z7" style:display-name="WW8Num14z7" style:family="text"/>
    <style:style style:name="WW8Num14z8" style:display-name="WW8Num14z8" style:family="text"/>
    <style:style style:name="WW8Num15z0" style:display-name="WW8Num15z0" style:family="text"/>
    <style:style style:name="WW8Num15z1" style:display-name="WW8Num15z1" style:family="text"/>
    <style:style style:name="WW8Num15z2" style:display-name="WW8Num15z2" style:family="text"/>
    <style:style style:name="WW8Num15z3" style:display-name="WW8Num15z3" style:family="text"/>
    <style:style style:name="WW8Num15z4" style:display-name="WW8Num15z4" style:family="text"/>
    <style:style style:name="WW8Num15z5" style:display-name="WW8Num15z5" style:family="text"/>
    <style:style style:name="WW8Num15z6" style:display-name="WW8Num15z6" style:family="text"/>
    <style:style style:name="WW8Num15z7" style:display-name="WW8Num15z7" style:family="text"/>
    <style:style style:name="WW8Num15z8" style:display-name="WW8Num15z8" style:family="text"/>
    <style:style style:name="WW8Num16z0" style:display-name="WW8Num16z0" style:family="text"/>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WW8Num17z0" style:display-name="WW8Num17z0" style:family="text"/>
    <style:style style:name="WW8Num17z1" style:display-name="WW8Num17z1" style:family="text"/>
    <style:style style:name="WW8Num17z2" style:display-name="WW8Num17z2" style:family="text"/>
    <style:style style:name="WW8Num17z3" style:display-name="WW8Num17z3" style:family="text"/>
    <style:style style:name="WW8Num17z4" style:display-name="WW8Num17z4" style:family="text"/>
    <style:style style:name="WW8Num17z5" style:display-name="WW8Num17z5" style:family="text"/>
    <style:style style:name="WW8Num17z6" style:display-name="WW8Num17z6" style:family="text"/>
    <style:style style:name="WW8Num17z7" style:display-name="WW8Num17z7" style:family="text"/>
    <style:style style:name="WW8Num17z8" style:display-name="WW8Num17z8" style:family="text"/>
    <style:style style:name="WW8Num18z0" style:display-name="WW8Num18z0" style:family="text"/>
    <style:style style:name="WW8Num18z1" style:display-name="WW8Num18z1" style:family="text"/>
    <style:style style:name="WW8Num18z2" style:display-name="WW8Num18z2" style:family="text"/>
    <style:style style:name="WW8Num18z3" style:display-name="WW8Num18z3" style:family="text"/>
    <style:style style:name="WW8Num18z4" style:display-name="WW8Num18z4" style:family="text"/>
    <style:style style:name="WW8Num18z5" style:display-name="WW8Num18z5" style:family="text"/>
    <style:style style:name="WW8Num18z6" style:display-name="WW8Num18z6" style:family="text"/>
    <style:style style:name="WW8Num18z7" style:display-name="WW8Num18z7" style:family="text"/>
    <style:style style:name="WW8Num18z8" style:display-name="WW8Num18z8" style:family="text"/>
    <style:style style:name="WW8Num19z0" style:display-name="WW8Num19z0" style:family="text"/>
    <style:style style:name="WW8Num19z1" style:display-name="WW8Num19z1" style:family="text"/>
    <style:style style:name="WW8Num19z2" style:display-name="WW8Num19z2" style:family="text"/>
    <style:style style:name="WW8Num19z3" style:display-name="WW8Num19z3" style:family="text"/>
    <style:style style:name="WW8Num19z4" style:display-name="WW8Num19z4" style:family="text"/>
    <style:style style:name="WW8Num19z5" style:display-name="WW8Num19z5" style:family="text"/>
    <style:style style:name="WW8Num19z6" style:display-name="WW8Num19z6" style:family="text"/>
    <style:style style:name="WW8Num19z7" style:display-name="WW8Num19z7" style:family="text"/>
    <style:style style:name="WW8Num19z8" style:display-name="WW8Num19z8" style:family="text"/>
    <style:style style:name="WW8Num20z0" style:display-name="WW8Num20z0" style:family="text"/>
    <style:style style:name="WW8Num20z1" style:display-name="WW8Num20z1" style:family="text"/>
    <style:style style:name="WW8Num20z2" style:display-name="WW8Num20z2" style:family="text"/>
    <style:style style:name="WW8Num20z3" style:display-name="WW8Num20z3" style:family="text"/>
    <style:style style:name="WW8Num20z4" style:display-name="WW8Num20z4" style:family="text"/>
    <style:style style:name="WW8Num20z5" style:display-name="WW8Num20z5" style:family="text"/>
    <style:style style:name="WW8Num20z6" style:display-name="WW8Num20z6" style:family="text"/>
    <style:style style:name="WW8Num20z7" style:display-name="WW8Num20z7" style:family="text"/>
    <style:style style:name="WW8Num20z8" style:display-name="WW8Num20z8" style:family="text"/>
    <style:style style:name="WW8Num21z0" style:display-name="WW8Num21z0" style:family="text">
      <style:text-properties style:font-name="Symbol" style:font-name-asian="Symbol" style:font-name-complex="Symbol"/>
    </style:style>
    <style:style style:name="WW8Num21z1" style:display-name="WW8Num21z1" style:family="text">
      <style:text-properties style:font-name="Courier New" style:font-name-asian="Courier New" style:font-name-complex="Courier New"/>
    </style:style>
    <style:style style:name="WW8Num21z2" style:display-name="WW8Num21z2" style:family="text">
      <style:text-properties style:font-name="Wingdings" style:font-name-asian="Wingdings" style:font-name-complex="Wingdings"/>
    </style:style>
    <style:style style:name="WW8Num22z0" style:display-name="WW8Num22z0" style:family="text">
      <style:text-properties style:font-name="Symbol" style:font-name-asian="Symbol" style:font-name-complex="Symbol"/>
    </style:style>
    <style:style style:name="WW8Num22z1" style:display-name="WW8Num22z1" style:family="text">
      <style:text-properties style:font-name="Courier New" style:font-name-asian="Courier New" style:font-name-complex="Courier New"/>
    </style:style>
    <style:style style:name="WW8Num22z2" style:display-name="WW8Num22z2" style:family="text">
      <style:text-properties style:font-name="Wingdings" style:font-name-asian="Wingdings" style:font-name-complex="Wingdings"/>
    </style:style>
    <style:style style:name="WW8Num23z0" style:display-name="WW8Num23z0" style:family="text"/>
    <style:style style:name="WW8Num23z1" style:display-name="WW8Num23z1" style:family="text"/>
    <style:style style:name="WW8Num23z2" style:display-name="WW8Num23z2" style:family="text"/>
    <style:style style:name="WW8Num23z3" style:display-name="WW8Num23z3" style:family="text"/>
    <style:style style:name="WW8Num23z4" style:display-name="WW8Num23z4" style:family="text"/>
    <style:style style:name="WW8Num23z5" style:display-name="WW8Num23z5" style:family="text"/>
    <style:style style:name="WW8Num23z6" style:display-name="WW8Num23z6" style:family="text"/>
    <style:style style:name="WW8Num23z7" style:display-name="WW8Num23z7" style:family="text"/>
    <style:style style:name="WW8Num23z8" style:display-name="WW8Num23z8" style:family="text"/>
    <style:style style:name="WW8Num24z0" style:display-name="WW8Num24z0" style:family="text"/>
    <style:style style:name="WW8Num24z1" style:display-name="WW8Num24z1" style:family="text"/>
    <style:style style:name="WW8Num24z2" style:display-name="WW8Num24z2" style:family="text"/>
    <style:style style:name="WW8Num24z3" style:display-name="WW8Num24z3" style:family="text"/>
    <style:style style:name="WW8Num24z4" style:display-name="WW8Num24z4" style:family="text"/>
    <style:style style:name="WW8Num24z5" style:display-name="WW8Num24z5" style:family="text"/>
    <style:style style:name="WW8Num24z6" style:display-name="WW8Num24z6" style:family="text"/>
    <style:style style:name="WW8Num24z7" style:display-name="WW8Num24z7" style:family="text"/>
    <style:style style:name="WW8Num24z8" style:display-name="WW8Num24z8" style:family="text"/>
    <style:style style:name="WW8Num25z0" style:display-name="WW8Num25z0" style:family="text">
      <style:text-properties fo:font-weight="normal" style:font-weight-asian="normal"/>
    </style:style>
    <style:style style:name="WW8Num25z1" style:display-name="WW8Num25z1" style:family="text"/>
    <style:style style:name="WW8Num25z2" style:display-name="WW8Num25z2" style:family="text"/>
    <style:style style:name="WW8Num25z3" style:display-name="WW8Num25z3" style:family="text"/>
    <style:style style:name="WW8Num25z4" style:display-name="WW8Num25z4" style:family="text"/>
    <style:style style:name="WW8Num25z5" style:display-name="WW8Num25z5" style:family="text"/>
    <style:style style:name="WW8Num25z6" style:display-name="WW8Num25z6" style:family="text"/>
    <style:style style:name="WW8Num25z7" style:display-name="WW8Num25z7" style:family="text"/>
    <style:style style:name="WW8Num25z8" style:display-name="WW8Num25z8" style:family="text"/>
    <style:style style:name="WW8Num26z0" style:display-name="WW8Num26z0" style:family="text"/>
    <style:style style:name="WW8Num26z1" style:display-name="WW8Num26z1" style:family="text"/>
    <style:style style:name="WW8Num26z2" style:display-name="WW8Num26z2" style:family="text"/>
    <style:style style:name="WW8Num26z3" style:display-name="WW8Num26z3" style:family="text"/>
    <style:style style:name="WW8Num26z4" style:display-name="WW8Num26z4" style:family="text"/>
    <style:style style:name="WW8Num26z5" style:display-name="WW8Num26z5" style:family="text"/>
    <style:style style:name="WW8Num26z6" style:display-name="WW8Num26z6" style:family="text"/>
    <style:style style:name="WW8Num26z7" style:display-name="WW8Num26z7" style:family="text"/>
    <style:style style:name="WW8Num26z8" style:display-name="WW8Num26z8" style:family="text"/>
    <style:style style:name="WW8Num27z0" style:display-name="WW8Num27z0" style:family="text"/>
    <style:style style:name="WW8Num27z1" style:display-name="WW8Num27z1" style:family="text"/>
    <style:style style:name="WW8Num27z2" style:display-name="WW8Num27z2" style:family="text"/>
    <style:style style:name="WW8Num27z3" style:display-name="WW8Num27z3" style:family="text"/>
    <style:style style:name="WW8Num27z4" style:display-name="WW8Num27z4" style:family="text"/>
    <style:style style:name="WW8Num27z5" style:display-name="WW8Num27z5" style:family="text"/>
    <style:style style:name="WW8Num27z6" style:display-name="WW8Num27z6" style:family="text"/>
    <style:style style:name="WW8Num27z7" style:display-name="WW8Num27z7" style:family="text"/>
    <style:style style:name="WW8Num27z8" style:display-name="WW8Num27z8" style:family="text"/>
    <style:style style:name="WW8Num28z0" style:display-name="WW8Num28z0" style:family="text"/>
    <style:style style:name="WW8Num28z1" style:display-name="WW8Num28z1" style:family="text"/>
    <style:style style:name="WW8Num28z2" style:display-name="WW8Num28z2" style:family="text"/>
    <style:style style:name="WW8Num28z3" style:display-name="WW8Num28z3" style:family="text"/>
    <style:style style:name="WW8Num28z4" style:display-name="WW8Num28z4" style:family="text"/>
    <style:style style:name="WW8Num28z5" style:display-name="WW8Num28z5" style:family="text"/>
    <style:style style:name="WW8Num28z6" style:display-name="WW8Num28z6" style:family="text"/>
    <style:style style:name="WW8Num28z7" style:display-name="WW8Num28z7" style:family="text"/>
    <style:style style:name="WW8Num28z8" style:display-name="WW8Num28z8" style:family="text"/>
    <style:style style:name="WW8Num29z0" style:display-name="WW8Num29z0" style:family="text">
      <style:text-properties style:font-name="Symbol" style:font-name-asian="Symbol" style:font-name-complex="Symbol"/>
    </style:style>
    <style:style style:name="WW8Num29z3" style:display-name="WW8Num29z3" style:family="text"/>
    <style:style style:name="WW8Num29z4" style:display-name="WW8Num29z4" style:family="text"/>
    <style:style style:name="WW8Num29z5" style:display-name="WW8Num29z5" style:family="text"/>
    <style:style style:name="WW8Num29z6" style:display-name="WW8Num29z6" style:family="text"/>
    <style:style style:name="WW8Num29z7" style:display-name="WW8Num29z7" style:family="text"/>
    <style:style style:name="WW8Num29z8" style:display-name="WW8Num29z8" style:family="text"/>
    <style:style style:name="WW8Num30z0" style:display-name="WW8Num30z0" style:family="text"/>
    <style:style style:name="WW8Num30z1" style:display-name="WW8Num30z1" style:family="text"/>
    <style:style style:name="WW8Num30z2" style:display-name="WW8Num30z2" style:family="text"/>
    <style:style style:name="WW8Num30z3" style:display-name="WW8Num30z3" style:family="text"/>
    <style:style style:name="WW8Num30z4" style:display-name="WW8Num30z4" style:family="text"/>
    <style:style style:name="WW8Num30z5" style:display-name="WW8Num30z5" style:family="text"/>
    <style:style style:name="WW8Num30z6" style:display-name="WW8Num30z6" style:family="text"/>
    <style:style style:name="WW8Num30z7" style:display-name="WW8Num30z7" style:family="text"/>
    <style:style style:name="WW8Num30z8" style:display-name="WW8Num30z8" style:family="text"/>
    <style:style style:name="WW8Num31z0" style:display-name="WW8Num31z0" style:family="text">
      <style:text-properties style:font-name="Symbol" style:font-name-asian="Symbol" style:font-name-complex="Symbol"/>
    </style:style>
    <style:style style:name="WW8Num31z1" style:display-name="WW8Num31z1" style:family="text"/>
    <style:style style:name="WW8Num31z2" style:display-name="WW8Num31z2" style:family="text"/>
    <style:style style:name="WW8Num31z3" style:display-name="WW8Num31z3" style:family="text"/>
    <style:style style:name="WW8Num31z4" style:display-name="WW8Num31z4" style:family="text"/>
    <style:style style:name="WW8Num31z5" style:display-name="WW8Num31z5" style:family="text"/>
    <style:style style:name="WW8Num31z6" style:display-name="WW8Num31z6" style:family="text"/>
    <style:style style:name="WW8Num31z7" style:display-name="WW8Num31z7" style:family="text"/>
    <style:style style:name="WW8Num31z8" style:display-name="WW8Num31z8" style:family="text"/>
    <style:style style:name="WW8Num32z0" style:display-name="WW8Num32z0" style:family="text"/>
    <style:style style:name="WW8Num32z1" style:display-name="WW8Num32z1" style:family="text"/>
    <style:style style:name="WW8Num32z2" style:display-name="WW8Num32z2" style:family="text"/>
    <style:style style:name="WW8Num32z3" style:display-name="WW8Num32z3" style:family="text"/>
    <style:style style:name="WW8Num32z4" style:display-name="WW8Num32z4" style:family="text"/>
    <style:style style:name="WW8Num32z5" style:display-name="WW8Num32z5" style:family="text"/>
    <style:style style:name="WW8Num32z6" style:display-name="WW8Num32z6" style:family="text"/>
    <style:style style:name="WW8Num32z7" style:display-name="WW8Num32z7" style:family="text"/>
    <style:style style:name="WW8Num32z8" style:display-name="WW8Num32z8" style:family="text"/>
    <style:style style:name="WW8Num33z0" style:display-name="WW8Num33z0" style:family="text"/>
    <style:style style:name="WW8Num33z1" style:display-name="WW8Num33z1" style:family="text"/>
    <style:style style:name="WW8Num33z2" style:display-name="WW8Num33z2" style:family="text"/>
    <style:style style:name="WW8Num33z3" style:display-name="WW8Num33z3" style:family="text"/>
    <style:style style:name="WW8Num33z4" style:display-name="WW8Num33z4" style:family="text"/>
    <style:style style:name="WW8Num33z5" style:display-name="WW8Num33z5" style:family="text"/>
    <style:style style:name="WW8Num33z6" style:display-name="WW8Num33z6" style:family="text"/>
    <style:style style:name="WW8Num33z7" style:display-name="WW8Num33z7" style:family="text"/>
    <style:style style:name="WW8Num33z8" style:display-name="WW8Num33z8" style:family="text"/>
    <style:style style:name="WW8Num34z0" style:display-name="WW8Num34z0" style:family="text"/>
    <style:style style:name="WW8Num34z1" style:display-name="WW8Num34z1" style:family="text"/>
    <style:style style:name="WW8Num34z2" style:display-name="WW8Num34z2" style:family="text"/>
    <style:style style:name="WW8Num34z3" style:display-name="WW8Num34z3" style:family="text"/>
    <style:style style:name="WW8Num34z4" style:display-name="WW8Num34z4" style:family="text"/>
    <style:style style:name="WW8Num34z5" style:display-name="WW8Num34z5" style:family="text"/>
    <style:style style:name="WW8Num34z6" style:display-name="WW8Num34z6" style:family="text"/>
    <style:style style:name="WW8Num34z7" style:display-name="WW8Num34z7" style:family="text"/>
    <style:style style:name="WW8Num34z8" style:display-name="WW8Num34z8" style:family="text"/>
    <style:style style:name="WW8Num35z0" style:display-name="WW8Num35z0" style:family="text">
      <style:text-properties style:font-name="Symbol" style:font-name-asian="Symbol" style:font-name-complex="Symbol"/>
    </style:style>
    <style:style style:name="WW8Num35z1" style:display-name="WW8Num35z1" style:family="text"/>
    <style:style style:name="WW8Num35z2" style:display-name="WW8Num35z2" style:family="text"/>
    <style:style style:name="WW8Num35z3" style:display-name="WW8Num35z3" style:family="text"/>
    <style:style style:name="WW8Num35z4" style:display-name="WW8Num35z4" style:family="text"/>
    <style:style style:name="WW8Num35z5" style:display-name="WW8Num35z5" style:family="text"/>
    <style:style style:name="WW8Num35z6" style:display-name="WW8Num35z6" style:family="text"/>
    <style:style style:name="WW8Num35z7" style:display-name="WW8Num35z7" style:family="text"/>
    <style:style style:name="WW8Num35z8" style:display-name="WW8Num35z8" style:family="text"/>
    <style:style style:name="WW8Num36z0" style:display-name="WW8Num36z0" style:family="text"/>
    <style:style style:name="WW8Num36z1" style:display-name="WW8Num36z1" style:family="text"/>
    <style:style style:name="WW8Num36z2" style:display-name="WW8Num36z2" style:family="text"/>
    <style:style style:name="WW8Num36z3" style:display-name="WW8Num36z3" style:family="text"/>
    <style:style style:name="WW8Num36z4" style:display-name="WW8Num36z4" style:family="text"/>
    <style:style style:name="WW8Num36z5" style:display-name="WW8Num36z5" style:family="text"/>
    <style:style style:name="WW8Num36z6" style:display-name="WW8Num36z6" style:family="text"/>
    <style:style style:name="WW8Num36z7" style:display-name="WW8Num36z7" style:family="text"/>
    <style:style style:name="WW8Num36z8" style:display-name="WW8Num36z8" style:family="text"/>
    <style:style style:name="WW8Num37z0" style:display-name="WW8Num37z0" style:family="text"/>
    <style:style style:name="WW8Num37z1" style:display-name="WW8Num37z1" style:family="text"/>
    <style:style style:name="WW8Num37z2" style:display-name="WW8Num37z2" style:family="text"/>
    <style:style style:name="WW8Num37z3" style:display-name="WW8Num37z3" style:family="text"/>
    <style:style style:name="WW8Num37z4" style:display-name="WW8Num37z4" style:family="text"/>
    <style:style style:name="WW8Num37z5" style:display-name="WW8Num37z5" style:family="text"/>
    <style:style style:name="WW8Num37z6" style:display-name="WW8Num37z6" style:family="text"/>
    <style:style style:name="WW8Num37z7" style:display-name="WW8Num37z7" style:family="text"/>
    <style:style style:name="WW8Num37z8" style:display-name="WW8Num37z8" style:family="text"/>
    <style:style style:name="WW8Num38z0" style:display-name="WW8Num38z0" style:family="text">
      <style:text-properties style:font-name="Symbol" style:font-name-asian="Symbol" style:font-name-complex="Symbol"/>
    </style:style>
    <style:style style:name="WW8Num38z1" style:display-name="WW8Num38z1" style:family="text">
      <style:text-properties style:font-name="Courier New" style:font-name-asian="Courier New" style:font-name-complex="Courier New"/>
    </style:style>
    <style:style style:name="WW8Num38z2" style:display-name="WW8Num38z2" style:family="text">
      <style:text-properties style:font-name="Wingdings" style:font-name-asian="Wingdings" style:font-name-complex="Wingdings"/>
    </style:style>
    <style:style style:name="WW8Num39z0" style:display-name="WW8Num39z0" style:family="text"/>
    <style:style style:name="WW8Num39z1" style:display-name="WW8Num39z1" style:family="text"/>
    <style:style style:name="WW8Num39z2" style:display-name="WW8Num39z2" style:family="text"/>
    <style:style style:name="WW8Num39z3" style:display-name="WW8Num39z3" style:family="text"/>
    <style:style style:name="WW8Num39z4" style:display-name="WW8Num39z4" style:family="text"/>
    <style:style style:name="WW8Num39z5" style:display-name="WW8Num39z5" style:family="text"/>
    <style:style style:name="WW8Num39z6" style:display-name="WW8Num39z6" style:family="text"/>
    <style:style style:name="WW8Num39z7" style:display-name="WW8Num39z7" style:family="text"/>
    <style:style style:name="WW8Num39z8" style:display-name="WW8Num39z8" style:family="text"/>
    <style:style style:name="WW8Num40z0" style:display-name="WW8Num40z0" style:family="text"/>
    <style:style style:name="WW8Num40z1" style:display-name="WW8Num40z1" style:family="text"/>
    <style:style style:name="WW8Num40z2" style:display-name="WW8Num40z2" style:family="text"/>
    <style:style style:name="WW8Num40z3" style:display-name="WW8Num40z3" style:family="text"/>
    <style:style style:name="WW8Num40z4" style:display-name="WW8Num40z4" style:family="text"/>
    <style:style style:name="WW8Num40z5" style:display-name="WW8Num40z5" style:family="text"/>
    <style:style style:name="WW8Num40z6" style:display-name="WW8Num40z6" style:family="text"/>
    <style:style style:name="WW8Num40z7" style:display-name="WW8Num40z7" style:family="text"/>
    <style:style style:name="WW8Num40z8" style:display-name="WW8Num40z8" style:family="text"/>
    <style:style style:name="WW8Num41z0" style:display-name="WW8Num41z0" style:family="text">
      <style:text-properties style:font-name="Symbol" style:font-name-asian="Symbol" style:font-name-complex="Symbol"/>
    </style:style>
    <style:style style:name="WW8Num41z1" style:display-name="WW8Num41z1" style:family="text">
      <style:text-properties style:font-name="Courier New" style:font-name-asian="Courier New" style:font-name-complex="Courier New"/>
    </style:style>
    <style:style style:name="WW8Num41z2" style:display-name="WW8Num41z2" style:family="text">
      <style:text-properties style:font-name="Wingdings" style:font-name-asian="Wingdings" style:font-name-complex="Wingdings"/>
    </style:style>
    <style:style style:name="WW8Num42z0" style:display-name="WW8Num42z0" style:family="text"/>
    <style:style style:name="WW8Num42z1" style:display-name="WW8Num42z1" style:family="text"/>
    <style:style style:name="WW8Num42z2" style:display-name="WW8Num42z2" style:family="text"/>
    <style:style style:name="WW8Num42z3" style:display-name="WW8Num42z3" style:family="text"/>
    <style:style style:name="WW8Num42z4" style:display-name="WW8Num42z4" style:family="text"/>
    <style:style style:name="WW8Num42z5" style:display-name="WW8Num42z5" style:family="text"/>
    <style:style style:name="WW8Num42z6" style:display-name="WW8Num42z6" style:family="text"/>
    <style:style style:name="WW8Num42z7" style:display-name="WW8Num42z7" style:family="text"/>
    <style:style style:name="WW8Num42z8" style:display-name="WW8Num42z8" style:family="text"/>
    <style:style style:name="WW8Num43z0" style:display-name="WW8Num43z0" style:family="text"/>
    <style:style style:name="WW8Num43z1" style:display-name="WW8Num43z1" style:family="text"/>
    <style:style style:name="WW8Num43z2" style:display-name="WW8Num43z2" style:family="text"/>
    <style:style style:name="WW8Num43z3" style:display-name="WW8Num43z3" style:family="text"/>
    <style:style style:name="WW8Num43z4" style:display-name="WW8Num43z4" style:family="text"/>
    <style:style style:name="WW8Num43z5" style:display-name="WW8Num43z5" style:family="text"/>
    <style:style style:name="WW8Num43z6" style:display-name="WW8Num43z6" style:family="text"/>
    <style:style style:name="WW8Num43z7" style:display-name="WW8Num43z7" style:family="text"/>
    <style:style style:name="WW8Num43z8" style:display-name="WW8Num43z8" style:family="text"/>
    <style:style style:name="WW8Num44z0" style:display-name="WW8Num44z0" style:family="text">
      <style:text-properties style:font-name="Courier New" style:font-name-asian="Courier New" style:font-name-complex="Courier New"/>
    </style:style>
    <style:style style:name="WW8Num44z2" style:display-name="WW8Num44z2" style:family="text">
      <style:text-properties style:font-name="Wingdings" style:font-name-asian="Wingdings" style:font-name-complex="Wingdings"/>
    </style:style>
    <style:style style:name="WW8Num44z3" style:display-name="WW8Num44z3" style:family="text">
      <style:text-properties style:font-name="Symbol" style:font-name-asian="Symbol" style:font-name-complex="Symbol"/>
    </style:style>
    <style:style style:name="WW8Num45z0" style:display-name="WW8Num45z0" style:family="text"/>
    <style:style style:name="WW8Num45z1" style:display-name="WW8Num45z1" style:family="text"/>
    <style:style style:name="WW8Num45z2" style:display-name="WW8Num45z2" style:family="text"/>
    <style:style style:name="WW8Num45z3" style:display-name="WW8Num45z3" style:family="text"/>
    <style:style style:name="WW8Num45z4" style:display-name="WW8Num45z4" style:family="text"/>
    <style:style style:name="WW8Num45z5" style:display-name="WW8Num45z5" style:family="text"/>
    <style:style style:name="WW8Num45z6" style:display-name="WW8Num45z6" style:family="text"/>
    <style:style style:name="WW8Num45z7" style:display-name="WW8Num45z7" style:family="text"/>
    <style:style style:name="WW8Num45z8" style:display-name="WW8Num45z8" style:family="text"/>
    <style:style style:name="WW8Num46z0" style:display-name="WW8Num46z0" style:family="text"/>
    <style:style style:name="WW8Num46z1" style:display-name="WW8Num46z1" style:family="text"/>
    <style:style style:name="WW8Num46z2" style:display-name="WW8Num46z2" style:family="text"/>
    <style:style style:name="WW8Num46z3" style:display-name="WW8Num46z3" style:family="text"/>
    <style:style style:name="WW8Num46z4" style:display-name="WW8Num46z4" style:family="text"/>
    <style:style style:name="WW8Num46z5" style:display-name="WW8Num46z5" style:family="text"/>
    <style:style style:name="WW8Num46z6" style:display-name="WW8Num46z6" style:family="text"/>
    <style:style style:name="WW8Num46z7" style:display-name="WW8Num46z7" style:family="text"/>
    <style:style style:name="WW8Num46z8" style:display-name="WW8Num46z8" style:family="text"/>
    <style:style style:name="WW8Num47z0" style:display-name="WW8Num47z0" style:family="text"/>
    <style:style style:name="WW8Num47z1" style:display-name="WW8Num47z1" style:family="text"/>
    <style:style style:name="WW8Num47z2" style:display-name="WW8Num47z2" style:family="text"/>
    <style:style style:name="WW8Num47z3" style:display-name="WW8Num47z3" style:family="text"/>
    <style:style style:name="WW8Num47z4" style:display-name="WW8Num47z4" style:family="text"/>
    <style:style style:name="WW8Num47z5" style:display-name="WW8Num47z5" style:family="text"/>
    <style:style style:name="WW8Num47z6" style:display-name="WW8Num47z6" style:family="text"/>
    <style:style style:name="WW8Num47z7" style:display-name="WW8Num47z7" style:family="text"/>
    <style:style style:name="WW8Num47z8" style:display-name="WW8Num47z8" style:family="text"/>
    <style:style style:name="WW8Num48z0" style:display-name="WW8Num48z0" style:family="text"/>
    <style:style style:name="WW8Num48z1" style:display-name="WW8Num48z1" style:family="text"/>
    <style:style style:name="WW8Num48z2" style:display-name="WW8Num48z2" style:family="text"/>
    <style:style style:name="WW8Num48z3" style:display-name="WW8Num48z3" style:family="text"/>
    <style:style style:name="WW8Num48z4" style:display-name="WW8Num48z4" style:family="text"/>
    <style:style style:name="WW8Num48z5" style:display-name="WW8Num48z5" style:family="text"/>
    <style:style style:name="WW8Num48z6" style:display-name="WW8Num48z6" style:family="text"/>
    <style:style style:name="WW8Num48z7" style:display-name="WW8Num48z7" style:family="text"/>
    <style:style style:name="WW8Num48z8" style:display-name="WW8Num48z8" style:family="text"/>
    <style:style style:name="WW8Num49z0" style:display-name="WW8Num49z0" style:family="text"/>
    <style:style style:name="WW8Num49z1" style:display-name="WW8Num49z1" style:family="text"/>
    <style:style style:name="WW8Num49z2" style:display-name="WW8Num49z2" style:family="text"/>
    <style:style style:name="WW8Num49z3" style:display-name="WW8Num49z3" style:family="text"/>
    <style:style style:name="WW8Num49z4" style:display-name="WW8Num49z4" style:family="text"/>
    <style:style style:name="WW8Num49z5" style:display-name="WW8Num49z5" style:family="text"/>
    <style:style style:name="WW8Num49z6" style:display-name="WW8Num49z6" style:family="text"/>
    <style:style style:name="WW8Num49z7" style:display-name="WW8Num49z7" style:family="text"/>
    <style:style style:name="WW8Num49z8" style:display-name="WW8Num49z8" style:family="text"/>
    <style:style style:name="WW8Num50z0" style:display-name="WW8Num50z0" style:family="text"/>
    <style:style style:name="WW8Num50z1" style:display-name="WW8Num50z1" style:family="text"/>
    <style:style style:name="WW8Num50z2" style:display-name="WW8Num50z2" style:family="text"/>
    <style:style style:name="WW8Num50z3" style:display-name="WW8Num50z3" style:family="text"/>
    <style:style style:name="WW8Num50z4" style:display-name="WW8Num50z4" style:family="text"/>
    <style:style style:name="WW8Num50z5" style:display-name="WW8Num50z5" style:family="text"/>
    <style:style style:name="WW8Num50z6" style:display-name="WW8Num50z6" style:family="text"/>
    <style:style style:name="WW8Num50z7" style:display-name="WW8Num50z7" style:family="text"/>
    <style:style style:name="WW8Num50z8" style:display-name="WW8Num50z8" style:family="text"/>
    <style:style style:name="WW8Num51z0" style:display-name="WW8Num51z0" style:family="text"/>
    <style:style style:name="WW8Num51z1" style:display-name="WW8Num51z1" style:family="text"/>
    <style:style style:name="WW8Num51z2" style:display-name="WW8Num51z2" style:family="text"/>
    <style:style style:name="WW8Num51z3" style:display-name="WW8Num51z3" style:family="text"/>
    <style:style style:name="WW8Num51z4" style:display-name="WW8Num51z4" style:family="text"/>
    <style:style style:name="WW8Num51z5" style:display-name="WW8Num51z5" style:family="text"/>
    <style:style style:name="WW8Num51z6" style:display-name="WW8Num51z6" style:family="text"/>
    <style:style style:name="WW8Num51z7" style:display-name="WW8Num51z7" style:family="text"/>
    <style:style style:name="WW8Num51z8" style:display-name="WW8Num51z8" style:family="text"/>
    <style:style style:name="WW8Num52z0" style:display-name="WW8Num52z0" style:family="text"/>
    <style:style style:name="WW8Num52z1" style:display-name="WW8Num52z1" style:family="text"/>
    <style:style style:name="WW8Num52z2" style:display-name="WW8Num52z2" style:family="text"/>
    <style:style style:name="WW8Num52z3" style:display-name="WW8Num52z3" style:family="text"/>
    <style:style style:name="WW8Num52z4" style:display-name="WW8Num52z4" style:family="text"/>
    <style:style style:name="WW8Num52z5" style:display-name="WW8Num52z5" style:family="text"/>
    <style:style style:name="WW8Num52z6" style:display-name="WW8Num52z6" style:family="text"/>
    <style:style style:name="WW8Num52z7" style:display-name="WW8Num52z7" style:family="text"/>
    <style:style style:name="WW8Num52z8" style:display-name="WW8Num52z8" style:family="text"/>
    <style:style style:name="WW8Num53z0" style:display-name="WW8Num53z0" style:family="text"/>
    <style:style style:name="WW8Num53z1" style:display-name="WW8Num53z1" style:family="text"/>
    <style:style style:name="WW8Num53z2" style:display-name="WW8Num53z2" style:family="text"/>
    <style:style style:name="WW8Num53z3" style:display-name="WW8Num53z3" style:family="text"/>
    <style:style style:name="WW8Num53z4" style:display-name="WW8Num53z4" style:family="text"/>
    <style:style style:name="WW8Num53z5" style:display-name="WW8Num53z5" style:family="text"/>
    <style:style style:name="WW8Num53z6" style:display-name="WW8Num53z6" style:family="text"/>
    <style:style style:name="WW8Num53z7" style:display-name="WW8Num53z7" style:family="text"/>
    <style:style style:name="WW8Num53z8" style:display-name="WW8Num53z8" style:family="text"/>
    <style:style style:name="WW8Num54z0" style:display-name="WW8Num54z0" style:family="text"/>
    <style:style style:name="WW8Num54z1" style:display-name="WW8Num54z1" style:family="text"/>
    <style:style style:name="WW8Num54z2" style:display-name="WW8Num54z2" style:family="text"/>
    <style:style style:name="WW8Num54z3" style:display-name="WW8Num54z3" style:family="text"/>
    <style:style style:name="WW8Num54z4" style:display-name="WW8Num54z4" style:family="text"/>
    <style:style style:name="WW8Num54z5" style:display-name="WW8Num54z5" style:family="text"/>
    <style:style style:name="WW8Num54z6" style:display-name="WW8Num54z6" style:family="text"/>
    <style:style style:name="WW8Num54z7" style:display-name="WW8Num54z7" style:family="text"/>
    <style:style style:name="WW8Num54z8" style:display-name="WW8Num54z8" style:family="text"/>
    <style:style style:name="WW8Num55z0" style:display-name="WW8Num55z0" style:family="text"/>
    <style:style style:name="WW8Num55z1" style:display-name="WW8Num55z1" style:family="text"/>
    <style:style style:name="WW8Num55z2" style:display-name="WW8Num55z2" style:family="text"/>
    <style:style style:name="WW8Num55z3" style:display-name="WW8Num55z3" style:family="text"/>
    <style:style style:name="WW8Num55z4" style:display-name="WW8Num55z4" style:family="text"/>
    <style:style style:name="WW8Num55z5" style:display-name="WW8Num55z5" style:family="text"/>
    <style:style style:name="WW8Num55z6" style:display-name="WW8Num55z6" style:family="text"/>
    <style:style style:name="WW8Num55z7" style:display-name="WW8Num55z7" style:family="text"/>
    <style:style style:name="WW8Num55z8" style:display-name="WW8Num55z8" style:family="text"/>
    <style:style style:name="WW8Num56z0" style:display-name="WW8Num56z0" style:family="text"/>
    <style:style style:name="WW8Num56z1" style:display-name="WW8Num56z1" style:family="text"/>
    <style:style style:name="WW8Num56z2" style:display-name="WW8Num56z2" style:family="text"/>
    <style:style style:name="WW8Num56z3" style:display-name="WW8Num56z3" style:family="text"/>
    <style:style style:name="WW8Num56z4" style:display-name="WW8Num56z4" style:family="text"/>
    <style:style style:name="WW8Num56z5" style:display-name="WW8Num56z5" style:family="text"/>
    <style:style style:name="WW8Num56z6" style:display-name="WW8Num56z6" style:family="text"/>
    <style:style style:name="WW8Num56z7" style:display-name="WW8Num56z7" style:family="text"/>
    <style:style style:name="WW8Num56z8" style:display-name="WW8Num56z8" style:family="text"/>
    <style:style style:name="WW8Num57z0" style:display-name="WW8Num57z0" style:family="text"/>
    <style:style style:name="WW8Num57z1" style:display-name="WW8Num57z1" style:family="text"/>
    <style:style style:name="WW8Num57z2" style:display-name="WW8Num57z2" style:family="text"/>
    <style:style style:name="WW8Num57z3" style:display-name="WW8Num57z3" style:family="text"/>
    <style:style style:name="WW8Num57z4" style:display-name="WW8Num57z4" style:family="text"/>
    <style:style style:name="WW8Num57z5" style:display-name="WW8Num57z5" style:family="text"/>
    <style:style style:name="WW8Num57z6" style:display-name="WW8Num57z6" style:family="text"/>
    <style:style style:name="WW8Num57z7" style:display-name="WW8Num57z7" style:family="text"/>
    <style:style style:name="WW8Num57z8" style:display-name="WW8Num57z8" style:family="text"/>
    <style:style style:name="WW8Num58z0" style:display-name="WW8Num58z0" style:family="text"/>
    <style:style style:name="WW8Num58z1" style:display-name="WW8Num58z1" style:family="text"/>
    <style:style style:name="WW8Num58z2" style:display-name="WW8Num58z2" style:family="text"/>
    <style:style style:name="WW8Num58z3" style:display-name="WW8Num58z3" style:family="text"/>
    <style:style style:name="WW8Num58z4" style:display-name="WW8Num58z4" style:family="text"/>
    <style:style style:name="WW8Num58z5" style:display-name="WW8Num58z5" style:family="text"/>
    <style:style style:name="WW8Num58z6" style:display-name="WW8Num58z6" style:family="text"/>
    <style:style style:name="WW8Num58z7" style:display-name="WW8Num58z7" style:family="text"/>
    <style:style style:name="WW8Num58z8" style:display-name="WW8Num58z8" style:family="text"/>
    <style:style style:name="WW8Num59z0" style:display-name="WW8Num59z0" style:family="text"/>
    <style:style style:name="WW8Num59z1" style:display-name="WW8Num59z1" style:family="text"/>
    <style:style style:name="WW8Num59z2" style:display-name="WW8Num59z2" style:family="text"/>
    <style:style style:name="WW8Num59z3" style:display-name="WW8Num59z3" style:family="text"/>
    <style:style style:name="WW8Num59z4" style:display-name="WW8Num59z4" style:family="text"/>
    <style:style style:name="WW8Num59z5" style:display-name="WW8Num59z5" style:family="text"/>
    <style:style style:name="WW8Num59z6" style:display-name="WW8Num59z6" style:family="text"/>
    <style:style style:name="WW8Num59z7" style:display-name="WW8Num59z7" style:family="text"/>
    <style:style style:name="WW8Num59z8" style:display-name="WW8Num59z8" style:family="text"/>
    <style:style style:name="WW8Num60z0" style:display-name="WW8Num60z0" style:family="text"/>
    <style:style style:name="WW8Num60z1" style:display-name="WW8Num60z1" style:family="text"/>
    <style:style style:name="WW8Num60z2" style:display-name="WW8Num60z2" style:family="text"/>
    <style:style style:name="WW8Num60z3" style:display-name="WW8Num60z3" style:family="text"/>
    <style:style style:name="WW8Num60z4" style:display-name="WW8Num60z4" style:family="text"/>
    <style:style style:name="WW8Num60z5" style:display-name="WW8Num60z5" style:family="text"/>
    <style:style style:name="WW8Num60z6" style:display-name="WW8Num60z6" style:family="text"/>
    <style:style style:name="WW8Num60z7" style:display-name="WW8Num60z7" style:family="text"/>
    <style:style style:name="WW8Num60z8" style:display-name="WW8Num60z8" style:family="text"/>
    <style:style style:name="WW8Num61z0" style:display-name="WW8Num61z0" style:family="text"/>
    <style:style style:name="WW8Num61z1" style:display-name="WW8Num61z1" style:family="text"/>
    <style:style style:name="WW8Num61z2" style:display-name="WW8Num61z2" style:family="text"/>
    <style:style style:name="WW8Num61z3" style:display-name="WW8Num61z3" style:family="text"/>
    <style:style style:name="WW8Num61z4" style:display-name="WW8Num61z4" style:family="text"/>
    <style:style style:name="WW8Num61z5" style:display-name="WW8Num61z5" style:family="text"/>
    <style:style style:name="WW8Num61z6" style:display-name="WW8Num61z6" style:family="text"/>
    <style:style style:name="WW8Num61z7" style:display-name="WW8Num61z7" style:family="text"/>
    <style:style style:name="WW8Num61z8" style:display-name="WW8Num61z8" style:family="text"/>
    <style:style style:name="WW8Num62z0" style:display-name="WW8Num62z0" style:family="text"/>
    <style:style style:name="WW8Num62z1" style:display-name="WW8Num62z1" style:family="text"/>
    <style:style style:name="WW8Num62z2" style:display-name="WW8Num62z2" style:family="text"/>
    <style:style style:name="WW8Num62z3" style:display-name="WW8Num62z3" style:family="text"/>
    <style:style style:name="WW8Num62z4" style:display-name="WW8Num62z4" style:family="text"/>
    <style:style style:name="WW8Num62z5" style:display-name="WW8Num62z5" style:family="text"/>
    <style:style style:name="WW8Num62z6" style:display-name="WW8Num62z6" style:family="text"/>
    <style:style style:name="WW8Num62z7" style:display-name="WW8Num62z7" style:family="text"/>
    <style:style style:name="WW8Num62z8" style:display-name="WW8Num62z8" style:family="text"/>
    <style:style style:name="WW8Num63z0" style:display-name="WW8Num63z0" style:family="text"/>
    <style:style style:name="WW8Num63z1" style:display-name="WW8Num63z1" style:family="text"/>
    <style:style style:name="WW8Num63z2" style:display-name="WW8Num63z2" style:family="text"/>
    <style:style style:name="WW8Num63z3" style:display-name="WW8Num63z3" style:family="text"/>
    <style:style style:name="WW8Num63z4" style:display-name="WW8Num63z4" style:family="text"/>
    <style:style style:name="WW8Num63z5" style:display-name="WW8Num63z5" style:family="text"/>
    <style:style style:name="WW8Num63z6" style:display-name="WW8Num63z6" style:family="text"/>
    <style:style style:name="WW8Num63z7" style:display-name="WW8Num63z7" style:family="text"/>
    <style:style style:name="WW8Num63z8" style:display-name="WW8Num63z8" style:family="text"/>
    <style:style style:name="WW8Num64z0" style:display-name="WW8Num64z0" style:family="text">
      <style:text-properties style:font-name="Symbol" style:font-name-asian="Symbol" style:font-name-complex="Symbol"/>
    </style:style>
    <style:style style:name="WW8Num64z1" style:display-name="WW8Num64z1" style:family="text">
      <style:text-properties style:font-name="Courier New" style:font-name-asian="Courier New" style:font-name-complex="Courier New"/>
    </style:style>
    <style:style style:name="WW8Num64z2" style:display-name="WW8Num64z2" style:family="text">
      <style:text-properties style:font-name="Wingdings" style:font-name-asian="Wingdings" style:font-name-complex="Wingdings"/>
    </style:style>
    <style:style style:name="WW8Num65z0" style:display-name="WW8Num65z0" style:family="text"/>
    <style:style style:name="WW8Num65z1" style:display-name="WW8Num65z1" style:family="text"/>
    <style:style style:name="WW8Num65z2" style:display-name="WW8Num65z2" style:family="text"/>
    <style:style style:name="WW8Num65z3" style:display-name="WW8Num65z3" style:family="text"/>
    <style:style style:name="WW8Num65z4" style:display-name="WW8Num65z4" style:family="text"/>
    <style:style style:name="WW8Num65z5" style:display-name="WW8Num65z5" style:family="text"/>
    <style:style style:name="WW8Num65z6" style:display-name="WW8Num65z6" style:family="text"/>
    <style:style style:name="WW8Num65z7" style:display-name="WW8Num65z7" style:family="text"/>
    <style:style style:name="WW8Num65z8" style:display-name="WW8Num65z8" style:family="text"/>
    <style:style style:name="WW8Num66z0" style:display-name="WW8Num66z0" style:family="text"/>
    <style:style style:name="WW8Num66z1" style:display-name="WW8Num66z1" style:family="text"/>
    <style:style style:name="WW8Num66z2" style:display-name="WW8Num66z2" style:family="text"/>
    <style:style style:name="WW8Num66z3" style:display-name="WW8Num66z3" style:family="text"/>
    <style:style style:name="WW8Num66z4" style:display-name="WW8Num66z4" style:family="text"/>
    <style:style style:name="WW8Num66z5" style:display-name="WW8Num66z5" style:family="text"/>
    <style:style style:name="WW8Num66z6" style:display-name="WW8Num66z6" style:family="text"/>
    <style:style style:name="WW8Num66z7" style:display-name="WW8Num66z7" style:family="text"/>
    <style:style style:name="WW8Num66z8" style:display-name="WW8Num66z8" style:family="text"/>
    <style:style style:name="WW8Num67z0" style:display-name="WW8Num67z0" style:family="text"/>
    <style:style style:name="WW8Num67z1" style:display-name="WW8Num67z1" style:family="text"/>
    <style:style style:name="WW8Num67z2" style:display-name="WW8Num67z2" style:family="text"/>
    <style:style style:name="WW8Num67z3" style:display-name="WW8Num67z3" style:family="text"/>
    <style:style style:name="WW8Num67z4" style:display-name="WW8Num67z4" style:family="text"/>
    <style:style style:name="WW8Num67z5" style:display-name="WW8Num67z5" style:family="text"/>
    <style:style style:name="WW8Num67z6" style:display-name="WW8Num67z6" style:family="text"/>
    <style:style style:name="WW8Num67z7" style:display-name="WW8Num67z7" style:family="text"/>
    <style:style style:name="WW8Num67z8" style:display-name="WW8Num67z8" style:family="text"/>
    <style:style style:name="WW8Num68z0" style:display-name="WW8Num68z0" style:family="text"/>
    <style:style style:name="WW8Num68z1" style:display-name="WW8Num68z1" style:family="text"/>
    <style:style style:name="WW8Num68z2" style:display-name="WW8Num68z2" style:family="text"/>
    <style:style style:name="WW8Num68z3" style:display-name="WW8Num68z3" style:family="text"/>
    <style:style style:name="WW8Num68z4" style:display-name="WW8Num68z4" style:family="text"/>
    <style:style style:name="WW8Num68z5" style:display-name="WW8Num68z5" style:family="text"/>
    <style:style style:name="WW8Num68z6" style:display-name="WW8Num68z6" style:family="text"/>
    <style:style style:name="WW8Num68z7" style:display-name="WW8Num68z7" style:family="text"/>
    <style:style style:name="WW8Num68z8" style:display-name="WW8Num68z8" style:family="text"/>
    <style:style style:name="WW8Num69z0" style:display-name="WW8Num69z0" style:family="text"/>
    <style:style style:name="WW8Num69z1" style:display-name="WW8Num69z1" style:family="text"/>
    <style:style style:name="WW8Num69z2" style:display-name="WW8Num69z2" style:family="text"/>
    <style:style style:name="WW8Num69z3" style:display-name="WW8Num69z3" style:family="text"/>
    <style:style style:name="WW8Num69z4" style:display-name="WW8Num69z4" style:family="text"/>
    <style:style style:name="WW8Num69z5" style:display-name="WW8Num69z5" style:family="text"/>
    <style:style style:name="WW8Num69z6" style:display-name="WW8Num69z6" style:family="text"/>
    <style:style style:name="WW8Num69z7" style:display-name="WW8Num69z7" style:family="text"/>
    <style:style style:name="WW8Num69z8" style:display-name="WW8Num69z8" style:family="text"/>
    <style:style style:name="WW8Num70z0" style:display-name="WW8Num70z0" style:family="text"/>
    <style:style style:name="WW8Num70z1" style:display-name="WW8Num70z1" style:family="text"/>
    <style:style style:name="WW8Num70z2" style:display-name="WW8Num70z2" style:family="text"/>
    <style:style style:name="WW8Num70z3" style:display-name="WW8Num70z3" style:family="text"/>
    <style:style style:name="WW8Num70z4" style:display-name="WW8Num70z4" style:family="text"/>
    <style:style style:name="WW8Num70z5" style:display-name="WW8Num70z5" style:family="text"/>
    <style:style style:name="WW8Num70z6" style:display-name="WW8Num70z6" style:family="text"/>
    <style:style style:name="WW8Num70z7" style:display-name="WW8Num70z7" style:family="text"/>
    <style:style style:name="WW8Num70z8" style:display-name="WW8Num70z8" style:family="text"/>
    <style:style style:name="WW8Num71z0" style:display-name="WW8Num71z0" style:family="text"/>
    <style:style style:name="WW8Num71z1" style:display-name="WW8Num71z1" style:family="text"/>
    <style:style style:name="WW8Num71z2" style:display-name="WW8Num71z2" style:family="text"/>
    <style:style style:name="WW8Num71z3" style:display-name="WW8Num71z3" style:family="text"/>
    <style:style style:name="WW8Num71z4" style:display-name="WW8Num71z4" style:family="text"/>
    <style:style style:name="WW8Num71z5" style:display-name="WW8Num71z5" style:family="text"/>
    <style:style style:name="WW8Num71z6" style:display-name="WW8Num71z6" style:family="text"/>
    <style:style style:name="WW8Num71z7" style:display-name="WW8Num71z7" style:family="text"/>
    <style:style style:name="WW8Num71z8" style:display-name="WW8Num71z8" style:family="text"/>
    <style:style style:name="WW8Num72z0" style:display-name="WW8Num72z0" style:family="text"/>
    <style:style style:name="WW8Num72z1" style:display-name="WW8Num72z1" style:family="text"/>
    <style:style style:name="WW8Num72z2" style:display-name="WW8Num72z2" style:family="text"/>
    <style:style style:name="WW8Num72z3" style:display-name="WW8Num72z3" style:family="text"/>
    <style:style style:name="WW8Num72z4" style:display-name="WW8Num72z4" style:family="text"/>
    <style:style style:name="WW8Num72z5" style:display-name="WW8Num72z5" style:family="text"/>
    <style:style style:name="WW8Num72z6" style:display-name="WW8Num72z6" style:family="text"/>
    <style:style style:name="WW8Num72z7" style:display-name="WW8Num72z7" style:family="text"/>
    <style:style style:name="WW8Num72z8" style:display-name="WW8Num72z8" style:family="text"/>
    <style:style style:name="WW8Num73z0" style:display-name="WW8Num73z0" style:family="text"/>
    <style:style style:name="WW8Num73z1" style:display-name="WW8Num73z1" style:family="text"/>
    <style:style style:name="WW8Num73z2" style:display-name="WW8Num73z2" style:family="text"/>
    <style:style style:name="WW8Num73z3" style:display-name="WW8Num73z3" style:family="text"/>
    <style:style style:name="WW8Num73z4" style:display-name="WW8Num73z4" style:family="text"/>
    <style:style style:name="WW8Num73z5" style:display-name="WW8Num73z5" style:family="text"/>
    <style:style style:name="WW8Num73z6" style:display-name="WW8Num73z6" style:family="text"/>
    <style:style style:name="WW8Num73z7" style:display-name="WW8Num73z7" style:family="text"/>
    <style:style style:name="WW8Num73z8" style:display-name="WW8Num73z8" style:family="text"/>
    <style:style style:name="WW8Num74z0" style:display-name="WW8Num74z0" style:family="text"/>
    <style:style style:name="WW8Num74z1" style:display-name="WW8Num74z1" style:family="text"/>
    <style:style style:name="WW8Num74z2" style:display-name="WW8Num74z2" style:family="text"/>
    <style:style style:name="WW8Num74z3" style:display-name="WW8Num74z3" style:family="text"/>
    <style:style style:name="WW8Num74z4" style:display-name="WW8Num74z4" style:family="text"/>
    <style:style style:name="WW8Num74z5" style:display-name="WW8Num74z5" style:family="text"/>
    <style:style style:name="WW8Num74z6" style:display-name="WW8Num74z6" style:family="text"/>
    <style:style style:name="WW8Num74z7" style:display-name="WW8Num74z7" style:family="text"/>
    <style:style style:name="WW8Num74z8" style:display-name="WW8Num74z8" style:family="text"/>
    <style:style style:name="WW8Num75z0" style:display-name="WW8Num75z0" style:family="text"/>
    <style:style style:name="WW8Num75z1" style:display-name="WW8Num75z1" style:family="text"/>
    <style:style style:name="WW8Num75z2" style:display-name="WW8Num75z2" style:family="text"/>
    <style:style style:name="WW8Num75z3" style:display-name="WW8Num75z3" style:family="text"/>
    <style:style style:name="WW8Num75z4" style:display-name="WW8Num75z4" style:family="text"/>
    <style:style style:name="WW8Num75z5" style:display-name="WW8Num75z5" style:family="text"/>
    <style:style style:name="WW8Num75z6" style:display-name="WW8Num75z6" style:family="text"/>
    <style:style style:name="WW8Num75z7" style:display-name="WW8Num75z7" style:family="text"/>
    <style:style style:name="WW8Num75z8" style:display-name="WW8Num75z8" style:family="text"/>
    <style:style style:name="WW8Num76z0" style:display-name="WW8Num76z0" style:family="text"/>
    <style:style style:name="WW8Num76z1" style:display-name="WW8Num76z1" style:family="text"/>
    <style:style style:name="WW8Num76z2" style:display-name="WW8Num76z2" style:family="text"/>
    <style:style style:name="WW8Num76z3" style:display-name="WW8Num76z3" style:family="text"/>
    <style:style style:name="WW8Num76z4" style:display-name="WW8Num76z4" style:family="text"/>
    <style:style style:name="WW8Num76z5" style:display-name="WW8Num76z5" style:family="text"/>
    <style:style style:name="WW8Num76z6" style:display-name="WW8Num76z6" style:family="text"/>
    <style:style style:name="WW8Num76z7" style:display-name="WW8Num76z7" style:family="text"/>
    <style:style style:name="WW8Num76z8" style:display-name="WW8Num76z8" style:family="text"/>
    <style:style style:name="WW8Num77z0" style:display-name="WW8Num77z0" style:family="text"/>
    <style:style style:name="WW8Num77z1" style:display-name="WW8Num77z1" style:family="text"/>
    <style:style style:name="WW8Num77z2" style:display-name="WW8Num77z2" style:family="text"/>
    <style:style style:name="WW8Num77z3" style:display-name="WW8Num77z3" style:family="text"/>
    <style:style style:name="WW8Num77z4" style:display-name="WW8Num77z4" style:family="text"/>
    <style:style style:name="WW8Num77z5" style:display-name="WW8Num77z5" style:family="text"/>
    <style:style style:name="WW8Num77z6" style:display-name="WW8Num77z6" style:family="text"/>
    <style:style style:name="WW8Num77z7" style:display-name="WW8Num77z7" style:family="text"/>
    <style:style style:name="WW8Num77z8" style:display-name="WW8Num77z8" style:family="text"/>
    <style:style style:name="WW8Num78z0" style:display-name="WW8Num78z0" style:family="text"/>
    <style:style style:name="WW8Num78z1" style:display-name="WW8Num78z1" style:family="text"/>
    <style:style style:name="WW8Num78z2" style:display-name="WW8Num78z2" style:family="text"/>
    <style:style style:name="WW8Num78z3" style:display-name="WW8Num78z3" style:family="text"/>
    <style:style style:name="WW8Num78z4" style:display-name="WW8Num78z4" style:family="text"/>
    <style:style style:name="WW8Num78z5" style:display-name="WW8Num78z5" style:family="text"/>
    <style:style style:name="WW8Num78z6" style:display-name="WW8Num78z6" style:family="text"/>
    <style:style style:name="WW8Num78z7" style:display-name="WW8Num78z7" style:family="text"/>
    <style:style style:name="WW8Num78z8" style:display-name="WW8Num78z8" style:family="text"/>
    <style:style style:name="WW8Num79z0" style:display-name="WW8Num79z0" style:family="text"/>
    <style:style style:name="WW8Num79z1" style:display-name="WW8Num79z1" style:family="text"/>
    <style:style style:name="WW8Num79z2" style:display-name="WW8Num79z2" style:family="text"/>
    <style:style style:name="WW8Num79z3" style:display-name="WW8Num79z3" style:family="text"/>
    <style:style style:name="WW8Num79z4" style:display-name="WW8Num79z4" style:family="text"/>
    <style:style style:name="WW8Num79z5" style:display-name="WW8Num79z5" style:family="text"/>
    <style:style style:name="WW8Num79z6" style:display-name="WW8Num79z6" style:family="text"/>
    <style:style style:name="WW8Num79z7" style:display-name="WW8Num79z7" style:family="text"/>
    <style:style style:name="WW8Num79z8" style:display-name="WW8Num79z8" style:family="text"/>
    <style:style style:name="WW8Num80z0" style:display-name="WW8Num80z0" style:family="text"/>
    <style:style style:name="WW8Num80z1" style:display-name="WW8Num80z1" style:family="text"/>
    <style:style style:name="WW8Num80z2" style:display-name="WW8Num80z2" style:family="text"/>
    <style:style style:name="WW8Num80z3" style:display-name="WW8Num80z3" style:family="text"/>
    <style:style style:name="WW8Num80z4" style:display-name="WW8Num80z4" style:family="text"/>
    <style:style style:name="WW8Num80z5" style:display-name="WW8Num80z5" style:family="text"/>
    <style:style style:name="WW8Num80z6" style:display-name="WW8Num80z6" style:family="text"/>
    <style:style style:name="WW8Num80z7" style:display-name="WW8Num80z7" style:family="text"/>
    <style:style style:name="WW8Num80z8" style:display-name="WW8Num80z8" style:family="text"/>
    <style:style style:name="WW8Num81z0" style:display-name="WW8Num81z0" style:family="text"/>
    <style:style style:name="WW8Num81z1" style:display-name="WW8Num81z1" style:family="text"/>
    <style:style style:name="WW8Num81z2" style:display-name="WW8Num81z2" style:family="text"/>
    <style:style style:name="WW8Num81z3" style:display-name="WW8Num81z3" style:family="text"/>
    <style:style style:name="WW8Num81z4" style:display-name="WW8Num81z4" style:family="text"/>
    <style:style style:name="WW8Num81z5" style:display-name="WW8Num81z5" style:family="text"/>
    <style:style style:name="WW8Num81z6" style:display-name="WW8Num81z6" style:family="text"/>
    <style:style style:name="WW8Num81z7" style:display-name="WW8Num81z7" style:family="text"/>
    <style:style style:name="WW8Num81z8" style:display-name="WW8Num81z8" style:family="text"/>
    <style:style style:name="WW8Num82z0" style:display-name="WW8Num82z0" style:family="text"/>
    <style:style style:name="WW8Num82z1" style:display-name="WW8Num82z1" style:family="text"/>
    <style:style style:name="WW8Num82z2" style:display-name="WW8Num82z2" style:family="text"/>
    <style:style style:name="WW8Num82z3" style:display-name="WW8Num82z3" style:family="text"/>
    <style:style style:name="WW8Num82z4" style:display-name="WW8Num82z4" style:family="text"/>
    <style:style style:name="WW8Num82z5" style:display-name="WW8Num82z5" style:family="text"/>
    <style:style style:name="WW8Num82z6" style:display-name="WW8Num82z6" style:family="text"/>
    <style:style style:name="WW8Num82z7" style:display-name="WW8Num82z7" style:family="text"/>
    <style:style style:name="WW8Num82z8" style:display-name="WW8Num82z8" style:family="text"/>
    <style:style style:name="WW8Num83z0" style:display-name="WW8Num83z0" style:family="text"/>
    <style:style style:name="WW8Num83z1" style:display-name="WW8Num83z1" style:family="text"/>
    <style:style style:name="WW8Num83z2" style:display-name="WW8Num83z2" style:family="text"/>
    <style:style style:name="WW8Num83z3" style:display-name="WW8Num83z3" style:family="text"/>
    <style:style style:name="WW8Num83z4" style:display-name="WW8Num83z4" style:family="text"/>
    <style:style style:name="WW8Num83z5" style:display-name="WW8Num83z5" style:family="text"/>
    <style:style style:name="WW8Num83z6" style:display-name="WW8Num83z6" style:family="text"/>
    <style:style style:name="WW8Num83z7" style:display-name="WW8Num83z7" style:family="text"/>
    <style:style style:name="WW8Num83z8" style:display-name="WW8Num83z8" style:family="text"/>
    <style:style style:name="WW8Num84z0" style:display-name="WW8Num84z0" style:family="text"/>
    <style:style style:name="WW8Num84z1" style:display-name="WW8Num84z1" style:family="text"/>
    <style:style style:name="WW8Num84z2" style:display-name="WW8Num84z2" style:family="text"/>
    <style:style style:name="WW8Num84z3" style:display-name="WW8Num84z3" style:family="text"/>
    <style:style style:name="WW8Num84z4" style:display-name="WW8Num84z4" style:family="text"/>
    <style:style style:name="WW8Num84z5" style:display-name="WW8Num84z5" style:family="text"/>
    <style:style style:name="WW8Num84z6" style:display-name="WW8Num84z6" style:family="text"/>
    <style:style style:name="WW8Num84z7" style:display-name="WW8Num84z7" style:family="text"/>
    <style:style style:name="WW8Num84z8" style:display-name="WW8Num84z8" style:family="text"/>
    <style:style style:name="WW8Num85z0" style:display-name="WW8Num85z0" style:family="text"/>
    <style:style style:name="WW8Num85z1" style:display-name="WW8Num85z1" style:family="text"/>
    <style:style style:name="WW8Num85z2" style:display-name="WW8Num85z2" style:family="text"/>
    <style:style style:name="WW8Num85z3" style:display-name="WW8Num85z3" style:family="text"/>
    <style:style style:name="WW8Num85z4" style:display-name="WW8Num85z4" style:family="text"/>
    <style:style style:name="WW8Num85z5" style:display-name="WW8Num85z5" style:family="text"/>
    <style:style style:name="WW8Num85z6" style:display-name="WW8Num85z6" style:family="text"/>
    <style:style style:name="WW8Num85z7" style:display-name="WW8Num85z7" style:family="text"/>
    <style:style style:name="WW8Num85z8" style:display-name="WW8Num85z8" style:family="text"/>
    <style:style style:name="WW8Num86z0" style:display-name="WW8Num86z0" style:family="text"/>
    <style:style style:name="WW8Num86z1" style:display-name="WW8Num86z1" style:family="text"/>
    <style:style style:name="WW8Num86z2" style:display-name="WW8Num86z2" style:family="text"/>
    <style:style style:name="WW8Num86z3" style:display-name="WW8Num86z3" style:family="text"/>
    <style:style style:name="WW8Num86z4" style:display-name="WW8Num86z4" style:family="text"/>
    <style:style style:name="WW8Num86z5" style:display-name="WW8Num86z5" style:family="text"/>
    <style:style style:name="WW8Num86z6" style:display-name="WW8Num86z6" style:family="text"/>
    <style:style style:name="WW8Num86z7" style:display-name="WW8Num86z7" style:family="text"/>
    <style:style style:name="WW8Num86z8" style:display-name="WW8Num86z8" style:family="text"/>
    <style:style style:name="WW8Num87z0" style:display-name="WW8Num87z0" style:family="text"/>
    <style:style style:name="WW8Num87z1" style:display-name="WW8Num87z1" style:family="text"/>
    <style:style style:name="WW8Num87z2" style:display-name="WW8Num87z2" style:family="text"/>
    <style:style style:name="WW8Num87z3" style:display-name="WW8Num87z3" style:family="text"/>
    <style:style style:name="WW8Num87z4" style:display-name="WW8Num87z4" style:family="text"/>
    <style:style style:name="WW8Num87z5" style:display-name="WW8Num87z5" style:family="text"/>
    <style:style style:name="WW8Num87z6" style:display-name="WW8Num87z6" style:family="text"/>
    <style:style style:name="WW8Num87z7" style:display-name="WW8Num87z7" style:family="text"/>
    <style:style style:name="WW8Num87z8" style:display-name="WW8Num87z8" style:family="text"/>
    <style:style style:name="WW8Num88z0" style:display-name="WW8Num88z0" style:family="text"/>
    <style:style style:name="WW8Num88z1" style:display-name="WW8Num88z1" style:family="text"/>
    <style:style style:name="WW8Num88z2" style:display-name="WW8Num88z2" style:family="text"/>
    <style:style style:name="WW8Num88z3" style:display-name="WW8Num88z3" style:family="text"/>
    <style:style style:name="WW8Num88z4" style:display-name="WW8Num88z4" style:family="text"/>
    <style:style style:name="WW8Num88z5" style:display-name="WW8Num88z5" style:family="text"/>
    <style:style style:name="WW8Num88z6" style:display-name="WW8Num88z6" style:family="text"/>
    <style:style style:name="WW8Num88z7" style:display-name="WW8Num88z7" style:family="text"/>
    <style:style style:name="WW8Num88z8" style:display-name="WW8Num88z8" style:family="text"/>
    <style:style style:name="WW8Num89z0" style:display-name="WW8Num89z0" style:family="text"/>
    <style:style style:name="WW8Num89z1" style:display-name="WW8Num89z1" style:family="text"/>
    <style:style style:name="WW8Num89z2" style:display-name="WW8Num89z2" style:family="text"/>
    <style:style style:name="WW8Num89z3" style:display-name="WW8Num89z3" style:family="text"/>
    <style:style style:name="WW8Num89z4" style:display-name="WW8Num89z4" style:family="text"/>
    <style:style style:name="WW8Num89z5" style:display-name="WW8Num89z5" style:family="text"/>
    <style:style style:name="WW8Num89z6" style:display-name="WW8Num89z6" style:family="text"/>
    <style:style style:name="WW8Num89z7" style:display-name="WW8Num89z7" style:family="text"/>
    <style:style style:name="WW8Num89z8" style:display-name="WW8Num89z8" style:family="text"/>
    <style:style style:name="WW8Num90z0" style:display-name="WW8Num90z0" style:family="text"/>
    <style:style style:name="WW8Num90z1" style:display-name="WW8Num90z1" style:family="text"/>
    <style:style style:name="WW8Num90z2" style:display-name="WW8Num90z2" style:family="text"/>
    <style:style style:name="WW8Num90z3" style:display-name="WW8Num90z3" style:family="text"/>
    <style:style style:name="WW8Num90z4" style:display-name="WW8Num90z4" style:family="text"/>
    <style:style style:name="WW8Num90z5" style:display-name="WW8Num90z5" style:family="text"/>
    <style:style style:name="WW8Num90z6" style:display-name="WW8Num90z6" style:family="text"/>
    <style:style style:name="WW8Num90z7" style:display-name="WW8Num90z7" style:family="text"/>
    <style:style style:name="WW8Num90z8" style:display-name="WW8Num90z8" style:family="text"/>
    <style:style style:name="WW8Num91z0" style:display-name="WW8Num91z0" style:family="text"/>
    <style:style style:name="WW8Num91z1" style:display-name="WW8Num91z1" style:family="text"/>
    <style:style style:name="WW8Num91z2" style:display-name="WW8Num91z2" style:family="text"/>
    <style:style style:name="WW8Num91z3" style:display-name="WW8Num91z3" style:family="text"/>
    <style:style style:name="WW8Num91z4" style:display-name="WW8Num91z4" style:family="text"/>
    <style:style style:name="WW8Num91z5" style:display-name="WW8Num91z5" style:family="text"/>
    <style:style style:name="WW8Num91z6" style:display-name="WW8Num91z6" style:family="text"/>
    <style:style style:name="WW8Num91z7" style:display-name="WW8Num91z7" style:family="text"/>
    <style:style style:name="WW8Num91z8" style:display-name="WW8Num91z8" style:family="text"/>
    <style:style style:name="WW8Num92z0" style:display-name="WW8Num92z0" style:family="text"/>
    <style:style style:name="WW8Num92z1" style:display-name="WW8Num92z1" style:family="text"/>
    <style:style style:name="WW8Num92z2" style:display-name="WW8Num92z2" style:family="text"/>
    <style:style style:name="WW8Num92z3" style:display-name="WW8Num92z3" style:family="text"/>
    <style:style style:name="WW8Num92z4" style:display-name="WW8Num92z4" style:family="text"/>
    <style:style style:name="WW8Num92z5" style:display-name="WW8Num92z5" style:family="text"/>
    <style:style style:name="WW8Num92z6" style:display-name="WW8Num92z6" style:family="text"/>
    <style:style style:name="WW8Num92z7" style:display-name="WW8Num92z7" style:family="text"/>
    <style:style style:name="WW8Num92z8" style:display-name="WW8Num92z8" style:family="text"/>
    <style:style style:name="WW8Num93z0" style:display-name="WW8Num93z0" style:family="text"/>
    <style:style style:name="WW8Num93z1" style:display-name="WW8Num93z1" style:family="text"/>
    <style:style style:name="WW8Num93z2" style:display-name="WW8Num93z2" style:family="text"/>
    <style:style style:name="WW8Num93z3" style:display-name="WW8Num93z3" style:family="text"/>
    <style:style style:name="WW8Num93z4" style:display-name="WW8Num93z4" style:family="text"/>
    <style:style style:name="WW8Num93z5" style:display-name="WW8Num93z5" style:family="text"/>
    <style:style style:name="WW8Num93z6" style:display-name="WW8Num93z6" style:family="text"/>
    <style:style style:name="WW8Num93z7" style:display-name="WW8Num93z7" style:family="text"/>
    <style:style style:name="WW8Num93z8" style:display-name="WW8Num93z8" style:family="text"/>
    <style:style style:name="WW8Num94z0" style:display-name="WW8Num94z0" style:family="text"/>
    <style:style style:name="WW8Num94z1" style:display-name="WW8Num94z1" style:family="text"/>
    <style:style style:name="WW8Num94z2" style:display-name="WW8Num94z2" style:family="text"/>
    <style:style style:name="WW8Num94z3" style:display-name="WW8Num94z3" style:family="text"/>
    <style:style style:name="WW8Num94z4" style:display-name="WW8Num94z4" style:family="text"/>
    <style:style style:name="WW8Num94z5" style:display-name="WW8Num94z5" style:family="text"/>
    <style:style style:name="WW8Num94z6" style:display-name="WW8Num94z6" style:family="text"/>
    <style:style style:name="WW8Num94z7" style:display-name="WW8Num94z7" style:family="text"/>
    <style:style style:name="WW8Num94z8" style:display-name="WW8Num94z8" style:family="text"/>
    <style:style style:name="WW8Num95z0" style:display-name="WW8Num95z0" style:family="text"/>
    <style:style style:name="WW8Num95z1" style:display-name="WW8Num95z1" style:family="text"/>
    <style:style style:name="WW8Num95z2" style:display-name="WW8Num95z2" style:family="text"/>
    <style:style style:name="WW8Num95z3" style:display-name="WW8Num95z3" style:family="text"/>
    <style:style style:name="WW8Num95z4" style:display-name="WW8Num95z4" style:family="text"/>
    <style:style style:name="WW8Num95z5" style:display-name="WW8Num95z5" style:family="text"/>
    <style:style style:name="WW8Num95z6" style:display-name="WW8Num95z6" style:family="text"/>
    <style:style style:name="WW8Num95z7" style:display-name="WW8Num95z7" style:family="text"/>
    <style:style style:name="WW8Num95z8" style:display-name="WW8Num95z8" style:family="text"/>
    <style:style style:name="WW8Num96z0" style:display-name="WW8Num96z0" style:family="text"/>
    <style:style style:name="WW8Num96z1" style:display-name="WW8Num96z1" style:family="text"/>
    <style:style style:name="WW8Num96z2" style:display-name="WW8Num96z2" style:family="text"/>
    <style:style style:name="WW8Num96z3" style:display-name="WW8Num96z3" style:family="text"/>
    <style:style style:name="WW8Num96z4" style:display-name="WW8Num96z4" style:family="text"/>
    <style:style style:name="WW8Num96z5" style:display-name="WW8Num96z5" style:family="text"/>
    <style:style style:name="WW8Num96z6" style:display-name="WW8Num96z6" style:family="text"/>
    <style:style style:name="WW8Num96z7" style:display-name="WW8Num96z7" style:family="text"/>
    <style:style style:name="WW8Num96z8" style:display-name="WW8Num96z8" style:family="text"/>
    <style:style style:name="WW8Num97z0" style:display-name="WW8Num97z0" style:family="text"/>
    <style:style style:name="WW8Num97z1" style:display-name="WW8Num97z1" style:family="text"/>
    <style:style style:name="WW8Num97z2" style:display-name="WW8Num97z2" style:family="text"/>
    <style:style style:name="WW8Num97z3" style:display-name="WW8Num97z3" style:family="text"/>
    <style:style style:name="WW8Num97z4" style:display-name="WW8Num97z4" style:family="text"/>
    <style:style style:name="WW8Num97z5" style:display-name="WW8Num97z5" style:family="text"/>
    <style:style style:name="WW8Num97z6" style:display-name="WW8Num97z6" style:family="text"/>
    <style:style style:name="WW8Num97z7" style:display-name="WW8Num97z7" style:family="text"/>
    <style:style style:name="WW8Num97z8" style:display-name="WW8Num97z8" style:family="text"/>
    <style:style style:name="WW8Num98z0" style:display-name="WW8Num98z0" style:family="text"/>
    <style:style style:name="WW8Num98z1" style:display-name="WW8Num98z1" style:family="text"/>
    <style:style style:name="WW8Num98z2" style:display-name="WW8Num98z2" style:family="text"/>
    <style:style style:name="WW8Num98z3" style:display-name="WW8Num98z3" style:family="text"/>
    <style:style style:name="WW8Num98z4" style:display-name="WW8Num98z4" style:family="text"/>
    <style:style style:name="WW8Num98z5" style:display-name="WW8Num98z5" style:family="text"/>
    <style:style style:name="WW8Num98z6" style:display-name="WW8Num98z6" style:family="text"/>
    <style:style style:name="WW8Num98z7" style:display-name="WW8Num98z7" style:family="text"/>
    <style:style style:name="WW8Num98z8" style:display-name="WW8Num98z8" style:family="text"/>
    <style:style style:name="WW8Num99z0" style:display-name="WW8Num99z0" style:family="text"/>
    <style:style style:name="WW8Num99z1" style:display-name="WW8Num99z1" style:family="text"/>
    <style:style style:name="WW8Num99z2" style:display-name="WW8Num99z2" style:family="text"/>
    <style:style style:name="WW8Num99z3" style:display-name="WW8Num99z3" style:family="text"/>
    <style:style style:name="WW8Num99z4" style:display-name="WW8Num99z4" style:family="text"/>
    <style:style style:name="WW8Num99z5" style:display-name="WW8Num99z5" style:family="text"/>
    <style:style style:name="WW8Num99z6" style:display-name="WW8Num99z6" style:family="text"/>
    <style:style style:name="WW8Num99z7" style:display-name="WW8Num99z7" style:family="text"/>
    <style:style style:name="WW8Num99z8" style:display-name="WW8Num99z8" style:family="text"/>
    <style:style style:name="WW8Num100z0" style:display-name="WW8Num100z0" style:family="text">
      <style:text-properties style:font-name="Cambria, 'Palatino Linotype'" style:font-name-asian="Times New Roman" style:font-name-complex="Times New Roman"/>
    </style:style>
    <style:style style:name="WW8Num100z1" style:display-name="WW8Num100z1" style:family="text"/>
    <style:style style:name="WW8Num100z2" style:display-name="WW8Num100z2" style:family="text"/>
    <style:style style:name="WW8Num100z3" style:display-name="WW8Num100z3" style:family="text"/>
    <style:style style:name="WW8Num100z4" style:display-name="WW8Num100z4" style:family="text"/>
    <style:style style:name="WW8Num100z5" style:display-name="WW8Num100z5" style:family="text"/>
    <style:style style:name="WW8Num100z6" style:display-name="WW8Num100z6" style:family="text"/>
    <style:style style:name="WW8Num100z7" style:display-name="WW8Num100z7" style:family="text"/>
    <style:style style:name="WW8Num100z8" style:display-name="WW8Num100z8" style:family="text"/>
    <style:style style:name="WW8Num101z0" style:display-name="WW8Num101z0" style:family="text">
      <style:text-properties style:font-name-complex="Times New Roman"/>
    </style:style>
    <style:style style:name="WW8Num101z1" style:display-name="WW8Num101z1" style:family="text">
      <style:text-properties style:font-name="Cambria, 'Palatino Linotype'" style:font-name-asian="Cambria, 'Palatino Linotype'" style:font-name-complex="TimesNewRomanPS-ItalicMT"/>
    </style:style>
    <style:style style:name="WW8Num101z3" style:display-name="WW8Num101z3" style:family="text">
      <style:text-properties style:font-name="TimesNewRomanPS-ItalicMT" style:font-name-asian="TimesNewRomanPS-ItalicMT" style:font-name-complex="TimesNewRomanPS-ItalicMT"/>
    </style:style>
    <style:style style:name="WW8Num102z0" style:display-name="WW8Num102z0" style:family="text"/>
    <style:style style:name="WW8Num102z1" style:display-name="WW8Num102z1" style:family="text"/>
    <style:style style:name="WW8Num102z2" style:display-name="WW8Num102z2" style:family="text"/>
    <style:style style:name="WW8Num102z3" style:display-name="WW8Num102z3" style:family="text"/>
    <style:style style:name="WW8Num102z4" style:display-name="WW8Num102z4" style:family="text"/>
    <style:style style:name="WW8Num102z5" style:display-name="WW8Num102z5" style:family="text"/>
    <style:style style:name="WW8Num102z6" style:display-name="WW8Num102z6" style:family="text"/>
    <style:style style:name="WW8Num102z7" style:display-name="WW8Num102z7" style:family="text"/>
    <style:style style:name="WW8Num102z8" style:display-name="WW8Num102z8" style:family="text"/>
    <style:style style:name="WW8Num103z0" style:display-name="WW8Num103z0" style:family="text"/>
    <style:style style:name="WW8Num103z1" style:display-name="WW8Num103z1" style:family="text"/>
    <style:style style:name="WW8Num103z2" style:display-name="WW8Num103z2" style:family="text"/>
    <style:style style:name="WW8Num103z3" style:display-name="WW8Num103z3" style:family="text"/>
    <style:style style:name="WW8Num103z4" style:display-name="WW8Num103z4" style:family="text"/>
    <style:style style:name="WW8Num103z5" style:display-name="WW8Num103z5" style:family="text"/>
    <style:style style:name="WW8Num103z6" style:display-name="WW8Num103z6" style:family="text"/>
    <style:style style:name="WW8Num103z7" style:display-name="WW8Num103z7" style:family="text"/>
    <style:style style:name="WW8Num103z8" style:display-name="WW8Num103z8" style:family="text"/>
    <style:style style:name="WW8Num104z0" style:display-name="WW8Num104z0" style:family="text">
      <style:text-properties style:font-name="Symbol" style:font-name-asian="Symbol" style:font-name-complex="Symbol"/>
    </style:style>
    <style:style style:name="WW8Num104z1" style:display-name="WW8Num104z1" style:family="text">
      <style:text-properties style:font-name="Courier New" style:font-name-asian="Courier New" style:font-name-complex="Courier New"/>
    </style:style>
    <style:style style:name="WW8Num104z2" style:display-name="WW8Num104z2" style:family="text">
      <style:text-properties style:font-name="Wingdings" style:font-name-asian="Wingdings" style:font-name-complex="Wingdings"/>
    </style:style>
    <style:style style:name="WW8Num105z0" style:display-name="WW8Num105z0" style:family="text">
      <style:text-properties fo:font-weight="normal" style:font-weight-asian="normal"/>
    </style:style>
    <style:style style:name="WW8Num105z1" style:display-name="WW8Num105z1" style:family="text"/>
    <style:style style:name="WW8Num105z2" style:display-name="WW8Num105z2" style:family="text"/>
    <style:style style:name="WW8Num105z3" style:display-name="WW8Num105z3" style:family="text"/>
    <style:style style:name="WW8Num105z4" style:display-name="WW8Num105z4" style:family="text"/>
    <style:style style:name="WW8Num105z5" style:display-name="WW8Num105z5" style:family="text"/>
    <style:style style:name="WW8Num105z6" style:display-name="WW8Num105z6" style:family="text"/>
    <style:style style:name="WW8Num105z7" style:display-name="WW8Num105z7" style:family="text"/>
    <style:style style:name="WW8Num105z8" style:display-name="WW8Num105z8" style:family="text"/>
    <style:style style:name="WW8Num106z0" style:display-name="WW8Num106z0" style:family="text">
      <style:text-properties fo:font-weight="normal" style:font-weight-asian="normal"/>
    </style:style>
    <style:style style:name="WW8Num106z1" style:display-name="WW8Num106z1" style:family="text"/>
    <style:style style:name="WW8Num106z2" style:display-name="WW8Num106z2" style:family="text"/>
    <style:style style:name="WW8Num106z3" style:display-name="WW8Num106z3" style:family="text"/>
    <style:style style:name="WW8Num106z4" style:display-name="WW8Num106z4" style:family="text"/>
    <style:style style:name="WW8Num106z5" style:display-name="WW8Num106z5" style:family="text"/>
    <style:style style:name="WW8Num106z6" style:display-name="WW8Num106z6" style:family="text"/>
    <style:style style:name="WW8Num106z7" style:display-name="WW8Num106z7" style:family="text"/>
    <style:style style:name="WW8Num106z8" style:display-name="WW8Num106z8" style:family="text"/>
    <style:style style:name="WW8Num107z0" style:display-name="WW8Num107z0" style:family="text"/>
    <style:style style:name="WW8Num107z1" style:display-name="WW8Num107z1" style:family="text"/>
    <style:style style:name="WW8Num107z2" style:display-name="WW8Num107z2" style:family="text"/>
    <style:style style:name="WW8Num107z3" style:display-name="WW8Num107z3" style:family="text"/>
    <style:style style:name="WW8Num107z4" style:display-name="WW8Num107z4" style:family="text"/>
    <style:style style:name="WW8Num107z5" style:display-name="WW8Num107z5" style:family="text"/>
    <style:style style:name="WW8Num107z6" style:display-name="WW8Num107z6" style:family="text"/>
    <style:style style:name="WW8Num107z7" style:display-name="WW8Num107z7" style:family="text"/>
    <style:style style:name="WW8Num107z8" style:display-name="WW8Num107z8" style:family="text"/>
    <style:style style:name="WW8Num108z0" style:display-name="WW8Num108z0" style:family="text"/>
    <style:style style:name="WW8Num108z1" style:display-name="WW8Num108z1" style:family="text">
      <style:text-properties style:font-name="Courier New" style:font-name-asian="Courier New" style:font-name-complex="Courier New"/>
    </style:style>
    <style:style style:name="WW8Num108z2" style:display-name="WW8Num108z2" style:family="text">
      <style:text-properties style:font-name="Wingdings" style:font-name-asian="Wingdings" style:font-name-complex="Wingdings"/>
    </style:style>
    <style:style style:name="WW8Num108z3" style:display-name="WW8Num108z3" style:family="text">
      <style:text-properties style:font-name="Symbol" style:font-name-asian="Symbol" style:font-name-complex="Symbol"/>
    </style:style>
    <style:style style:name="WW8Num109z0" style:display-name="WW8Num109z0" style:family="text"/>
    <style:style style:name="WW8Num109z1" style:display-name="WW8Num109z1" style:family="text"/>
    <style:style style:name="WW8Num109z2" style:display-name="WW8Num109z2" style:family="text"/>
    <style:style style:name="WW8Num109z3" style:display-name="WW8Num109z3" style:family="text"/>
    <style:style style:name="WW8Num109z4" style:display-name="WW8Num109z4" style:family="text"/>
    <style:style style:name="WW8Num109z5" style:display-name="WW8Num109z5" style:family="text"/>
    <style:style style:name="WW8Num109z6" style:display-name="WW8Num109z6" style:family="text"/>
    <style:style style:name="WW8Num109z7" style:display-name="WW8Num109z7" style:family="text"/>
    <style:style style:name="WW8Num109z8" style:display-name="WW8Num109z8" style:family="text"/>
    <style:style style:name="WW8Num110z0" style:display-name="WW8Num110z0" style:family="text"/>
    <style:style style:name="WW8Num110z1" style:display-name="WW8Num110z1" style:family="text"/>
    <style:style style:name="WW8Num110z2" style:display-name="WW8Num110z2" style:family="text"/>
    <style:style style:name="WW8Num110z3" style:display-name="WW8Num110z3" style:family="text"/>
    <style:style style:name="WW8Num110z4" style:display-name="WW8Num110z4" style:family="text"/>
    <style:style style:name="WW8Num110z5" style:display-name="WW8Num110z5" style:family="text"/>
    <style:style style:name="WW8Num110z6" style:display-name="WW8Num110z6" style:family="text"/>
    <style:style style:name="WW8Num110z7" style:display-name="WW8Num110z7" style:family="text"/>
    <style:style style:name="WW8Num110z8" style:display-name="WW8Num110z8" style:family="text"/>
    <style:style style:name="WW8Num111z0" style:display-name="WW8Num111z0" style:family="text"/>
    <style:style style:name="WW8Num111z1" style:display-name="WW8Num111z1" style:family="text"/>
    <style:style style:name="WW8Num111z2" style:display-name="WW8Num111z2" style:family="text"/>
    <style:style style:name="WW8Num111z3" style:display-name="WW8Num111z3" style:family="text"/>
    <style:style style:name="WW8Num111z4" style:display-name="WW8Num111z4" style:family="text"/>
    <style:style style:name="WW8Num111z5" style:display-name="WW8Num111z5" style:family="text"/>
    <style:style style:name="WW8Num111z6" style:display-name="WW8Num111z6" style:family="text"/>
    <style:style style:name="WW8Num111z7" style:display-name="WW8Num111z7" style:family="text"/>
    <style:style style:name="WW8Num111z8" style:display-name="WW8Num111z8" style:family="text"/>
    <style:style style:name="WW8Num112z0" style:display-name="WW8Num112z0" style:family="text"/>
    <style:style style:name="WW8Num112z1" style:display-name="WW8Num112z1" style:family="text"/>
    <style:style style:name="WW8Num112z2" style:display-name="WW8Num112z2" style:family="text"/>
    <style:style style:name="WW8Num112z3" style:display-name="WW8Num112z3" style:family="text"/>
    <style:style style:name="WW8Num112z4" style:display-name="WW8Num112z4" style:family="text"/>
    <style:style style:name="WW8Num112z5" style:display-name="WW8Num112z5" style:family="text"/>
    <style:style style:name="WW8Num112z6" style:display-name="WW8Num112z6" style:family="text"/>
    <style:style style:name="WW8Num112z7" style:display-name="WW8Num112z7" style:family="text"/>
    <style:style style:name="WW8Num112z8" style:display-name="WW8Num112z8" style:family="text"/>
    <style:style style:name="WW8Num113z0" style:display-name="WW8Num113z0" style:family="text"/>
    <style:style style:name="WW8Num113z1" style:display-name="WW8Num113z1" style:family="text"/>
    <style:style style:name="WW8Num113z2" style:display-name="WW8Num113z2" style:family="text"/>
    <style:style style:name="WW8Num113z3" style:display-name="WW8Num113z3" style:family="text"/>
    <style:style style:name="WW8Num113z4" style:display-name="WW8Num113z4" style:family="text"/>
    <style:style style:name="WW8Num113z5" style:display-name="WW8Num113z5" style:family="text"/>
    <style:style style:name="WW8Num113z6" style:display-name="WW8Num113z6" style:family="text"/>
    <style:style style:name="WW8Num113z7" style:display-name="WW8Num113z7" style:family="text"/>
    <style:style style:name="WW8Num113z8" style:display-name="WW8Num113z8" style:family="text"/>
    <style:style style:name="WW8Num114z0" style:display-name="WW8Num114z0" style:family="text"/>
    <style:style style:name="WW8Num114z1" style:display-name="WW8Num114z1" style:family="text"/>
    <style:style style:name="WW8Num114z2" style:display-name="WW8Num114z2" style:family="text"/>
    <style:style style:name="WW8Num114z3" style:display-name="WW8Num114z3" style:family="text"/>
    <style:style style:name="WW8Num114z4" style:display-name="WW8Num114z4" style:family="text"/>
    <style:style style:name="WW8Num114z5" style:display-name="WW8Num114z5" style:family="text"/>
    <style:style style:name="WW8Num114z6" style:display-name="WW8Num114z6" style:family="text"/>
    <style:style style:name="WW8Num114z7" style:display-name="WW8Num114z7" style:family="text"/>
    <style:style style:name="WW8Num114z8" style:display-name="WW8Num114z8" style:family="text"/>
    <style:style style:name="WW8Num115z0" style:display-name="WW8Num115z0" style:family="text">
      <style:text-properties style:font-name="Symbol" style:font-name-asian="Symbol" style:font-name-complex="Symbol"/>
    </style:style>
    <style:style style:name="WW8Num115z1" style:display-name="WW8Num115z1" style:family="text">
      <style:text-properties style:font-name="Courier New" style:font-name-asian="Courier New" style:font-name-complex="Courier New"/>
    </style:style>
    <style:style style:name="WW8Num115z2" style:display-name="WW8Num115z2" style:family="text">
      <style:text-properties style:font-name="Wingdings" style:font-name-asian="Wingdings" style:font-name-complex="Wingdings"/>
    </style:style>
    <style:style style:name="WW8Num116z0" style:display-name="WW8Num116z0" style:family="text"/>
    <style:style style:name="WW8Num116z1" style:display-name="WW8Num116z1" style:family="text"/>
    <style:style style:name="WW8Num116z2" style:display-name="WW8Num116z2" style:family="text"/>
    <style:style style:name="WW8Num116z3" style:display-name="WW8Num116z3" style:family="text"/>
    <style:style style:name="WW8Num116z4" style:display-name="WW8Num116z4" style:family="text"/>
    <style:style style:name="WW8Num116z5" style:display-name="WW8Num116z5" style:family="text"/>
    <style:style style:name="WW8Num116z6" style:display-name="WW8Num116z6" style:family="text"/>
    <style:style style:name="WW8Num116z7" style:display-name="WW8Num116z7" style:family="text"/>
    <style:style style:name="WW8Num116z8" style:display-name="WW8Num116z8" style:family="text"/>
    <style:style style:name="WW8Num117z0" style:display-name="WW8Num117z0" style:family="text"/>
    <style:style style:name="WW8Num117z1" style:display-name="WW8Num117z1" style:family="text"/>
    <style:style style:name="WW8Num117z2" style:display-name="WW8Num117z2" style:family="text"/>
    <style:style style:name="WW8Num117z3" style:display-name="WW8Num117z3" style:family="text"/>
    <style:style style:name="WW8Num117z4" style:display-name="WW8Num117z4" style:family="text"/>
    <style:style style:name="WW8Num117z5" style:display-name="WW8Num117z5" style:family="text"/>
    <style:style style:name="WW8Num117z6" style:display-name="WW8Num117z6" style:family="text"/>
    <style:style style:name="WW8Num117z7" style:display-name="WW8Num117z7" style:family="text"/>
    <style:style style:name="WW8Num117z8" style:display-name="WW8Num117z8" style:family="text"/>
    <style:style style:name="WW8Num118z0" style:display-name="WW8Num118z0" style:family="text"/>
    <style:style style:name="WW8Num118z1" style:display-name="WW8Num118z1" style:family="text"/>
    <style:style style:name="WW8Num118z2" style:display-name="WW8Num118z2" style:family="text"/>
    <style:style style:name="WW8Num118z3" style:display-name="WW8Num118z3" style:family="text"/>
    <style:style style:name="WW8Num118z4" style:display-name="WW8Num118z4" style:family="text"/>
    <style:style style:name="WW8Num118z5" style:display-name="WW8Num118z5" style:family="text"/>
    <style:style style:name="WW8Num118z6" style:display-name="WW8Num118z6" style:family="text"/>
    <style:style style:name="WW8Num118z7" style:display-name="WW8Num118z7" style:family="text"/>
    <style:style style:name="WW8Num118z8" style:display-name="WW8Num118z8" style:family="text"/>
    <style:style style:name="WW8Num119z0" style:display-name="WW8Num119z0" style:family="text"/>
    <style:style style:name="WW8Num119z1" style:display-name="WW8Num119z1" style:family="text"/>
    <style:style style:name="WW8Num119z2" style:display-name="WW8Num119z2" style:family="text"/>
    <style:style style:name="WW8Num119z3" style:display-name="WW8Num119z3" style:family="text"/>
    <style:style style:name="WW8Num119z4" style:display-name="WW8Num119z4" style:family="text"/>
    <style:style style:name="WW8Num119z5" style:display-name="WW8Num119z5" style:family="text"/>
    <style:style style:name="WW8Num119z6" style:display-name="WW8Num119z6" style:family="text"/>
    <style:style style:name="WW8Num119z7" style:display-name="WW8Num119z7" style:family="text"/>
    <style:style style:name="WW8Num119z8" style:display-name="WW8Num119z8" style:family="text"/>
    <style:style style:name="WW8Num120z0" style:display-name="WW8Num120z0" style:family="text">
      <style:text-properties style:font-name="Symbol" style:font-name-asian="Symbol" style:font-name-complex="Symbol"/>
    </style:style>
    <style:style style:name="WW8Num120z1" style:display-name="WW8Num120z1" style:family="text">
      <style:text-properties style:font-name="Courier New" style:font-name-asian="Courier New" style:font-name-complex="Courier New"/>
    </style:style>
    <style:style style:name="WW8Num120z2" style:display-name="WW8Num120z2" style:family="text">
      <style:text-properties style:font-name="Wingdings" style:font-name-asian="Wingdings" style:font-name-complex="Wingdings"/>
    </style:style>
    <style:style style:name="WW8Num121z0" style:display-name="WW8Num121z0" style:family="text"/>
    <style:style style:name="WW8Num121z1" style:display-name="WW8Num121z1" style:family="text"/>
    <style:style style:name="WW8Num121z2" style:display-name="WW8Num121z2" style:family="text"/>
    <style:style style:name="WW8Num121z3" style:display-name="WW8Num121z3" style:family="text"/>
    <style:style style:name="WW8Num121z4" style:display-name="WW8Num121z4" style:family="text"/>
    <style:style style:name="WW8Num121z5" style:display-name="WW8Num121z5" style:family="text"/>
    <style:style style:name="WW8Num121z6" style:display-name="WW8Num121z6" style:family="text"/>
    <style:style style:name="WW8Num121z7" style:display-name="WW8Num121z7" style:family="text"/>
    <style:style style:name="WW8Num121z8" style:display-name="WW8Num121z8" style:family="text"/>
    <style:style style:name="WW8Num122z0" style:display-name="WW8Num122z0" style:family="text"/>
    <style:style style:name="WW8Num122z1" style:display-name="WW8Num122z1" style:family="text"/>
    <style:style style:name="WW8Num122z2" style:display-name="WW8Num122z2" style:family="text"/>
    <style:style style:name="WW8Num122z3" style:display-name="WW8Num122z3" style:family="text"/>
    <style:style style:name="WW8Num122z4" style:display-name="WW8Num122z4" style:family="text"/>
    <style:style style:name="WW8Num122z5" style:display-name="WW8Num122z5" style:family="text"/>
    <style:style style:name="WW8Num122z6" style:display-name="WW8Num122z6" style:family="text"/>
    <style:style style:name="WW8Num122z7" style:display-name="WW8Num122z7" style:family="text"/>
    <style:style style:name="WW8Num122z8" style:display-name="WW8Num122z8" style:family="text"/>
    <style:style style:name="WW8Num123z0" style:display-name="WW8Num123z0" style:family="text"/>
    <style:style style:name="WW8Num123z1" style:display-name="WW8Num123z1" style:family="text"/>
    <style:style style:name="WW8Num123z2" style:display-name="WW8Num123z2" style:family="text"/>
    <style:style style:name="WW8Num123z3" style:display-name="WW8Num123z3" style:family="text"/>
    <style:style style:name="WW8Num123z4" style:display-name="WW8Num123z4" style:family="text"/>
    <style:style style:name="WW8Num123z5" style:display-name="WW8Num123z5" style:family="text"/>
    <style:style style:name="WW8Num123z6" style:display-name="WW8Num123z6" style:family="text"/>
    <style:style style:name="WW8Num123z7" style:display-name="WW8Num123z7" style:family="text"/>
    <style:style style:name="WW8Num123z8" style:display-name="WW8Num123z8" style:family="text"/>
    <style:style style:name="WW8Num124z0" style:display-name="WW8Num124z0" style:family="text"/>
    <style:style style:name="WW8Num124z1" style:display-name="WW8Num124z1" style:family="text"/>
    <style:style style:name="WW8Num124z2" style:display-name="WW8Num124z2" style:family="text"/>
    <style:style style:name="WW8Num124z3" style:display-name="WW8Num124z3" style:family="text"/>
    <style:style style:name="WW8Num124z4" style:display-name="WW8Num124z4" style:family="text"/>
    <style:style style:name="WW8Num124z5" style:display-name="WW8Num124z5" style:family="text"/>
    <style:style style:name="WW8Num124z6" style:display-name="WW8Num124z6" style:family="text"/>
    <style:style style:name="WW8Num124z7" style:display-name="WW8Num124z7" style:family="text"/>
    <style:style style:name="WW8Num124z8" style:display-name="WW8Num124z8" style:family="text"/>
    <style:style style:name="WW8Num125z0" style:display-name="WW8Num125z0" style:family="text"/>
    <style:style style:name="WW8Num125z1" style:display-name="WW8Num125z1" style:family="text"/>
    <style:style style:name="WW8Num125z2" style:display-name="WW8Num125z2" style:family="text"/>
    <style:style style:name="WW8Num125z3" style:display-name="WW8Num125z3" style:family="text"/>
    <style:style style:name="WW8Num125z4" style:display-name="WW8Num125z4" style:family="text"/>
    <style:style style:name="WW8Num125z5" style:display-name="WW8Num125z5" style:family="text"/>
    <style:style style:name="WW8Num125z6" style:display-name="WW8Num125z6" style:family="text"/>
    <style:style style:name="WW8Num125z7" style:display-name="WW8Num125z7" style:family="text"/>
    <style:style style:name="WW8Num125z8" style:display-name="WW8Num125z8" style:family="text"/>
    <style:style style:name="WW8Num126z0" style:display-name="WW8Num126z0" style:family="text"/>
    <style:style style:name="WW8Num126z1" style:display-name="WW8Num126z1" style:family="text"/>
    <style:style style:name="WW8Num126z2" style:display-name="WW8Num126z2" style:family="text"/>
    <style:style style:name="WW8Num126z3" style:display-name="WW8Num126z3" style:family="text"/>
    <style:style style:name="WW8Num126z4" style:display-name="WW8Num126z4" style:family="text"/>
    <style:style style:name="WW8Num126z5" style:display-name="WW8Num126z5" style:family="text"/>
    <style:style style:name="WW8Num126z6" style:display-name="WW8Num126z6" style:family="text"/>
    <style:style style:name="WW8Num126z7" style:display-name="WW8Num126z7" style:family="text"/>
    <style:style style:name="WW8Num126z8" style:display-name="WW8Num126z8" style:family="text"/>
    <style:style style:name="WW8Num127z0" style:display-name="WW8Num127z0" style:family="text"/>
    <style:style style:name="WW8Num127z1" style:display-name="WW8Num127z1" style:family="text"/>
    <style:style style:name="WW8Num127z2" style:display-name="WW8Num127z2" style:family="text"/>
    <style:style style:name="WW8Num127z3" style:display-name="WW8Num127z3" style:family="text"/>
    <style:style style:name="WW8Num127z4" style:display-name="WW8Num127z4" style:family="text"/>
    <style:style style:name="WW8Num127z5" style:display-name="WW8Num127z5" style:family="text"/>
    <style:style style:name="WW8Num127z6" style:display-name="WW8Num127z6" style:family="text"/>
    <style:style style:name="WW8Num127z7" style:display-name="WW8Num127z7" style:family="text"/>
    <style:style style:name="WW8Num127z8" style:display-name="WW8Num127z8" style:family="text"/>
    <style:style style:name="WW8Num128z0" style:display-name="WW8Num128z0" style:family="text"/>
    <style:style style:name="WW8Num128z1" style:display-name="WW8Num128z1" style:family="text"/>
    <style:style style:name="WW8Num128z2" style:display-name="WW8Num128z2" style:family="text"/>
    <style:style style:name="WW8Num128z3" style:display-name="WW8Num128z3" style:family="text"/>
    <style:style style:name="WW8Num128z4" style:display-name="WW8Num128z4" style:family="text"/>
    <style:style style:name="WW8Num128z5" style:display-name="WW8Num128z5" style:family="text"/>
    <style:style style:name="WW8Num128z6" style:display-name="WW8Num128z6" style:family="text"/>
    <style:style style:name="WW8Num128z7" style:display-name="WW8Num128z7" style:family="text"/>
    <style:style style:name="WW8Num128z8" style:display-name="WW8Num128z8" style:family="text"/>
    <style:style style:name="WW8Num129z0" style:display-name="WW8Num129z0" style:family="text"/>
    <style:style style:name="WW8Num129z1" style:display-name="WW8Num129z1" style:family="text"/>
    <style:style style:name="WW8Num129z2" style:display-name="WW8Num129z2" style:family="text"/>
    <style:style style:name="WW8Num129z3" style:display-name="WW8Num129z3" style:family="text"/>
    <style:style style:name="WW8Num129z4" style:display-name="WW8Num129z4" style:family="text"/>
    <style:style style:name="WW8Num129z5" style:display-name="WW8Num129z5" style:family="text"/>
    <style:style style:name="WW8Num129z6" style:display-name="WW8Num129z6" style:family="text"/>
    <style:style style:name="WW8Num129z7" style:display-name="WW8Num129z7" style:family="text"/>
    <style:style style:name="WW8Num129z8" style:display-name="WW8Num129z8" style:family="text"/>
    <style:style style:name="WW8Num130z0" style:display-name="WW8Num130z0" style:family="text"/>
    <style:style style:name="WW8Num130z1" style:display-name="WW8Num130z1" style:family="text"/>
    <style:style style:name="WW8Num130z2" style:display-name="WW8Num130z2" style:family="text"/>
    <style:style style:name="WW8Num130z3" style:display-name="WW8Num130z3" style:family="text"/>
    <style:style style:name="WW8Num130z4" style:display-name="WW8Num130z4" style:family="text"/>
    <style:style style:name="WW8Num130z5" style:display-name="WW8Num130z5" style:family="text"/>
    <style:style style:name="WW8Num130z6" style:display-name="WW8Num130z6" style:family="text"/>
    <style:style style:name="WW8Num130z7" style:display-name="WW8Num130z7" style:family="text"/>
    <style:style style:name="WW8Num130z8" style:display-name="WW8Num130z8" style:family="text"/>
    <style:style style:name="WW8Num131z0" style:display-name="WW8Num131z0" style:family="text">
      <style:text-properties style:font-name="Symbol" style:font-name-asian="Symbol" style:font-name-complex="Symbol"/>
    </style:style>
    <style:style style:name="WW8Num131z1" style:display-name="WW8Num131z1" style:family="text">
      <style:text-properties style:font-name="Courier New" style:font-name-asian="Courier New" style:font-name-complex="Courier New"/>
    </style:style>
    <style:style style:name="WW8Num131z2" style:display-name="WW8Num131z2" style:family="text">
      <style:text-properties style:font-name="Wingdings" style:font-name-asian="Wingdings" style:font-name-complex="Wingdings"/>
    </style:style>
    <style:style style:name="WW8Num132z0" style:display-name="WW8Num132z0" style:family="text"/>
    <style:style style:name="WW8Num132z1" style:display-name="WW8Num132z1" style:family="text"/>
    <style:style style:name="WW8Num132z2" style:display-name="WW8Num132z2" style:family="text"/>
    <style:style style:name="WW8Num132z3" style:display-name="WW8Num132z3" style:family="text"/>
    <style:style style:name="WW8Num132z4" style:display-name="WW8Num132z4" style:family="text"/>
    <style:style style:name="WW8Num132z5" style:display-name="WW8Num132z5" style:family="text"/>
    <style:style style:name="WW8Num132z6" style:display-name="WW8Num132z6" style:family="text"/>
    <style:style style:name="WW8Num132z7" style:display-name="WW8Num132z7" style:family="text"/>
    <style:style style:name="WW8Num132z8" style:display-name="WW8Num132z8" style:family="text"/>
    <style:style style:name="WW8Num133z0" style:display-name="WW8Num133z0" style:family="text"/>
    <style:style style:name="WW8Num133z1" style:display-name="WW8Num133z1" style:family="text"/>
    <style:style style:name="WW8Num133z2" style:display-name="WW8Num133z2" style:family="text"/>
    <style:style style:name="WW8Num133z3" style:display-name="WW8Num133z3" style:family="text"/>
    <style:style style:name="WW8Num133z4" style:display-name="WW8Num133z4" style:family="text"/>
    <style:style style:name="WW8Num133z5" style:display-name="WW8Num133z5" style:family="text"/>
    <style:style style:name="WW8Num133z6" style:display-name="WW8Num133z6" style:family="text"/>
    <style:style style:name="WW8Num133z7" style:display-name="WW8Num133z7" style:family="text"/>
    <style:style style:name="WW8Num133z8" style:display-name="WW8Num133z8" style:family="text"/>
    <style:style style:name="WW8Num134z0" style:display-name="WW8Num134z0" style:family="text"/>
    <style:style style:name="WW8Num134z1" style:display-name="WW8Num134z1" style:family="text"/>
    <style:style style:name="WW8Num134z2" style:display-name="WW8Num134z2" style:family="text"/>
    <style:style style:name="WW8Num134z3" style:display-name="WW8Num134z3" style:family="text"/>
    <style:style style:name="WW8Num134z4" style:display-name="WW8Num134z4" style:family="text"/>
    <style:style style:name="WW8Num134z5" style:display-name="WW8Num134z5" style:family="text"/>
    <style:style style:name="WW8Num134z6" style:display-name="WW8Num134z6" style:family="text"/>
    <style:style style:name="WW8Num134z7" style:display-name="WW8Num134z7" style:family="text"/>
    <style:style style:name="WW8Num134z8" style:display-name="WW8Num134z8" style:family="text"/>
    <style:style style:name="WW8Num135z0" style:display-name="WW8Num135z0" style:family="text"/>
    <style:style style:name="WW8Num135z1" style:display-name="WW8Num135z1" style:family="text"/>
    <style:style style:name="WW8Num135z2" style:display-name="WW8Num135z2" style:family="text"/>
    <style:style style:name="WW8Num135z3" style:display-name="WW8Num135z3" style:family="text"/>
    <style:style style:name="WW8Num135z4" style:display-name="WW8Num135z4" style:family="text"/>
    <style:style style:name="WW8Num135z5" style:display-name="WW8Num135z5" style:family="text"/>
    <style:style style:name="WW8Num135z6" style:display-name="WW8Num135z6" style:family="text"/>
    <style:style style:name="WW8Num135z7" style:display-name="WW8Num135z7" style:family="text"/>
    <style:style style:name="WW8Num135z8" style:display-name="WW8Num135z8" style:family="text"/>
    <style:style style:name="WW8Num136z0" style:display-name="WW8Num136z0" style:family="text"/>
    <style:style style:name="WW8Num136z1" style:display-name="WW8Num136z1" style:family="text"/>
    <style:style style:name="WW8Num136z2" style:display-name="WW8Num136z2" style:family="text"/>
    <style:style style:name="WW8Num136z3" style:display-name="WW8Num136z3" style:family="text"/>
    <style:style style:name="WW8Num136z4" style:display-name="WW8Num136z4" style:family="text"/>
    <style:style style:name="WW8Num136z5" style:display-name="WW8Num136z5" style:family="text"/>
    <style:style style:name="WW8Num136z6" style:display-name="WW8Num136z6" style:family="text"/>
    <style:style style:name="WW8Num136z7" style:display-name="WW8Num136z7" style:family="text"/>
    <style:style style:name="WW8Num136z8" style:display-name="WW8Num136z8" style:family="text"/>
    <style:style style:name="WW8Num137z0" style:display-name="WW8Num137z0" style:family="text"/>
    <style:style style:name="WW8Num137z1" style:display-name="WW8Num137z1" style:family="text"/>
    <style:style style:name="WW8Num137z2" style:display-name="WW8Num137z2" style:family="text"/>
    <style:style style:name="WW8Num137z3" style:display-name="WW8Num137z3" style:family="text"/>
    <style:style style:name="WW8Num137z4" style:display-name="WW8Num137z4" style:family="text"/>
    <style:style style:name="WW8Num137z5" style:display-name="WW8Num137z5" style:family="text"/>
    <style:style style:name="WW8Num137z6" style:display-name="WW8Num137z6" style:family="text"/>
    <style:style style:name="WW8Num137z7" style:display-name="WW8Num137z7" style:family="text"/>
    <style:style style:name="WW8Num137z8" style:display-name="WW8Num137z8" style:family="text"/>
    <style:style style:name="WW8Num138z0" style:display-name="WW8Num138z0" style:family="text"/>
    <style:style style:name="WW8Num138z1" style:display-name="WW8Num138z1" style:family="text"/>
    <style:style style:name="WW8Num138z2" style:display-name="WW8Num138z2" style:family="text"/>
    <style:style style:name="WW8Num138z3" style:display-name="WW8Num138z3" style:family="text"/>
    <style:style style:name="WW8Num138z4" style:display-name="WW8Num138z4" style:family="text"/>
    <style:style style:name="WW8Num138z5" style:display-name="WW8Num138z5" style:family="text"/>
    <style:style style:name="WW8Num138z6" style:display-name="WW8Num138z6" style:family="text"/>
    <style:style style:name="WW8Num138z7" style:display-name="WW8Num138z7" style:family="text"/>
    <style:style style:name="WW8Num138z8" style:display-name="WW8Num138z8" style:family="text"/>
    <style:style style:name="WW8Num139z0" style:display-name="WW8Num139z0" style:family="text"/>
    <style:style style:name="WW8Num139z1" style:display-name="WW8Num139z1" style:family="text"/>
    <style:style style:name="WW8Num139z2" style:display-name="WW8Num139z2" style:family="text"/>
    <style:style style:name="WW8Num139z3" style:display-name="WW8Num139z3" style:family="text"/>
    <style:style style:name="WW8Num139z4" style:display-name="WW8Num139z4" style:family="text"/>
    <style:style style:name="WW8Num139z5" style:display-name="WW8Num139z5" style:family="text"/>
    <style:style style:name="WW8Num139z6" style:display-name="WW8Num139z6" style:family="text"/>
    <style:style style:name="WW8Num139z7" style:display-name="WW8Num139z7" style:family="text"/>
    <style:style style:name="WW8Num139z8" style:display-name="WW8Num139z8" style:family="text"/>
    <style:style style:name="WW8Num140z0" style:display-name="WW8Num140z0" style:family="text">
      <style:text-properties style:font-name="Symbol" style:font-name-asian="Symbol" style:font-name-complex="Symbol"/>
    </style:style>
    <style:style style:name="WW8Num140z1" style:display-name="WW8Num140z1" style:family="text"/>
    <style:style style:name="WW8Num140z2" style:display-name="WW8Num140z2" style:family="text"/>
    <style:style style:name="WW8Num140z3" style:display-name="WW8Num140z3" style:family="text"/>
    <style:style style:name="WW8Num140z4" style:display-name="WW8Num140z4" style:family="text"/>
    <style:style style:name="WW8Num140z5" style:display-name="WW8Num140z5" style:family="text"/>
    <style:style style:name="WW8Num140z6" style:display-name="WW8Num140z6" style:family="text"/>
    <style:style style:name="WW8Num140z7" style:display-name="WW8Num140z7" style:family="text"/>
    <style:style style:name="WW8Num140z8" style:display-name="WW8Num140z8" style:family="text"/>
    <style:style style:name="WW8Num141z0" style:display-name="WW8Num141z0" style:family="text"/>
    <style:style style:name="WW8Num141z1" style:display-name="WW8Num141z1" style:family="text"/>
    <style:style style:name="WW8Num141z2" style:display-name="WW8Num141z2" style:family="text"/>
    <style:style style:name="WW8Num141z3" style:display-name="WW8Num141z3" style:family="text"/>
    <style:style style:name="WW8Num141z4" style:display-name="WW8Num141z4" style:family="text"/>
    <style:style style:name="WW8Num141z5" style:display-name="WW8Num141z5" style:family="text"/>
    <style:style style:name="WW8Num141z6" style:display-name="WW8Num141z6" style:family="text"/>
    <style:style style:name="WW8Num141z7" style:display-name="WW8Num141z7" style:family="text"/>
    <style:style style:name="WW8Num141z8" style:display-name="WW8Num141z8" style:family="text"/>
    <style:style style:name="WW8Num142z0" style:display-name="WW8Num142z0" style:family="text"/>
    <style:style style:name="WW8Num142z1" style:display-name="WW8Num142z1" style:family="text"/>
    <style:style style:name="WW8Num142z2" style:display-name="WW8Num142z2" style:family="text"/>
    <style:style style:name="WW8Num142z3" style:display-name="WW8Num142z3" style:family="text"/>
    <style:style style:name="WW8Num142z4" style:display-name="WW8Num142z4" style:family="text"/>
    <style:style style:name="WW8Num142z5" style:display-name="WW8Num142z5" style:family="text"/>
    <style:style style:name="WW8Num142z6" style:display-name="WW8Num142z6" style:family="text"/>
    <style:style style:name="WW8Num142z7" style:display-name="WW8Num142z7" style:family="text"/>
    <style:style style:name="WW8Num142z8" style:display-name="WW8Num142z8" style:family="text"/>
    <style:style style:name="WW8Num143z0" style:display-name="WW8Num143z0" style:family="text"/>
    <style:style style:name="WW8Num143z1" style:display-name="WW8Num143z1" style:family="text"/>
    <style:style style:name="WW8Num143z2" style:display-name="WW8Num143z2" style:family="text"/>
    <style:style style:name="WW8Num143z3" style:display-name="WW8Num143z3" style:family="text"/>
    <style:style style:name="WW8Num143z4" style:display-name="WW8Num143z4" style:family="text"/>
    <style:style style:name="WW8Num143z5" style:display-name="WW8Num143z5" style:family="text"/>
    <style:style style:name="WW8Num143z6" style:display-name="WW8Num143z6" style:family="text"/>
    <style:style style:name="WW8Num143z7" style:display-name="WW8Num143z7" style:family="text"/>
    <style:style style:name="WW8Num143z8" style:display-name="WW8Num143z8" style:family="text"/>
    <style:style style:name="WW8Num144z0" style:display-name="WW8Num144z0" style:family="text"/>
    <style:style style:name="WW8Num144z1" style:display-name="WW8Num144z1" style:family="text"/>
    <style:style style:name="WW8Num144z2" style:display-name="WW8Num144z2" style:family="text"/>
    <style:style style:name="WW8Num144z3" style:display-name="WW8Num144z3" style:family="text"/>
    <style:style style:name="WW8Num144z4" style:display-name="WW8Num144z4" style:family="text"/>
    <style:style style:name="WW8Num144z5" style:display-name="WW8Num144z5" style:family="text"/>
    <style:style style:name="WW8Num144z6" style:display-name="WW8Num144z6" style:family="text"/>
    <style:style style:name="WW8Num144z7" style:display-name="WW8Num144z7" style:family="text"/>
    <style:style style:name="WW8Num144z8" style:display-name="WW8Num144z8" style:family="text"/>
    <style:style style:name="WW8Num145z0" style:display-name="WW8Num145z0" style:family="text"/>
    <style:style style:name="WW8Num145z1" style:display-name="WW8Num145z1" style:family="text"/>
    <style:style style:name="WW8Num145z2" style:display-name="WW8Num145z2" style:family="text"/>
    <style:style style:name="WW8Num145z3" style:display-name="WW8Num145z3" style:family="text"/>
    <style:style style:name="WW8Num145z4" style:display-name="WW8Num145z4" style:family="text"/>
    <style:style style:name="WW8Num145z5" style:display-name="WW8Num145z5" style:family="text"/>
    <style:style style:name="WW8Num145z6" style:display-name="WW8Num145z6" style:family="text"/>
    <style:style style:name="WW8Num145z7" style:display-name="WW8Num145z7" style:family="text"/>
    <style:style style:name="WW8Num145z8" style:display-name="WW8Num145z8" style:family="text"/>
    <style:style style:name="WW8Num146z0" style:display-name="WW8Num146z0" style:family="text">
      <style:text-properties style:font-name="Symbol" style:font-name-asian="Symbol" style:font-name-complex="Symbol"/>
    </style:style>
    <style:style style:name="WW8Num146z1" style:display-name="WW8Num146z1" style:family="text">
      <style:text-properties style:font-name="Courier New" style:font-name-asian="Courier New" style:font-name-complex="Courier New"/>
    </style:style>
    <style:style style:name="WW8Num146z2" style:display-name="WW8Num146z2" style:family="text">
      <style:text-properties style:font-name="Wingdings" style:font-name-asian="Wingdings" style:font-name-complex="Wingdings"/>
    </style:style>
    <style:style style:name="WW8Num147z0" style:display-name="WW8Num147z0" style:family="text">
      <style:text-properties style:font-name="Symbol" style:font-name-asian="Symbol" style:font-name-complex="Symbol"/>
    </style:style>
    <style:style style:name="WW8Num147z1" style:display-name="WW8Num147z1" style:family="text">
      <style:text-properties style:font-name="Courier New" style:font-name-asian="Courier New" style:font-name-complex="Courier New"/>
    </style:style>
    <style:style style:name="WW8Num147z2" style:display-name="WW8Num147z2" style:family="text">
      <style:text-properties style:font-name="Wingdings" style:font-name-asian="Wingdings" style:font-name-complex="Wingdings"/>
    </style:style>
    <style:style style:name="WW8Num148z0" style:display-name="WW8Num148z0" style:family="text"/>
    <style:style style:name="WW8Num148z1" style:display-name="WW8Num148z1" style:family="text"/>
    <style:style style:name="WW8Num148z2" style:display-name="WW8Num148z2" style:family="text"/>
    <style:style style:name="WW8Num148z3" style:display-name="WW8Num148z3" style:family="text"/>
    <style:style style:name="WW8Num148z4" style:display-name="WW8Num148z4" style:family="text"/>
    <style:style style:name="WW8Num148z5" style:display-name="WW8Num148z5" style:family="text"/>
    <style:style style:name="WW8Num148z6" style:display-name="WW8Num148z6" style:family="text"/>
    <style:style style:name="WW8Num148z7" style:display-name="WW8Num148z7" style:family="text"/>
    <style:style style:name="WW8Num148z8" style:display-name="WW8Num148z8" style:family="text"/>
    <style:style style:name="WW8Num149z0" style:display-name="WW8Num149z0" style:family="text"/>
    <style:style style:name="WW8Num149z1" style:display-name="WW8Num149z1" style:family="text"/>
    <style:style style:name="WW8Num149z2" style:display-name="WW8Num149z2" style:family="text"/>
    <style:style style:name="WW8Num149z3" style:display-name="WW8Num149z3" style:family="text"/>
    <style:style style:name="WW8Num149z4" style:display-name="WW8Num149z4" style:family="text"/>
    <style:style style:name="WW8Num149z5" style:display-name="WW8Num149z5" style:family="text"/>
    <style:style style:name="WW8Num149z6" style:display-name="WW8Num149z6" style:family="text"/>
    <style:style style:name="WW8Num149z7" style:display-name="WW8Num149z7" style:family="text"/>
    <style:style style:name="WW8Num149z8" style:display-name="WW8Num149z8" style:family="text"/>
    <style:style style:name="WW8Num150z0" style:display-name="WW8Num150z0" style:family="text"/>
    <style:style style:name="WW8Num150z1" style:display-name="WW8Num150z1" style:family="text"/>
    <style:style style:name="WW8Num150z2" style:display-name="WW8Num150z2" style:family="text"/>
    <style:style style:name="WW8Num150z3" style:display-name="WW8Num150z3" style:family="text"/>
    <style:style style:name="WW8Num150z4" style:display-name="WW8Num150z4" style:family="text"/>
    <style:style style:name="WW8Num150z5" style:display-name="WW8Num150z5" style:family="text"/>
    <style:style style:name="WW8Num150z6" style:display-name="WW8Num150z6" style:family="text"/>
    <style:style style:name="WW8Num150z7" style:display-name="WW8Num150z7" style:family="text"/>
    <style:style style:name="WW8Num150z8" style:display-name="WW8Num150z8" style:family="text"/>
    <style:style style:name="WW8Num151z0" style:display-name="WW8Num151z0" style:family="text"/>
    <style:style style:name="WW8Num151z1" style:display-name="WW8Num151z1" style:family="text"/>
    <style:style style:name="WW8Num151z2" style:display-name="WW8Num151z2" style:family="text"/>
    <style:style style:name="WW8Num151z3" style:display-name="WW8Num151z3" style:family="text"/>
    <style:style style:name="WW8Num151z4" style:display-name="WW8Num151z4" style:family="text"/>
    <style:style style:name="WW8Num151z5" style:display-name="WW8Num151z5" style:family="text"/>
    <style:style style:name="WW8Num151z6" style:display-name="WW8Num151z6" style:family="text"/>
    <style:style style:name="WW8Num151z7" style:display-name="WW8Num151z7" style:family="text"/>
    <style:style style:name="WW8Num151z8" style:display-name="WW8Num151z8" style:family="text"/>
    <style:style style:name="WW8Num152z0" style:display-name="WW8Num152z0" style:family="text"/>
    <style:style style:name="WW8Num152z1" style:display-name="WW8Num152z1" style:family="text"/>
    <style:style style:name="WW8Num152z2" style:display-name="WW8Num152z2" style:family="text"/>
    <style:style style:name="WW8Num152z3" style:display-name="WW8Num152z3" style:family="text"/>
    <style:style style:name="WW8Num152z4" style:display-name="WW8Num152z4" style:family="text"/>
    <style:style style:name="WW8Num152z5" style:display-name="WW8Num152z5" style:family="text"/>
    <style:style style:name="WW8Num152z6" style:display-name="WW8Num152z6" style:family="text"/>
    <style:style style:name="WW8Num152z7" style:display-name="WW8Num152z7" style:family="text"/>
    <style:style style:name="WW8Num152z8" style:display-name="WW8Num152z8" style:family="text"/>
    <style:style style:name="WW8Num153z0" style:display-name="WW8Num153z0" style:family="text"/>
    <style:style style:name="WW8Num153z1" style:display-name="WW8Num153z1" style:family="text"/>
    <style:style style:name="WW8Num153z2" style:display-name="WW8Num153z2" style:family="text"/>
    <style:style style:name="WW8Num153z3" style:display-name="WW8Num153z3" style:family="text"/>
    <style:style style:name="WW8Num153z4" style:display-name="WW8Num153z4" style:family="text"/>
    <style:style style:name="WW8Num153z5" style:display-name="WW8Num153z5" style:family="text"/>
    <style:style style:name="WW8Num153z6" style:display-name="WW8Num153z6" style:family="text"/>
    <style:style style:name="WW8Num153z7" style:display-name="WW8Num153z7" style:family="text"/>
    <style:style style:name="WW8Num153z8" style:display-name="WW8Num153z8" style:family="text"/>
    <style:style style:name="WW8Num154z0" style:display-name="WW8Num154z0" style:family="text"/>
    <style:style style:name="WW8Num154z1" style:display-name="WW8Num154z1" style:family="text"/>
    <style:style style:name="WW8Num154z2" style:display-name="WW8Num154z2" style:family="text"/>
    <style:style style:name="WW8Num154z3" style:display-name="WW8Num154z3" style:family="text"/>
    <style:style style:name="WW8Num154z4" style:display-name="WW8Num154z4" style:family="text"/>
    <style:style style:name="WW8Num154z5" style:display-name="WW8Num154z5" style:family="text"/>
    <style:style style:name="WW8Num154z6" style:display-name="WW8Num154z6" style:family="text"/>
    <style:style style:name="WW8Num154z7" style:display-name="WW8Num154z7" style:family="text"/>
    <style:style style:name="WW8Num154z8" style:display-name="WW8Num154z8" style:family="text"/>
    <style:style style:name="WW8Num155z0" style:display-name="WW8Num155z0" style:family="text"/>
    <style:style style:name="WW8Num155z1" style:display-name="WW8Num155z1" style:family="text"/>
    <style:style style:name="WW8Num155z2" style:display-name="WW8Num155z2" style:family="text"/>
    <style:style style:name="WW8Num155z3" style:display-name="WW8Num155z3" style:family="text"/>
    <style:style style:name="WW8Num155z4" style:display-name="WW8Num155z4" style:family="text"/>
    <style:style style:name="WW8Num155z5" style:display-name="WW8Num155z5" style:family="text"/>
    <style:style style:name="WW8Num155z6" style:display-name="WW8Num155z6" style:family="text"/>
    <style:style style:name="WW8Num155z7" style:display-name="WW8Num155z7" style:family="text"/>
    <style:style style:name="WW8Num155z8" style:display-name="WW8Num155z8" style:family="text"/>
    <style:style style:name="WW8Num156z0" style:display-name="WW8Num156z0" style:family="text"/>
    <style:style style:name="WW8Num156z1" style:display-name="WW8Num156z1" style:family="text"/>
    <style:style style:name="WW8Num156z2" style:display-name="WW8Num156z2" style:family="text"/>
    <style:style style:name="WW8Num156z3" style:display-name="WW8Num156z3" style:family="text"/>
    <style:style style:name="WW8Num156z4" style:display-name="WW8Num156z4" style:family="text"/>
    <style:style style:name="WW8Num156z5" style:display-name="WW8Num156z5" style:family="text"/>
    <style:style style:name="WW8Num156z6" style:display-name="WW8Num156z6" style:family="text"/>
    <style:style style:name="WW8Num156z7" style:display-name="WW8Num156z7" style:family="text"/>
    <style:style style:name="WW8Num156z8" style:display-name="WW8Num156z8" style:family="text"/>
    <style:style style:name="ZnakZnak15" style:display-name="Znak Znak15" style:family="text" style:parent-style-name="Domyślnaczcionkaakapitu">
      <style:text-properties style:font-name-asian="Times New Roman" style:font-name-complex="Times New Roman" fo:text-transform="uppercase" fo:color="#004E6C" fo:letter-spacing="0.0138in" fo:font-size="14pt" style:font-size-asian="14pt" style:font-size-complex="14pt"/>
    </style:style>
    <style:style style:name="ZnakZnak14" style:display-name="Znak Znak14" style:family="text" style:parent-style-name="Domyślnaczcionkaakapitu">
      <style:text-properties style:font-name-complex="Times New Roman" fo:text-transform="uppercase" fo:color="#004E6C" fo:letter-spacing="0.0104in" fo:font-size="12pt" style:font-size-asian="12pt" style:font-size-complex="12pt"/>
    </style:style>
    <style:style style:name="ZnakZnak13" style:display-name="Znak Znak13" style:family="text" style:parent-style-name="Domyślnaczcionkaakapitu">
      <style:text-properties style:font-name-asian="Times New Roman" style:font-name-complex="Times New Roman" fo:text-transform="uppercase" fo:color="#004D6C" fo:font-size="12pt" style:font-size-asian="12pt" style:font-size-complex="12pt"/>
    </style:style>
    <style:style style:name="ZnakZnak12" style:display-name="Znak Znak12" style:family="text" style:parent-style-name="Domyślnaczcionkaakapitu">
      <style:text-properties style:font-name="Cambria, 'Palatino Linotype'" style:font-name-asian="Cambria, 'Palatino Linotype'" style:font-name-complex="Cambria, 'Palatino Linotype'" fo:text-transform="uppercase" fo:color="#004D6C" fo:letter-spacing="0.0069in" fo:font-size="11pt" style:font-size-asian="11pt" style:font-size-complex="11pt" fo:language="en" fo:country="US" style:language-complex="ar" style:country-complex="SA"/>
    </style:style>
    <style:style style:name="ZnakZnak11" style:display-name="Znak Znak11" style:family="text" style:parent-style-name="Domyślnaczcionkaakapitu">
      <style:text-properties style:font-name="Cambria, 'Palatino Linotype'" style:font-name-asian="Cambria, 'Palatino Linotype'" style:font-name-complex="Cambria, 'Palatino Linotype'" fo:text-transform="uppercase" fo:color="#004D6C" fo:letter-spacing="0.0069in" fo:font-size="11pt" style:font-size-asian="11pt" style:font-size-complex="11pt" fo:language="en" fo:country="US" style:language-complex="ar" style:country-complex="SA"/>
    </style:style>
    <style:style style:name="ZnakZnak10" style:display-name="Znak Znak10" style:family="text" style:parent-style-name="Domyślnaczcionkaakapitu">
      <style:text-properties style:font-name="Cambria, 'Palatino Linotype'" style:font-name-asian="Cambria, 'Palatino Linotype'" style:font-name-complex="Cambria, 'Palatino Linotype'" fo:text-transform="uppercase" fo:color="#0075A2" fo:letter-spacing="0.0069in" fo:font-size="11pt" style:font-size-asian="11pt" style:font-size-complex="11pt" fo:language="en" fo:country="US" style:language-complex="ar" style:country-complex="SA"/>
    </style:style>
    <style:style style:name="ZnakZnak9" style:display-name="Znak Znak9" style:family="text" style:parent-style-name="Domyślnaczcionkaakapitu">
      <style:text-properties style:font-name-asian="Times New Roman" style:font-name-complex="Times New Roman" fo:font-style="italic" style:font-style-asian="italic" style:font-style-complex="italic" fo:text-transform="uppercase" fo:color="#0075A2" fo:letter-spacing="0.0069in"/>
    </style:style>
    <style:style style:name="ZnakZnak8" style:display-name="Znak Znak8" style:family="text" style:parent-style-name="Domyślnaczcionkaakapitu">
      <style:text-properties style:font-name-asian="Times New Roman" style:font-name-complex="Times New Roman" fo:text-transform="uppercase" fo:letter-spacing="0.0069in" fo:font-size="10pt" style:font-size-asian="10pt" style:font-size-complex="10pt"/>
    </style:style>
    <style:style style:name="ZnakZnak7" style:display-name="Znak Znak7" style:family="text" style:parent-style-name="Domyślnaczcionkaakapitu">
      <style:text-properties style:font-name-asian="Times New Roman" style:font-name-complex="Times New Roman" fo:font-style="italic" style:font-style-asian="italic" style:font-style-complex="italic" fo:text-transform="uppercase" fo:letter-spacing="0.0069in" fo:font-size="10pt" style:font-size-asian="10pt" style:font-size-complex="10pt"/>
    </style:style>
    <style:style style:name="IntenseQuoteChar" style:display-name="Intense Quote Char" style:family="text" style:parent-style-name="Domyślnaczcionkaakapitu">
      <style:text-properties style:font-name-asian="Times New Roman" style:font-name-complex="Times New Roman" fo:text-transform="uppercase" fo:color="#004D6C" fo:letter-spacing="0.0034in" fo:font-size="10pt" style:font-size-asian="10pt" style:font-size-complex="10pt"/>
    </style:style>
    <style:style style:name="ZnakZnak6" style:display-name="Znak Znak6" style:family="text" style:parent-style-name="Domyślnaczcionkaakapitu">
      <style:text-properties style:font-name-asian="Times New Roman" style:font-name-complex="Times New Roman" fo:text-transform="uppercase" fo:color="#004E6C" fo:letter-spacing="0.0347in" fo:font-size="22pt" style:font-size-asian="22pt" style:font-size-complex="22pt"/>
    </style:style>
    <style:style style:name="ZnakZnak5" style:display-name="Znak Znak5" style:family="text" style:parent-style-name="Domyślnaczcionkaakapitu">
      <style:text-properties style:font-name-asian="Times New Roman" style:font-name-complex="Times New Roman" fo:text-transform="uppercase" fo:letter-spacing="0.0138in" fo:font-size="9pt" style:font-size-asian="9pt" style:font-size-complex="9pt"/>
    </style:style>
    <style:style style:name="StrongEmphasis" style:display-name="Strong Emphasis" style:family="text" style:parent-style-name="Domyślnaczcionkaakapitu">
      <style:text-properties fo:font-weight="bold" style:font-weight-asian="bold" fo:color="#0075A2" fo:letter-spacing="0.0034in"/>
    </style:style>
    <style:style style:name="Uwydatnienie" style:display-name="Uwydatnienie" style:family="text" style:parent-style-name="Domyślnaczcionkaakapitu">
      <style:text-properties fo:text-transform="uppercase" fo:letter-spacing="0.0034in" fo:font-size="10pt" style:font-size-asian="10pt"/>
    </style:style>
    <style:style style:name="NoSpacingChar" style:display-name="No Spacing Char" style:family="text" style:parent-style-name="Domyślnaczcionkaakapitu">
      <style:text-properties style:font-name-complex="Times New Roman"/>
    </style:style>
    <style:style style:name="QuoteChar" style:display-name="Quote Char" style:family="text" style:parent-style-name="Domyślnaczcionkaakapitu">
      <style:text-properties style:font-name-asian="Times New Roman" style:font-name-complex="Times New Roman" fo:font-style="italic" style:font-style-asian="italic" style:font-style-complex="italic"/>
    </style:style>
    <style:style style:name="Wyróżnieniedelikatne1" style:display-name="Wyróżnienie delikatne1" style:family="text">
      <style:text-properties fo:font-style="italic" style:font-style-asian="italic"/>
    </style:style>
    <style:style style:name="Wyróżnienieintensywne1" style:display-name="Wyróżnienie intensywne1" style:family="text">
      <style:text-properties fo:font-style="italic" style:font-style-asian="italic" fo:text-transform="uppercase" fo:letter-spacing="0.0069in" fo:font-size="10pt" style:font-size-asian="10pt"/>
    </style:style>
    <style:style style:name="Odwołaniedelikatne1" style:display-name="Odwołanie delikatne1" style:family="text" style:parent-style-name="Domyślnaczcionkaakapitu">
      <style:text-properties style:font-name="Calibri" style:font-name-asian="Calibri" style:font-name-complex="Times New Roman" fo:font-style="italic" style:font-style-asian="italic" style:font-style-complex="italic" fo:color="#004D6C"/>
    </style:style>
    <style:style style:name="Odwołanieintensywne1" style:display-name="Odwołanie intensywne1" style:family="text">
      <style:text-properties style:font-name="Calibri" style:font-name-asian="Calibri" style:font-name-complex="Calibri" fo:font-weight="bold" style:font-weight-asian="bold" fo:font-style="italic" style:font-style-asian="italic" fo:color="#004D6C"/>
    </style:style>
    <style:style style:name="Tytułksiążki1" style:display-name="Tytuł książki1" style:family="text">
      <style:text-properties fo:text-transform="uppercase" fo:color="#004D6C" fo:letter-spacing="0.0034in"/>
    </style:style>
    <style:style style:name="Internetlink" style:display-name="Internet link" style:family="text" style:parent-style-name="Domyślnaczcionkaakapitu">
      <style:text-properties style:font-name-complex="Times New Roman" fo:font-style="italic" style:font-style-asian="italic" fo:color="#000000" style:text-underline-type="none" style:text-underline-color="font-color"/>
    </style:style>
    <style:style style:name="il" style:display-name="il" style:family="text" style:parent-style-name="Domyślnaczcionkaakapitu">
      <style:text-properties style:font-name-complex="Times New Roman"/>
    </style:style>
    <style:style style:name="ZnakZnak4" style:display-name="Znak Znak4" style:family="text" style:parent-style-name="Domyślnaczcionkaakapitu">
      <style:text-properties style:font-name-complex="Times New Roman"/>
    </style:style>
    <style:style style:name="ZnakZnak3" style:display-name="Znak Znak3" style:family="text" style:parent-style-name="Domyślnaczcionkaakapitu">
      <style:text-properties style:font-name-complex="Times New Roman"/>
    </style:style>
    <style:style style:name="ZnakZnak2" style:display-name="Znak Znak2" style:family="text" style:parent-style-name="Domyślnaczcionkaakapitu">
      <style:text-properties style:font-name="Tahoma" style:font-name-asian="Tahoma" style:font-name-complex="Tahoma" fo:font-size="8pt" style:font-size-asian="8pt" style:font-size-complex="8pt"/>
    </style:style>
    <style:style style:name="Tekstzastępczy1" style:display-name="Tekst zastępczy1" style:family="text" style:parent-style-name="Domyślnaczcionkaakapitu">
      <style:text-properties style:font-name-complex="Times New Roman" fo:color="#808080"/>
    </style:style>
    <style:style style:name="ZnakZnak1" style:display-name="Znak Znak1" style:family="text" style:parent-style-name="Domyślnaczcionkaakapitu">
      <style:text-properties style:font-name="Arial" style:font-name-asian="Arial" style:font-name-complex="Times New Roman" fo:color="#000000" fo:letter-spacing="-0.0034in" fo:font-size="10pt" style:font-size-asian="10pt" style:font-size-complex="10pt" style:language-complex="ar" style:country-complex="SA"/>
    </style:style>
    <style:style style:name="ZnakZnak" style:display-name="Znak Znak" style:family="text" style:parent-style-name="Domyślnaczcionkaakapitu">
      <style:text-properties style:font-name="Courier New" style:font-name-asian="Courier New" style:font-name-complex="Courier New" fo:font-size="10pt" style:font-size-asian="10pt" style:font-size-complex="10pt" fo:language="pl" fo:country="PL" style:language-complex="ar" style:country-complex="SA"/>
    </style:style>
    <style:style style:name="EndnoteSymbol" style:display-name="Endnote Symbol" style:family="text" style:parent-style-name="Domyślnaczcionkaakapitu">
      <style:text-properties style:text-position="super 66.6%"/>
    </style:style>
    <style:style style:name="VisitedInternetLink" style:display-name="Visited Internet Link" style:family="text" style:parent-style-name="Domyślnaczcionkaakapitu">
      <style:text-properties fo:color="#800080" style:text-underline-type="single" style:text-underline-style="solid" style:text-underline-width="auto" style:text-underline-mode="continuous" style:text-underline-color="font-color"/>
    </style:style>
    <style:style style:name="Wyróżnieniedelikatne" style:display-name="Wyróżnienie delikatne" style:family="text" style:parent-style-name="Domyślnaczcionkaakapitu">
      <style:text-properties fo:font-style="italic" style:font-style-asian="italic" style:font-style-complex="italic" fo:color="#808080"/>
    </style:style>
    <style:style style:name="Wyróżnienieintensywne" style:display-name="Wyróżnienie intensywne" style:family="text">
      <style:text-properties fo:font-style="italic" style:font-style-asian="italic" fo:text-transform="uppercase" fo:letter-spacing="0.0069in" fo:font-size="10pt" style:font-size-asian="10pt"/>
    </style:style>
    <style:style style:name="Odwołaniedelikatne" style:display-name="Odwołanie delikatne" style:family="text" style:parent-style-name="Domyślnaczcionkaakapitu">
      <style:text-properties style:font-name="Calibri" style:font-name-asian="Calibri" style:font-name-complex="Times New Roman" fo:font-style="italic" style:font-style-asian="italic" style:font-style-complex="italic" fo:color="#004D6C"/>
    </style:style>
    <style:style style:name="Odwołanieintensywne" style:display-name="Odwołanie intensywne" style:family="text">
      <style:text-properties style:font-name="Calibri" style:font-name-asian="Calibri" style:font-name-complex="Calibri" fo:font-weight="bold" style:font-weight-asian="bold" fo:font-style="italic" style:font-style-asian="italic" fo:color="#004D6C"/>
    </style:style>
    <style:style style:name="Tytułksiążki" style:display-name="Tytuł książki" style:family="text">
      <style:text-properties fo:text-transform="uppercase" fo:color="#004D6C" fo:letter-spacing="0.0034in"/>
    </style:style>
    <style:style style:name="WW8Num165z0" style:display-name="WW8Num165z0" style:family="text"/>
    <style:style style:name="WW8Num165z1" style:display-name="WW8Num165z1" style:family="text"/>
    <style:style style:name="WW8Num165z2" style:display-name="WW8Num165z2" style:family="text"/>
    <style:style style:name="WW8Num165z3" style:display-name="WW8Num165z3" style:family="text"/>
    <style:style style:name="WW8Num165z4" style:display-name="WW8Num165z4" style:family="text"/>
    <style:style style:name="WW8Num165z5" style:display-name="WW8Num165z5" style:family="text"/>
    <style:style style:name="WW8Num165z6" style:display-name="WW8Num165z6" style:family="text"/>
    <style:style style:name="WW8Num165z7" style:display-name="WW8Num165z7" style:family="text"/>
    <style:style style:name="WW8Num165z8" style:display-name="WW8Num165z8" style:family="text"/>
    <style:style style:name="WW8Num174z0" style:display-name="WW8Num174z0" style:family="text"/>
    <style:style style:name="WW8Num174z1" style:display-name="WW8Num174z1" style:family="text"/>
    <style:style style:name="WW8Num174z2" style:display-name="WW8Num174z2" style:family="text"/>
    <style:style style:name="WW8Num174z3" style:display-name="WW8Num174z3" style:family="text"/>
    <style:style style:name="WW8Num174z4" style:display-name="WW8Num174z4" style:family="text"/>
    <style:style style:name="WW8Num174z5" style:display-name="WW8Num174z5" style:family="text"/>
    <style:style style:name="WW8Num174z6" style:display-name="WW8Num174z6" style:family="text"/>
    <style:style style:name="WW8Num174z7" style:display-name="WW8Num174z7" style:family="text"/>
    <style:style style:name="WW8Num174z8" style:display-name="WW8Num174z8" style:family="text"/>
    <style:style style:name="NumberingSymbols" style:display-name="Numbering Symbols" style:family="text"/>
    <style:style style:name="WW8Num167z0" style:display-name="WW8Num167z0" style:family="text">
      <style:text-properties style:font-name="Symbol" style:font-name-asian="Symbol" style:font-name-complex="Symbol"/>
    </style:style>
    <style:style style:name="WW8Num167z1" style:display-name="WW8Num167z1" style:family="text">
      <style:text-properties style:font-name="Courier New" style:font-name-asian="Courier New" style:font-name-complex="Courier New"/>
    </style:style>
    <style:style style:name="WW8Num167z2" style:display-name="WW8Num167z2" style:family="text">
      <style:text-properties style:font-name="Wingdings" style:font-name-asian="Wingdings" style:font-name-complex="Wingdings"/>
    </style:style>
    <style:style style:name="WW_CharLFO1LVL1" style:family="text">
      <style:text-properties style:font-name-complex="Times New Roman" fo:font-weight="normal" style:font-weight-asian="normal"/>
    </style:style>
    <text:list-style style:name="WW8Num451" style:display-name="WW8Num451">
      <text:list-level-style-number text:level="1" text:style-name="WW_CharLFO1LVL1" style:num-suffix=")" style:num-format="a" style:num-letter-sync="true">
        <style:list-level-properties text:space-before="0.9875in" text:min-label-width="0.25in" text:list-level-position-and-space-mode="label-alignment">
          <style:list-level-label-alignment text:label-followed-by="listtab" fo:margin-left="1.237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omplex="Times New Roman" fo:font-weight="normal" style:font-weight-asian="normal"/>
    </style:style>
    <text:list-style style:name="WW8Num1" style:display-name="WW8Num1">
      <text:list-level-style-number text:level="1" text:style-name="WW_CharLFO2LVL1" style:num-suffix=")" style:num-format="a" style:num-letter-sync="true">
        <style:list-level-properties text:space-before="0.9875in" text:min-label-width="0.25in" text:list-level-position-and-space-mode="label-alignment">
          <style:list-level-label-alignment text:label-followed-by="listtab" fo:margin-left="1.237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3" style:display-name="WW8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4" style:display-name="WW8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5" style:display-name="WW8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6" style:display-name="WW8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7" style:display-name="WW8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8" style:display-name="WW8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LVL1" style:family="text">
      <style:text-properties style:font-name="Symbol" style:font-name-complex="Symbol"/>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9" style:display-name="WW8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0" style:display-name="WW8Num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1" style:display-name="WW8Num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2" style:display-name="WW8Num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3" style:display-name="WW8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4" style:display-name="WW8Num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5" style:display-name="WW8Num15">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6" style:display-name="WW8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7" style:display-name="WW8Num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8" style:display-name="WW8Num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9" style:display-name="WW8Num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0" style:display-name="WW8Num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2LVL1" style:family="text">
      <style:text-properties style:font-name="Symbol" style:font-name-complex="Symbol"/>
    </style:style>
    <style:style style:name="WW_CharLFO22LVL2" style:family="text">
      <style:text-properties style:font-name="Courier New" style:font-name-complex="Courier New"/>
    </style:style>
    <style:style style:name="WW_CharLFO22LVL3" style:family="text">
      <style:text-properties style:font-name="Wingdings" style:font-name-complex="Wingdings"/>
    </style:style>
    <style:style style:name="WW_CharLFO22LVL4" style:family="text">
      <style:text-properties style:font-name="Symbol" style:font-name-complex="Symbol"/>
    </style:style>
    <style:style style:name="WW_CharLFO22LVL5" style:family="text">
      <style:text-properties style:font-name="Courier New" style:font-name-complex="Courier New"/>
    </style:style>
    <style:style style:name="WW_CharLFO22LVL6" style:family="text">
      <style:text-properties style:font-name="Wingdings" style:font-name-complex="Wingdings"/>
    </style:style>
    <style:style style:name="WW_CharLFO22LVL7" style:family="text">
      <style:text-properties style:font-name="Symbol" style:font-name-complex="Symbol"/>
    </style:style>
    <style:style style:name="WW_CharLFO22LVL8" style:family="text">
      <style:text-properties style:font-name="Courier New" style:font-name-complex="Courier New"/>
    </style:style>
    <style:style style:name="WW_CharLFO22LVL9" style:family="text">
      <style:text-properties style:font-name="Wingdings" style:font-name-complex="Wingdings"/>
    </style:style>
    <text:list-style style:name="WW8Num21" style:display-name="WW8Num21">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Symbol" style:font-name-complex="Symbol"/>
    </style:style>
    <style:style style:name="WW_CharLFO23LVL2" style:family="text">
      <style:text-properties style:font-name="Courier New" style:font-name-complex="Courier New"/>
    </style:style>
    <style:style style:name="WW_CharLFO23LVL3" style:family="text">
      <style:text-properties style:font-name="Wingdings" style:font-name-complex="Wingdings"/>
    </style:style>
    <style:style style:name="WW_CharLFO23LVL4" style:family="text">
      <style:text-properties style:font-name="Symbol" style:font-name-complex="Symbol"/>
    </style:style>
    <style:style style:name="WW_CharLFO23LVL5" style:family="text">
      <style:text-properties style:font-name="Courier New" style:font-name-complex="Courier New"/>
    </style:style>
    <style:style style:name="WW_CharLFO23LVL6" style:family="text">
      <style:text-properties style:font-name="Wingdings" style:font-name-complex="Wingdings"/>
    </style:style>
    <style:style style:name="WW_CharLFO23LVL7" style:family="text">
      <style:text-properties style:font-name="Symbol" style:font-name-complex="Symbol"/>
    </style:style>
    <style:style style:name="WW_CharLFO23LVL8" style:family="text">
      <style:text-properties style:font-name="Courier New" style:font-name-complex="Courier New"/>
    </style:style>
    <style:style style:name="WW_CharLFO23LVL9" style:family="text">
      <style:text-properties style:font-name="Wingdings" style:font-name-complex="Wingdings"/>
    </style:style>
    <text:list-style style:name="WW8Num22" style:display-name="WW8Num22">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23" style:display-name="WW8Num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4" style:display-name="WW8Num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6LVL1" style:family="text">
      <style:text-properties fo:font-weight="normal" style:font-weight-asian="normal"/>
    </style:style>
    <text:list-style style:name="WW8Num25" style:display-name="WW8Num25">
      <text:list-level-style-number text:level="1" text:style-name="WW_CharLFO2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6" style:display-name="WW8Num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7" style:display-name="WW8Num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8" style:display-name="WW8Num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0LVL1" style:family="text">
      <style:text-properties style:font-name="Symbol" style:font-name-complex="Symbol"/>
    </style:style>
    <style:style style:name="WW_CharLFO30LVL2" style:family="text">
      <style:text-properties style:font-name="Symbol" style:font-name-complex="Symbol"/>
    </style:style>
    <style:style style:name="WW_CharLFO30LVL3" style:family="text">
      <style:text-properties style:font-name="Symbol" style:font-name-complex="Symbol"/>
    </style:style>
    <text:list-style style:name="WW8Num29" style:display-name="WW8Num29">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30LVL3"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4" style:num-suffix="." style:num-format="1">
        <style:list-level-properties text:space-before="1.9791in" text:min-label-width="0.25in" text:list-level-position-and-space-mode="label-alignment">
          <style:list-level-label-alignment text:label-followed-by="listtab" fo:margin-left="2.2291in" fo:text-indent="-0.25in"/>
        </style:list-level-properties>
      </text:list-level-style-number>
      <text:list-level-style-number text:level="5" style:num-suffix="." style:num-format="a" style:num-letter-sync="true">
        <style:list-level-properties text:space-before="2.4791in" text:min-label-width="0.25in" text:list-level-position-and-space-mode="label-alignment">
          <style:list-level-label-alignment text:label-followed-by="listtab" fo:margin-left="2.7291in" fo:text-indent="-0.25in"/>
        </style:list-level-properties>
      </text:list-level-style-number>
      <text:list-level-style-number text:level="6" style:num-suffix="." style:num-format="i">
        <style:list-level-properties fo:text-align="end" text:space-before="3.1041in" text:min-label-width="0.125in" text:list-level-position-and-space-mode="label-alignment">
          <style:list-level-label-alignment text:label-followed-by="listtab" fo:margin-left="3.2291in" fo:text-indent="-0.125in"/>
        </style:list-level-properties>
      </text:list-level-style-number>
      <text:list-level-style-number text:level="7" style:num-suffix="." style:num-format="1">
        <style:list-level-properties text:space-before="3.4791in" text:min-label-width="0.25in" text:list-level-position-and-space-mode="label-alignment">
          <style:list-level-label-alignment text:label-followed-by="listtab" fo:margin-left="3.7291in" fo:text-indent="-0.25in"/>
        </style:list-level-properties>
      </text:list-level-style-number>
      <text:list-level-style-number text:level="8" style:num-suffix="." style:num-format="a" style:num-letter-sync="true">
        <style:list-level-properties text:space-before="3.9791in" text:min-label-width="0.25in" text:list-level-position-and-space-mode="label-alignment">
          <style:list-level-label-alignment text:label-followed-by="listtab" fo:margin-left="4.2291in" fo:text-indent="-0.25in"/>
        </style:list-level-properties>
      </text:list-level-style-number>
      <text:list-level-style-number text:level="9" style:num-suffix="." style:num-format="i">
        <style:list-level-properties fo:text-align="end" text:space-before="4.6041in" text:min-label-width="0.125in" text:list-level-position-and-space-mode="label-alignment">
          <style:list-level-label-alignment text:label-followed-by="listtab" fo:margin-left="4.7291in" fo:text-indent="-0.125in"/>
        </style:list-level-properties>
      </text:list-level-style-number>
    </text:list-style>
    <text:list-style style:name="WW8Num30" style:display-name="WW8Num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2LVL1" style:family="text">
      <style:text-properties style:font-name="Symbol" style:font-name-complex="Symbol"/>
    </style:style>
    <text:list-style style:name="WW8Num31" style:display-name="WW8Num31">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8Num32" style:display-name="WW8Num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33" style:display-name="WW8Num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34" style:display-name="WW8Num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6LVL1" style:family="text">
      <style:text-properties style:font-name="Symbol" style:font-name-complex="Symbol"/>
    </style:style>
    <text:list-style style:name="WW8Num35" style:display-name="WW8Num35">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9791in" text:min-label-width="0.25in" text:list-level-position-and-space-mode="label-alignment">
          <style:list-level-label-alignment text:label-followed-by="listtab" fo:margin-left="1.2291in" fo:text-indent="-0.25in"/>
        </style:list-level-properties>
      </text:list-level-style-number>
      <text:list-level-style-number text:level="3" style:num-suffix="." style:num-format="i">
        <style:list-level-properties fo:text-align="end" text:space-before="1.6041in" text:min-label-width="0.125in" text:list-level-position-and-space-mode="label-alignment">
          <style:list-level-label-alignment text:label-followed-by="listtab" fo:margin-left="1.7291in" fo:text-indent="-0.125in"/>
        </style:list-level-properties>
      </text:list-level-style-number>
      <text:list-level-style-number text:level="4" style:num-suffix="." style:num-format="1">
        <style:list-level-properties text:space-before="1.9791in" text:min-label-width="0.25in" text:list-level-position-and-space-mode="label-alignment">
          <style:list-level-label-alignment text:label-followed-by="listtab" fo:margin-left="2.2291in" fo:text-indent="-0.25in"/>
        </style:list-level-properties>
      </text:list-level-style-number>
      <text:list-level-style-number text:level="5" style:num-suffix="." style:num-format="a" style:num-letter-sync="true">
        <style:list-level-properties text:space-before="2.4791in" text:min-label-width="0.25in" text:list-level-position-and-space-mode="label-alignment">
          <style:list-level-label-alignment text:label-followed-by="listtab" fo:margin-left="2.7291in" fo:text-indent="-0.25in"/>
        </style:list-level-properties>
      </text:list-level-style-number>
      <text:list-level-style-number text:level="6" style:num-suffix="." style:num-format="i">
        <style:list-level-properties fo:text-align="end" text:space-before="3.1041in" text:min-label-width="0.125in" text:list-level-position-and-space-mode="label-alignment">
          <style:list-level-label-alignment text:label-followed-by="listtab" fo:margin-left="3.2291in" fo:text-indent="-0.125in"/>
        </style:list-level-properties>
      </text:list-level-style-number>
      <text:list-level-style-number text:level="7" style:num-suffix="." style:num-format="1">
        <style:list-level-properties text:space-before="3.4791in" text:min-label-width="0.25in" text:list-level-position-and-space-mode="label-alignment">
          <style:list-level-label-alignment text:label-followed-by="listtab" fo:margin-left="3.7291in" fo:text-indent="-0.25in"/>
        </style:list-level-properties>
      </text:list-level-style-number>
      <text:list-level-style-number text:level="8" style:num-suffix="." style:num-format="a" style:num-letter-sync="true">
        <style:list-level-properties text:space-before="3.9791in" text:min-label-width="0.25in" text:list-level-position-and-space-mode="label-alignment">
          <style:list-level-label-alignment text:label-followed-by="listtab" fo:margin-left="4.2291in" fo:text-indent="-0.25in"/>
        </style:list-level-properties>
      </text:list-level-style-number>
      <text:list-level-style-number text:level="9" style:num-suffix="." style:num-format="i">
        <style:list-level-properties fo:text-align="end" text:space-before="4.6041in" text:min-label-width="0.125in" text:list-level-position-and-space-mode="label-alignment">
          <style:list-level-label-alignment text:label-followed-by="listtab" fo:margin-left="4.7291in" fo:text-indent="-0.125in"/>
        </style:list-level-properties>
      </text:list-level-style-number>
    </text:list-style>
    <text:list-style style:name="WW8Num36" style:display-name="WW8Num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37" style:display-name="WW8Num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9LVL1" style:family="text">
      <style:text-properties style:font-name="Symbol" style:font-name-complex="Symbol"/>
    </style:style>
    <style:style style:name="WW_CharLFO39LVL2" style:family="text">
      <style:text-properties style:font-name="Courier New" style:font-name-complex="Courier New"/>
    </style:style>
    <style:style style:name="WW_CharLFO39LVL3" style:family="text">
      <style:text-properties style:font-name="Wingdings" style:font-name-complex="Wingdings"/>
    </style:style>
    <style:style style:name="WW_CharLFO39LVL4" style:family="text">
      <style:text-properties style:font-name="Symbol" style:font-name-complex="Symbol"/>
    </style:style>
    <style:style style:name="WW_CharLFO39LVL5" style:family="text">
      <style:text-properties style:font-name="Courier New" style:font-name-complex="Courier New"/>
    </style:style>
    <style:style style:name="WW_CharLFO39LVL6" style:family="text">
      <style:text-properties style:font-name="Wingdings" style:font-name-complex="Wingdings"/>
    </style:style>
    <style:style style:name="WW_CharLFO39LVL7" style:family="text">
      <style:text-properties style:font-name="Symbol" style:font-name-complex="Symbol"/>
    </style:style>
    <style:style style:name="WW_CharLFO39LVL8" style:family="text">
      <style:text-properties style:font-name="Courier New" style:font-name-complex="Courier New"/>
    </style:style>
    <style:style style:name="WW_CharLFO39LVL9" style:family="text">
      <style:text-properties style:font-name="Wingdings" style:font-name-complex="Wingdings"/>
    </style:style>
    <text:list-style style:name="WW8Num38" style:display-name="WW8Num38">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39" style:display-name="WW8Num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40" style:display-name="WW8Num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2LVL1" style:family="text">
      <style:text-properties style:font-name="Symbol" style:font-name-complex="Symbol"/>
    </style:style>
    <style:style style:name="WW_CharLFO42LVL2" style:family="text">
      <style:text-properties style:font-name="Courier New" style:font-name-complex="Courier New"/>
    </style:style>
    <style:style style:name="WW_CharLFO42LVL3" style:family="text">
      <style:text-properties style:font-name="Wingdings" style:font-name-complex="Wingdings"/>
    </style:style>
    <style:style style:name="WW_CharLFO42LVL4" style:family="text">
      <style:text-properties style:font-name="Symbol" style:font-name-complex="Symbol"/>
    </style:style>
    <style:style style:name="WW_CharLFO42LVL5" style:family="text">
      <style:text-properties style:font-name="Courier New" style:font-name-complex="Courier New"/>
    </style:style>
    <style:style style:name="WW_CharLFO42LVL6" style:family="text">
      <style:text-properties style:font-name="Wingdings" style:font-name-complex="Wingdings"/>
    </style:style>
    <style:style style:name="WW_CharLFO42LVL7" style:family="text">
      <style:text-properties style:font-name="Symbol" style:font-name-complex="Symbol"/>
    </style:style>
    <style:style style:name="WW_CharLFO42LVL8" style:family="text">
      <style:text-properties style:font-name="Courier New" style:font-name-complex="Courier New"/>
    </style:style>
    <style:style style:name="WW_CharLFO42LVL9" style:family="text">
      <style:text-properties style:font-name="Wingdings" style:font-name-complex="Wingdings"/>
    </style:style>
    <text:list-style style:name="WW8Num41" style:display-name="WW8Num41">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42" style:display-name="WW8Num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43" style:display-name="WW8Num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5LVL1" style:family="text">
      <style:text-properties style:font-name="Courier New" style:font-name-complex="Courier New"/>
    </style:style>
    <style:style style:name="WW_CharLFO45LVL2" style:family="text">
      <style:text-properties style:font-name="Courier New" style:font-name-complex="Courier New"/>
    </style:style>
    <style:style style:name="WW_CharLFO45LVL3" style:family="text">
      <style:text-properties style:font-name="Wingdings" style:font-name-complex="Wingdings"/>
    </style:style>
    <style:style style:name="WW_CharLFO45LVL4" style:family="text">
      <style:text-properties style:font-name="Symbol" style:font-name-complex="Symbol"/>
    </style:style>
    <style:style style:name="WW_CharLFO45LVL5" style:family="text">
      <style:text-properties style:font-name="Courier New" style:font-name-complex="Courier New"/>
    </style:style>
    <style:style style:name="WW_CharLFO45LVL6" style:family="text">
      <style:text-properties style:font-name="Wingdings" style:font-name-complex="Wingdings"/>
    </style:style>
    <style:style style:name="WW_CharLFO45LVL7" style:family="text">
      <style:text-properties style:font-name="Symbol" style:font-name-complex="Symbol"/>
    </style:style>
    <style:style style:name="WW_CharLFO45LVL8" style:family="text">
      <style:text-properties style:font-name="Courier New" style:font-name-complex="Courier New"/>
    </style:style>
    <style:style style:name="WW_CharLFO45LVL9" style:family="text">
      <style:text-properties style:font-name="Wingdings" style:font-name-complex="Wingdings"/>
    </style:style>
    <text:list-style style:name="WW8Num44" style:display-name="WW8Num44">
      <text:list-level-style-bullet text:level="1" text:style-name="WW_CharLFO45LVL1" text:bullet-char="o">
        <style:list-level-properties text:space-before="0.7291in" text:min-label-width="0.25in" text:list-level-position-and-space-mode="label-alignment">
          <style:list-level-label-alignment text:label-followed-by="listtab" fo:margin-left="0.9791in" fo:text-indent="-0.25in"/>
        </style:list-level-properties>
        <style:text-properties style:font-name="Courier New"/>
      </text:list-level-style-bullet>
      <text:list-level-style-bullet text:level="2" text:style-name="WW_CharLFO45LVL2" text:bullet-char="o">
        <style:list-level-properties text:space-before="1.2291in" text:min-label-width="0.25in" text:list-level-position-and-space-mode="label-alignment">
          <style:list-level-label-alignment text:label-followed-by="listtab" fo:margin-left="1.4791in" fo:text-indent="-0.25in"/>
        </style:list-level-properties>
        <style:text-properties style:font-name="Courier New"/>
      </text:list-level-style-bullet>
      <text:list-level-style-bullet text:level="3" text:style-name="WW_CharLFO45LVL3" text:bullet-char="">
        <style:list-level-properties text:space-before="1.7291in" text:min-label-width="0.25in" text:list-level-position-and-space-mode="label-alignment">
          <style:list-level-label-alignment text:label-followed-by="listtab" fo:margin-left="1.9791in" fo:text-indent="-0.25in"/>
        </style:list-level-properties>
        <style:text-properties style:font-name="Wingdings"/>
      </text:list-level-style-bullet>
      <text:list-level-style-bullet text:level="4" text:style-name="WW_CharLFO45LVL4"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Symbol"/>
      </text:list-level-style-bullet>
      <text:list-level-style-bullet text:level="5" text:style-name="WW_CharLFO45LVL5" text:bullet-char="o">
        <style:list-level-properties text:space-before="2.7291in" text:min-label-width="0.25in" text:list-level-position-and-space-mode="label-alignment">
          <style:list-level-label-alignment text:label-followed-by="listtab" fo:margin-left="2.9791in" fo:text-indent="-0.25in"/>
        </style:list-level-properties>
        <style:text-properties style:font-name="Courier New"/>
      </text:list-level-style-bullet>
      <text:list-level-style-bullet text:level="6" text:style-name="WW_CharLFO45LVL6" text:bullet-char="">
        <style:list-level-properties text:space-before="3.2291in" text:min-label-width="0.25in" text:list-level-position-and-space-mode="label-alignment">
          <style:list-level-label-alignment text:label-followed-by="listtab" fo:margin-left="3.4791in" fo:text-indent="-0.25in"/>
        </style:list-level-properties>
        <style:text-properties style:font-name="Wingdings"/>
      </text:list-level-style-bullet>
      <text:list-level-style-bullet text:level="7" text:style-name="WW_CharLFO45LVL7"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Symbol"/>
      </text:list-level-style-bullet>
      <text:list-level-style-bullet text:level="8" text:style-name="WW_CharLFO45LVL8" text:bullet-char="o">
        <style:list-level-properties text:space-before="4.2291in" text:min-label-width="0.25in" text:list-level-position-and-space-mode="label-alignment">
          <style:list-level-label-alignment text:label-followed-by="listtab" fo:margin-left="4.4791in" fo:text-indent="-0.25in"/>
        </style:list-level-properties>
        <style:text-properties style:font-name="Courier New"/>
      </text:list-level-style-bullet>
      <text:list-level-style-bullet text:level="9" text:style-name="WW_CharLFO45LVL9" text:bullet-char="">
        <style:list-level-properties text:space-before="4.7291in" text:min-label-width="0.25in" text:list-level-position-and-space-mode="label-alignment">
          <style:list-level-label-alignment text:label-followed-by="listtab" fo:margin-left="4.9791in" fo:text-indent="-0.25in"/>
        </style:list-level-properties>
        <style:text-properties style:font-name="Wingdings"/>
      </text:list-level-style-bullet>
    </text:list-style>
    <text:list-style style:name="WW8Num45" style:display-name="WW8Num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46" style:display-name="WW8Num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47" style:display-name="WW8Num47">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48" style:display-name="WW8Num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49" style:display-name="WW8Num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50" style:display-name="WW8Num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51" style:display-name="WW8Num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52" style:display-name="WW8Num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53" style:display-name="WW8Num5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54" style:display-name="WW8Num5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55" style:display-name="WW8Num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56" style:display-name="WW8Num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57" style:display-name="WW8Num57">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58" style:display-name="WW8Num5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59" style:display-name="WW8Num5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60" style:display-name="WW8Num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61" style:display-name="WW8Num6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62" style:display-name="WW8Num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63" style:display-name="WW8Num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5LVL1" style:family="text">
      <style:text-properties style:font-name="Symbol" style:font-name-complex="Symbol"/>
    </style:style>
    <style:style style:name="WW_CharLFO65LVL2" style:family="text">
      <style:text-properties style:font-name="Courier New" style:font-name-complex="Courier New"/>
    </style:style>
    <style:style style:name="WW_CharLFO65LVL3" style:family="text">
      <style:text-properties style:font-name="Wingdings" style:font-name-complex="Wingdings"/>
    </style:style>
    <style:style style:name="WW_CharLFO65LVL4" style:family="text">
      <style:text-properties style:font-name="Symbol" style:font-name-complex="Symbol"/>
    </style:style>
    <style:style style:name="WW_CharLFO65LVL5" style:family="text">
      <style:text-properties style:font-name="Courier New" style:font-name-complex="Courier New"/>
    </style:style>
    <style:style style:name="WW_CharLFO65LVL6" style:family="text">
      <style:text-properties style:font-name="Wingdings" style:font-name-complex="Wingdings"/>
    </style:style>
    <style:style style:name="WW_CharLFO65LVL7" style:family="text">
      <style:text-properties style:font-name="Symbol" style:font-name-complex="Symbol"/>
    </style:style>
    <style:style style:name="WW_CharLFO65LVL8" style:family="text">
      <style:text-properties style:font-name="Courier New" style:font-name-complex="Courier New"/>
    </style:style>
    <style:style style:name="WW_CharLFO65LVL9" style:family="text">
      <style:text-properties style:font-name="Wingdings" style:font-name-complex="Wingdings"/>
    </style:style>
    <text:list-style style:name="WW8Num64" style:display-name="WW8Num64">
      <text:list-level-style-bullet text:level="1" text:style-name="WW_CharLFO6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WW8Num65" style:display-name="WW8Num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66" style:display-name="WW8Num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67" style:display-name="WW8Num67">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68" style:display-name="WW8Num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69" style:display-name="WW8Num6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70" style:display-name="WW8Num7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71" style:display-name="WW8Num7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72" style:display-name="WW8Num7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73" style:display-name="WW8Num7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74" style:display-name="WW8Num7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75" style:display-name="WW8Num7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76" style:display-name="WW8Num7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77" style:display-name="WW8Num7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78" style:display-name="WW8Num7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79" style:display-name="WW8Num79">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80" style:display-name="WW8Num8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81" style:display-name="WW8Num8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82" style:display-name="WW8Num8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83" style:display-name="WW8Num8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84" style:display-name="WW8Num8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85" style:display-name="WW8Num8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86" style:display-name="WW8Num8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87" style:display-name="WW8Num8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88" style:display-name="WW8Num8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89" style:display-name="WW8Num8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90" style:display-name="WW8Num9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91" style:display-name="WW8Num9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92" style:display-name="WW8Num9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93" style:display-name="WW8Num9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94" style:display-name="WW8Num94">
      <text:list-level-style-number text:level="1" style:num-suffix="." style:num-format="1">
        <style:list-level-properties text:space-before="0.009in" text:min-label-width="0.25in" text:list-level-position-and-space-mode="label-alignment">
          <style:list-level-label-alignment text:label-followed-by="listtab" fo:margin-left="0.259in" fo:text-indent="-0.25in"/>
        </style:list-level-properties>
      </text:list-level-style-number>
      <text:list-level-style-number text:level="2" style:num-suffix="." style:num-format="a" style:num-letter-sync="true">
        <style:list-level-properties text:space-before="0.509in" text:min-label-width="0.25in" text:list-level-position-and-space-mode="label-alignment">
          <style:list-level-label-alignment text:label-followed-by="listtab" fo:margin-left="0.759in" fo:text-indent="-0.25in"/>
        </style:list-level-properties>
      </text:list-level-style-number>
      <text:list-level-style-number text:level="3" style:num-suffix="." style:num-format="i">
        <style:list-level-properties fo:text-align="end" text:space-before="1.134in" text:min-label-width="0.125in" text:list-level-position-and-space-mode="label-alignment">
          <style:list-level-label-alignment text:label-followed-by="listtab" fo:margin-left="1.259in" fo:text-indent="-0.125in"/>
        </style:list-level-properties>
      </text:list-level-style-number>
      <text:list-level-style-number text:level="4" style:num-suffix="." style:num-format="1">
        <style:list-level-properties text:space-before="1.509in" text:min-label-width="0.25in" text:list-level-position-and-space-mode="label-alignment">
          <style:list-level-label-alignment text:label-followed-by="listtab" fo:margin-left="1.759in" fo:text-indent="-0.25in"/>
        </style:list-level-properties>
      </text:list-level-style-number>
      <text:list-level-style-number text:level="5" style:num-suffix="." style:num-format="a" style:num-letter-sync="true">
        <style:list-level-properties text:space-before="2.009in" text:min-label-width="0.25in" text:list-level-position-and-space-mode="label-alignment">
          <style:list-level-label-alignment text:label-followed-by="listtab" fo:margin-left="2.259in" fo:text-indent="-0.25in"/>
        </style:list-level-properties>
      </text:list-level-style-number>
      <text:list-level-style-number text:level="6" style:num-suffix="." style:num-format="i">
        <style:list-level-properties fo:text-align="end" text:space-before="2.634in" text:min-label-width="0.125in" text:list-level-position-and-space-mode="label-alignment">
          <style:list-level-label-alignment text:label-followed-by="listtab" fo:margin-left="2.759in" fo:text-indent="-0.125in"/>
        </style:list-level-properties>
      </text:list-level-style-number>
      <text:list-level-style-number text:level="7" style:num-suffix="." style:num-format="1">
        <style:list-level-properties text:space-before="3.009in" text:min-label-width="0.25in" text:list-level-position-and-space-mode="label-alignment">
          <style:list-level-label-alignment text:label-followed-by="listtab" fo:margin-left="3.259in" fo:text-indent="-0.25in"/>
        </style:list-level-properties>
      </text:list-level-style-number>
      <text:list-level-style-number text:level="8" style:num-suffix="." style:num-format="a" style:num-letter-sync="true">
        <style:list-level-properties text:space-before="3.509in" text:min-label-width="0.25in" text:list-level-position-and-space-mode="label-alignment">
          <style:list-level-label-alignment text:label-followed-by="listtab" fo:margin-left="3.759in" fo:text-indent="-0.25in"/>
        </style:list-level-properties>
      </text:list-level-style-number>
      <text:list-level-style-number text:level="9" style:num-suffix="." style:num-format="i">
        <style:list-level-properties fo:text-align="end" text:space-before="4.134in" text:min-label-width="0.125in" text:list-level-position-and-space-mode="label-alignment">
          <style:list-level-label-alignment text:label-followed-by="listtab" fo:margin-left="4.259in" fo:text-indent="-0.125in"/>
        </style:list-level-properties>
      </text:list-level-style-number>
    </text:list-style>
    <text:list-style style:name="WW8Num95" style:display-name="WW8Num9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96" style:display-name="WW8Num9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97" style:display-name="WW8Num9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98" style:display-name="WW8Num9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99" style:display-name="WW8Num9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1LVL1" style:family="text">
      <style:text-properties style:font-name="Cambria, 'Palatino Linotype'" style:font-name-asian="Times New Roman" style:font-name-complex="Times New Roman"/>
    </style:style>
    <text:list-style style:name="WW8Num100" style:display-name="WW8Num100">
      <text:list-level-style-number text:level="1" text:style-name="WW_CharLFO10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2LVL1" style:family="text">
      <style:text-properties style:font-name-complex="Times New Roman"/>
    </style:style>
    <style:style style:name="WW_CharLFO102LVL2" style:family="text">
      <style:text-properties style:font-name="Cambria, 'Palatino Linotype'" style:font-name-complex="TimesNewRomanPS-ItalicMT"/>
    </style:style>
    <style:style style:name="WW_CharLFO102LVL3" style:family="text">
      <style:text-properties style:font-name="Cambria, 'Palatino Linotype'" style:font-name-complex="TimesNewRomanPS-ItalicMT"/>
    </style:style>
    <style:style style:name="WW_CharLFO102LVL4" style:family="text">
      <style:text-properties style:font-name="TimesNewRomanPS-ItalicMT" style:font-name-complex="TimesNewRomanPS-ItalicMT"/>
    </style:style>
    <style:style style:name="WW_CharLFO102LVL5" style:family="text">
      <style:text-properties style:font-name="TimesNewRomanPS-ItalicMT" style:font-name-complex="TimesNewRomanPS-ItalicMT"/>
    </style:style>
    <style:style style:name="WW_CharLFO102LVL6" style:family="text">
      <style:text-properties style:font-name="TimesNewRomanPS-ItalicMT" style:font-name-complex="TimesNewRomanPS-ItalicMT"/>
    </style:style>
    <style:style style:name="WW_CharLFO102LVL7" style:family="text">
      <style:text-properties style:font-name="TimesNewRomanPS-ItalicMT" style:font-name-complex="TimesNewRomanPS-ItalicMT"/>
    </style:style>
    <style:style style:name="WW_CharLFO102LVL8" style:family="text">
      <style:text-properties style:font-name="TimesNewRomanPS-ItalicMT" style:font-name-complex="TimesNewRomanPS-ItalicMT"/>
    </style:style>
    <style:style style:name="WW_CharLFO102LVL9" style:family="text">
      <style:text-properties style:font-name="TimesNewRomanPS-ItalicMT" style:font-name-complex="TimesNewRomanPS-ItalicMT"/>
    </style:style>
    <text:list-style style:name="WW8Num101" style:display-name="WW8Num101">
      <text:list-level-style-number text:level="1" text:style-name="WW_CharLFO10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2LV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102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02LV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text:style-name="WW_CharLFO102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02LV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text:style-name="WW_CharLFO102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02LV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text:style-name="WW_CharLFO102LV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WW8Num102" style:display-name="WW8Num10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03" style:display-name="WW8Num10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5LVL1" style:family="text">
      <style:text-properties style:font-name="Symbol" style:font-name-complex="Symbol"/>
    </style:style>
    <style:style style:name="WW_CharLFO105LVL2" style:family="text">
      <style:text-properties style:font-name="Courier New" style:font-name-complex="Courier New"/>
    </style:style>
    <style:style style:name="WW_CharLFO105LVL3" style:family="text">
      <style:text-properties style:font-name="Wingdings" style:font-name-complex="Wingdings"/>
    </style:style>
    <style:style style:name="WW_CharLFO105LVL4" style:family="text">
      <style:text-properties style:font-name="Symbol" style:font-name-complex="Symbol"/>
    </style:style>
    <style:style style:name="WW_CharLFO105LVL5" style:family="text">
      <style:text-properties style:font-name="Courier New" style:font-name-complex="Courier New"/>
    </style:style>
    <style:style style:name="WW_CharLFO105LVL6" style:family="text">
      <style:text-properties style:font-name="Wingdings" style:font-name-complex="Wingdings"/>
    </style:style>
    <style:style style:name="WW_CharLFO105LVL7" style:family="text">
      <style:text-properties style:font-name="Symbol" style:font-name-complex="Symbol"/>
    </style:style>
    <style:style style:name="WW_CharLFO105LVL8" style:family="text">
      <style:text-properties style:font-name="Courier New" style:font-name-complex="Courier New"/>
    </style:style>
    <style:style style:name="WW_CharLFO105LVL9" style:family="text">
      <style:text-properties style:font-name="Wingdings" style:font-name-complex="Wingdings"/>
    </style:style>
    <text:list-style style:name="WW8Num104" style:display-name="WW8Num104">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6LVL1" style:family="text">
      <style:text-properties fo:font-weight="normal" style:font-weight-asian="normal"/>
    </style:style>
    <text:list-style style:name="WW8Num105" style:display-name="WW8Num105">
      <text:list-level-style-number text:level="1" text:style-name="WW_CharLFO10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7LVL1" style:family="text">
      <style:text-properties fo:font-weight="normal" style:font-weight-asian="normal"/>
    </style:style>
    <text:list-style style:name="WW8Num106" style:display-name="WW8Num106">
      <text:list-level-style-number text:level="1" text:style-name="WW_CharLFO10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07" style:display-name="WW8Num10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9LVL2" style:family="text">
      <style:text-properties style:font-name="Courier New" style:font-name-complex="Courier New"/>
    </style:style>
    <style:style style:name="WW_CharLFO109LVL3" style:family="text">
      <style:text-properties style:font-name="Wingdings" style:font-name-complex="Wingdings"/>
    </style:style>
    <style:style style:name="WW_CharLFO109LVL4" style:family="text">
      <style:text-properties style:font-name="Symbol" style:font-name-complex="Symbol"/>
    </style:style>
    <style:style style:name="WW_CharLFO109LVL5" style:family="text">
      <style:text-properties style:font-name="Courier New" style:font-name-complex="Courier New"/>
    </style:style>
    <style:style style:name="WW_CharLFO109LVL6" style:family="text">
      <style:text-properties style:font-name="Wingdings" style:font-name-complex="Wingdings"/>
    </style:style>
    <style:style style:name="WW_CharLFO109LVL7" style:family="text">
      <style:text-properties style:font-name="Symbol" style:font-name-complex="Symbol"/>
    </style:style>
    <style:style style:name="WW_CharLFO109LVL8" style:family="text">
      <style:text-properties style:font-name="Courier New" style:font-name-complex="Courier New"/>
    </style:style>
    <style:style style:name="WW_CharLFO109LVL9" style:family="text">
      <style:text-properties style:font-name="Wingdings" style:font-name-complex="Wingdings"/>
    </style:style>
    <text:list-style style:name="WW8Num108" style:display-name="WW8Num10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09" style:display-name="WW8Num10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110" style:display-name="WW8Num1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11" style:display-name="WW8Num1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12" style:display-name="WW8Num1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13" style:display-name="WW8Num1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14" style:display-name="WW8Num1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16LVL1" style:family="text">
      <style:text-properties style:font-name="Symbol" style:font-name-complex="Symbol"/>
    </style:style>
    <style:style style:name="WW_CharLFO116LVL2" style:family="text">
      <style:text-properties style:font-name="Courier New" style:font-name-complex="Courier New"/>
    </style:style>
    <style:style style:name="WW_CharLFO116LVL3" style:family="text">
      <style:text-properties style:font-name="Wingdings" style:font-name-complex="Wingdings"/>
    </style:style>
    <style:style style:name="WW_CharLFO116LVL4" style:family="text">
      <style:text-properties style:font-name="Symbol" style:font-name-complex="Symbol"/>
    </style:style>
    <style:style style:name="WW_CharLFO116LVL5" style:family="text">
      <style:text-properties style:font-name="Courier New" style:font-name-complex="Courier New"/>
    </style:style>
    <style:style style:name="WW_CharLFO116LVL6" style:family="text">
      <style:text-properties style:font-name="Wingdings" style:font-name-complex="Wingdings"/>
    </style:style>
    <style:style style:name="WW_CharLFO116LVL7" style:family="text">
      <style:text-properties style:font-name="Symbol" style:font-name-complex="Symbol"/>
    </style:style>
    <style:style style:name="WW_CharLFO116LVL8" style:family="text">
      <style:text-properties style:font-name="Courier New" style:font-name-complex="Courier New"/>
    </style:style>
    <style:style style:name="WW_CharLFO116LVL9" style:family="text">
      <style:text-properties style:font-name="Wingdings" style:font-name-complex="Wingdings"/>
    </style:style>
    <text:list-style style:name="WW8Num115" style:display-name="WW8Num115">
      <text:list-level-style-bullet text:level="1" text:style-name="WW_CharLFO116LVL1" text:bullet-char="">
        <style:list-level-properties text:space-before="0.4791in" text:min-label-width="0.25in" text:list-level-position-and-space-mode="label-alignment">
          <style:list-level-label-alignment text:label-followed-by="listtab" fo:margin-left="0.7291in" fo:text-indent="-0.25in"/>
        </style:list-level-properties>
        <style:text-properties style:font-name="Symbol"/>
      </text:list-level-style-bullet>
      <text:list-level-style-bullet text:level="2" text:style-name="WW_CharLFO116LVL2" text:bullet-char="o">
        <style:list-level-properties text:space-before="0.9791in" text:min-label-width="0.25in" text:list-level-position-and-space-mode="label-alignment">
          <style:list-level-label-alignment text:label-followed-by="listtab" fo:margin-left="1.2291in" fo:text-indent="-0.25in"/>
        </style:list-level-properties>
        <style:text-properties style:font-name="Courier New"/>
      </text:list-level-style-bullet>
      <text:list-level-style-bullet text:level="3" text:style-name="WW_CharLFO116LVL3" text:bullet-char="">
        <style:list-level-properties text:space-before="1.4791in" text:min-label-width="0.25in" text:list-level-position-and-space-mode="label-alignment">
          <style:list-level-label-alignment text:label-followed-by="listtab" fo:margin-left="1.7291in" fo:text-indent="-0.25in"/>
        </style:list-level-properties>
        <style:text-properties style:font-name="Wingdings"/>
      </text:list-level-style-bullet>
      <text:list-level-style-bullet text:level="4" text:style-name="WW_CharLFO116LVL4"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Symbol"/>
      </text:list-level-style-bullet>
      <text:list-level-style-bullet text:level="5" text:style-name="WW_CharLFO116LVL5" text:bullet-char="o">
        <style:list-level-properties text:space-before="2.4791in" text:min-label-width="0.25in" text:list-level-position-and-space-mode="label-alignment">
          <style:list-level-label-alignment text:label-followed-by="listtab" fo:margin-left="2.7291in" fo:text-indent="-0.25in"/>
        </style:list-level-properties>
        <style:text-properties style:font-name="Courier New"/>
      </text:list-level-style-bullet>
      <text:list-level-style-bullet text:level="6" text:style-name="WW_CharLFO116LVL6" text:bullet-char="">
        <style:list-level-properties text:space-before="2.9791in" text:min-label-width="0.25in" text:list-level-position-and-space-mode="label-alignment">
          <style:list-level-label-alignment text:label-followed-by="listtab" fo:margin-left="3.2291in" fo:text-indent="-0.25in"/>
        </style:list-level-properties>
        <style:text-properties style:font-name="Wingdings"/>
      </text:list-level-style-bullet>
      <text:list-level-style-bullet text:level="7" text:style-name="WW_CharLFO116LVL7"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Symbol"/>
      </text:list-level-style-bullet>
      <text:list-level-style-bullet text:level="8" text:style-name="WW_CharLFO116LVL8" text:bullet-char="o">
        <style:list-level-properties text:space-before="3.9791in" text:min-label-width="0.25in" text:list-level-position-and-space-mode="label-alignment">
          <style:list-level-label-alignment text:label-followed-by="listtab" fo:margin-left="4.2291in" fo:text-indent="-0.25in"/>
        </style:list-level-properties>
        <style:text-properties style:font-name="Courier New"/>
      </text:list-level-style-bullet>
      <text:list-level-style-bullet text:level="9" text:style-name="WW_CharLFO116LVL9" text:bullet-char="">
        <style:list-level-properties text:space-before="4.4791in" text:min-label-width="0.25in" text:list-level-position-and-space-mode="label-alignment">
          <style:list-level-label-alignment text:label-followed-by="listtab" fo:margin-left="4.7291in" fo:text-indent="-0.25in"/>
        </style:list-level-properties>
        <style:text-properties style:font-name="Wingdings"/>
      </text:list-level-style-bullet>
    </text:list-style>
    <text:list-style style:name="WW8Num116" style:display-name="WW8Num1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17" style:display-name="WW8Num1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118" style:display-name="WW8Num1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19" style:display-name="WW8Num119">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21LVL1" style:family="text">
      <style:text-properties style:font-name="Symbol" style:font-name-complex="Symbol"/>
    </style:style>
    <style:style style:name="WW_CharLFO121LVL2" style:family="text">
      <style:text-properties style:font-name="Courier New" style:font-name-complex="Courier New"/>
    </style:style>
    <style:style style:name="WW_CharLFO121LVL3" style:family="text">
      <style:text-properties style:font-name="Wingdings" style:font-name-complex="Wingdings"/>
    </style:style>
    <style:style style:name="WW_CharLFO121LVL4" style:family="text">
      <style:text-properties style:font-name="Symbol" style:font-name-complex="Symbol"/>
    </style:style>
    <style:style style:name="WW_CharLFO121LVL5" style:family="text">
      <style:text-properties style:font-name="Courier New" style:font-name-complex="Courier New"/>
    </style:style>
    <style:style style:name="WW_CharLFO121LVL6" style:family="text">
      <style:text-properties style:font-name="Wingdings" style:font-name-complex="Wingdings"/>
    </style:style>
    <style:style style:name="WW_CharLFO121LVL7" style:family="text">
      <style:text-properties style:font-name="Symbol" style:font-name-complex="Symbol"/>
    </style:style>
    <style:style style:name="WW_CharLFO121LVL8" style:family="text">
      <style:text-properties style:font-name="Courier New" style:font-name-complex="Courier New"/>
    </style:style>
    <style:style style:name="WW_CharLFO121LVL9" style:family="text">
      <style:text-properties style:font-name="Wingdings" style:font-name-complex="Wingdings"/>
    </style:style>
    <text:list-style style:name="WW8Num120" style:display-name="WW8Num120">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21" style:display-name="WW8Num12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22" style:display-name="WW8Num1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23" style:display-name="WW8Num1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24" style:display-name="WW8Num1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25" style:display-name="WW8Num1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26" style:display-name="WW8Num1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27" style:display-name="WW8Num1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28" style:display-name="WW8Num1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29" style:display-name="WW8Num1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30" style:display-name="WW8Num1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32LVL1" style:family="text">
      <style:text-properties style:font-name="Symbol" style:font-name-complex="Symbol"/>
    </style:style>
    <style:style style:name="WW_CharLFO132LVL2" style:family="text">
      <style:text-properties style:font-name="Courier New" style:font-name-complex="Courier New"/>
    </style:style>
    <style:style style:name="WW_CharLFO132LVL3" style:family="text">
      <style:text-properties style:font-name="Wingdings" style:font-name-complex="Wingdings"/>
    </style:style>
    <style:style style:name="WW_CharLFO132LVL4" style:family="text">
      <style:text-properties style:font-name="Symbol" style:font-name-complex="Symbol"/>
    </style:style>
    <style:style style:name="WW_CharLFO132LVL5" style:family="text">
      <style:text-properties style:font-name="Courier New" style:font-name-complex="Courier New"/>
    </style:style>
    <style:style style:name="WW_CharLFO132LVL6" style:family="text">
      <style:text-properties style:font-name="Wingdings" style:font-name-complex="Wingdings"/>
    </style:style>
    <style:style style:name="WW_CharLFO132LVL7" style:family="text">
      <style:text-properties style:font-name="Symbol" style:font-name-complex="Symbol"/>
    </style:style>
    <style:style style:name="WW_CharLFO132LVL8" style:family="text">
      <style:text-properties style:font-name="Courier New" style:font-name-complex="Courier New"/>
    </style:style>
    <style:style style:name="WW_CharLFO132LVL9" style:family="text">
      <style:text-properties style:font-name="Wingdings" style:font-name-complex="Wingdings"/>
    </style:style>
    <text:list-style style:name="WW8Num131" style:display-name="WW8Num131">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32" style:display-name="WW8Num1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33" style:display-name="WW8Num1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34" style:display-name="WW8Num1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35" style:display-name="WW8Num1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36" style:display-name="WW8Num1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37" style:display-name="WW8Num1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38" style:display-name="WW8Num1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39" style:display-name="WW8Num1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41LVL1" style:family="text">
      <style:text-properties style:font-name="Symbol" style:font-name-complex="Symbol"/>
    </style:style>
    <text:list-style style:name="WW8Num140" style:display-name="WW8Num140">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9791in" text:min-label-width="0.25in" text:list-level-position-and-space-mode="label-alignment">
          <style:list-level-label-alignment text:label-followed-by="listtab" fo:margin-left="1.2291in" fo:text-indent="-0.25in"/>
        </style:list-level-properties>
      </text:list-level-style-number>
      <text:list-level-style-number text:level="3" style:num-suffix="." style:num-format="i">
        <style:list-level-properties fo:text-align="end" text:space-before="1.6041in" text:min-label-width="0.125in" text:list-level-position-and-space-mode="label-alignment">
          <style:list-level-label-alignment text:label-followed-by="listtab" fo:margin-left="1.7291in" fo:text-indent="-0.125in"/>
        </style:list-level-properties>
      </text:list-level-style-number>
      <text:list-level-style-number text:level="4" style:num-suffix="." style:num-format="1">
        <style:list-level-properties text:space-before="1.9791in" text:min-label-width="0.25in" text:list-level-position-and-space-mode="label-alignment">
          <style:list-level-label-alignment text:label-followed-by="listtab" fo:margin-left="2.2291in" fo:text-indent="-0.25in"/>
        </style:list-level-properties>
      </text:list-level-style-number>
      <text:list-level-style-number text:level="5" style:num-suffix="." style:num-format="a" style:num-letter-sync="true">
        <style:list-level-properties text:space-before="2.4791in" text:min-label-width="0.25in" text:list-level-position-and-space-mode="label-alignment">
          <style:list-level-label-alignment text:label-followed-by="listtab" fo:margin-left="2.7291in" fo:text-indent="-0.25in"/>
        </style:list-level-properties>
      </text:list-level-style-number>
      <text:list-level-style-number text:level="6" style:num-suffix="." style:num-format="i">
        <style:list-level-properties fo:text-align="end" text:space-before="3.1041in" text:min-label-width="0.125in" text:list-level-position-and-space-mode="label-alignment">
          <style:list-level-label-alignment text:label-followed-by="listtab" fo:margin-left="3.2291in" fo:text-indent="-0.125in"/>
        </style:list-level-properties>
      </text:list-level-style-number>
      <text:list-level-style-number text:level="7" style:num-suffix="." style:num-format="1">
        <style:list-level-properties text:space-before="3.4791in" text:min-label-width="0.25in" text:list-level-position-and-space-mode="label-alignment">
          <style:list-level-label-alignment text:label-followed-by="listtab" fo:margin-left="3.7291in" fo:text-indent="-0.25in"/>
        </style:list-level-properties>
      </text:list-level-style-number>
      <text:list-level-style-number text:level="8" style:num-suffix="." style:num-format="a" style:num-letter-sync="true">
        <style:list-level-properties text:space-before="3.9791in" text:min-label-width="0.25in" text:list-level-position-and-space-mode="label-alignment">
          <style:list-level-label-alignment text:label-followed-by="listtab" fo:margin-left="4.2291in" fo:text-indent="-0.25in"/>
        </style:list-level-properties>
      </text:list-level-style-number>
      <text:list-level-style-number text:level="9" style:num-suffix="." style:num-format="i">
        <style:list-level-properties fo:text-align="end" text:space-before="4.6041in" text:min-label-width="0.125in" text:list-level-position-and-space-mode="label-alignment">
          <style:list-level-label-alignment text:label-followed-by="listtab" fo:margin-left="4.7291in" fo:text-indent="-0.125in"/>
        </style:list-level-properties>
      </text:list-level-style-number>
    </text:list-style>
    <text:list-style style:name="WW8Num141" style:display-name="WW8Num141">
      <text:list-level-style-number text:level="1" style:num-suffix="." style:num-format="1">
        <style:list-level-properties text:space-before="0.009in" text:min-label-width="0.25in" text:list-level-position-and-space-mode="label-alignment">
          <style:list-level-label-alignment text:label-followed-by="listtab" fo:margin-left="0.259in" fo:text-indent="-0.25in"/>
        </style:list-level-properties>
      </text:list-level-style-number>
      <text:list-level-style-number text:level="2" style:num-suffix="." style:num-format="a" style:num-letter-sync="true">
        <style:list-level-properties text:space-before="0.509in" text:min-label-width="0.25in" text:list-level-position-and-space-mode="label-alignment">
          <style:list-level-label-alignment text:label-followed-by="listtab" fo:margin-left="0.759in" fo:text-indent="-0.25in"/>
        </style:list-level-properties>
      </text:list-level-style-number>
      <text:list-level-style-number text:level="3" style:num-suffix="." style:num-format="i">
        <style:list-level-properties fo:text-align="end" text:space-before="1.134in" text:min-label-width="0.125in" text:list-level-position-and-space-mode="label-alignment">
          <style:list-level-label-alignment text:label-followed-by="listtab" fo:margin-left="1.259in" fo:text-indent="-0.125in"/>
        </style:list-level-properties>
      </text:list-level-style-number>
      <text:list-level-style-number text:level="4" style:num-suffix="." style:num-format="1">
        <style:list-level-properties text:space-before="1.509in" text:min-label-width="0.25in" text:list-level-position-and-space-mode="label-alignment">
          <style:list-level-label-alignment text:label-followed-by="listtab" fo:margin-left="1.759in" fo:text-indent="-0.25in"/>
        </style:list-level-properties>
      </text:list-level-style-number>
      <text:list-level-style-number text:level="5" style:num-suffix="." style:num-format="a" style:num-letter-sync="true">
        <style:list-level-properties text:space-before="2.009in" text:min-label-width="0.25in" text:list-level-position-and-space-mode="label-alignment">
          <style:list-level-label-alignment text:label-followed-by="listtab" fo:margin-left="2.259in" fo:text-indent="-0.25in"/>
        </style:list-level-properties>
      </text:list-level-style-number>
      <text:list-level-style-number text:level="6" style:num-suffix="." style:num-format="i">
        <style:list-level-properties fo:text-align="end" text:space-before="2.634in" text:min-label-width="0.125in" text:list-level-position-and-space-mode="label-alignment">
          <style:list-level-label-alignment text:label-followed-by="listtab" fo:margin-left="2.759in" fo:text-indent="-0.125in"/>
        </style:list-level-properties>
      </text:list-level-style-number>
      <text:list-level-style-number text:level="7" style:num-suffix="." style:num-format="1">
        <style:list-level-properties text:space-before="3.009in" text:min-label-width="0.25in" text:list-level-position-and-space-mode="label-alignment">
          <style:list-level-label-alignment text:label-followed-by="listtab" fo:margin-left="3.259in" fo:text-indent="-0.25in"/>
        </style:list-level-properties>
      </text:list-level-style-number>
      <text:list-level-style-number text:level="8" style:num-suffix="." style:num-format="a" style:num-letter-sync="true">
        <style:list-level-properties text:space-before="3.509in" text:min-label-width="0.25in" text:list-level-position-and-space-mode="label-alignment">
          <style:list-level-label-alignment text:label-followed-by="listtab" fo:margin-left="3.759in" fo:text-indent="-0.25in"/>
        </style:list-level-properties>
      </text:list-level-style-number>
      <text:list-level-style-number text:level="9" style:num-suffix="." style:num-format="i">
        <style:list-level-properties fo:text-align="end" text:space-before="4.134in" text:min-label-width="0.125in" text:list-level-position-and-space-mode="label-alignment">
          <style:list-level-label-alignment text:label-followed-by="listtab" fo:margin-left="4.259in" fo:text-indent="-0.125in"/>
        </style:list-level-properties>
      </text:list-level-style-number>
    </text:list-style>
    <text:list-style style:name="WW8Num142" style:display-name="WW8Num1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43" style:display-name="WW8Num1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44" style:display-name="WW8Num1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45" style:display-name="WW8Num1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47LVL1" style:family="text">
      <style:text-properties style:font-name="Symbol" style:font-name-complex="Symbol"/>
    </style:style>
    <style:style style:name="WW_CharLFO147LVL2" style:family="text">
      <style:text-properties style:font-name="Courier New" style:font-name-complex="Courier New"/>
    </style:style>
    <style:style style:name="WW_CharLFO147LVL3" style:family="text">
      <style:text-properties style:font-name="Wingdings" style:font-name-complex="Wingdings"/>
    </style:style>
    <style:style style:name="WW_CharLFO147LVL4" style:family="text">
      <style:text-properties style:font-name="Symbol" style:font-name-complex="Symbol"/>
    </style:style>
    <style:style style:name="WW_CharLFO147LVL5" style:family="text">
      <style:text-properties style:font-name="Courier New" style:font-name-complex="Courier New"/>
    </style:style>
    <style:style style:name="WW_CharLFO147LVL6" style:family="text">
      <style:text-properties style:font-name="Wingdings" style:font-name-complex="Wingdings"/>
    </style:style>
    <style:style style:name="WW_CharLFO147LVL7" style:family="text">
      <style:text-properties style:font-name="Symbol" style:font-name-complex="Symbol"/>
    </style:style>
    <style:style style:name="WW_CharLFO147LVL8" style:family="text">
      <style:text-properties style:font-name="Courier New" style:font-name-complex="Courier New"/>
    </style:style>
    <style:style style:name="WW_CharLFO147LVL9" style:family="text">
      <style:text-properties style:font-name="Wingdings" style:font-name-complex="Wingdings"/>
    </style:style>
    <text:list-style style:name="WW8Num146" style:display-name="WW8Num146">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7LVL2" text:bullet-char="o">
        <style:list-level-properties text:space-before="0.7291in" text:min-label-width="0.25in" text:list-level-position-and-space-mode="label-alignment">
          <style:list-level-label-alignment text:label-followed-by="listtab" fo:margin-left="0.9791in" fo:text-indent="-0.25in"/>
        </style:list-level-properties>
        <style:text-properties style:font-name="Courier New"/>
      </text:list-level-style-bullet>
      <text:list-level-style-bullet text:level="3" text:style-name="WW_CharLFO147LVL3"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Wingdings"/>
      </text:list-level-style-bullet>
      <text:list-level-style-bullet text:level="4" text:style-name="WW_CharLFO147LVL4" text:bullet-char="">
        <style:list-level-properties text:space-before="1.7291in" text:min-label-width="0.25in" text:list-level-position-and-space-mode="label-alignment">
          <style:list-level-label-alignment text:label-followed-by="listtab" fo:margin-left="1.9791in" fo:text-indent="-0.25in"/>
        </style:list-level-properties>
        <style:text-properties style:font-name="Symbol"/>
      </text:list-level-style-bullet>
      <text:list-level-style-bullet text:level="5" text:style-name="WW_CharLFO147LVL5" text:bullet-char="o">
        <style:list-level-properties text:space-before="2.2291in" text:min-label-width="0.25in" text:list-level-position-and-space-mode="label-alignment">
          <style:list-level-label-alignment text:label-followed-by="listtab" fo:margin-left="2.4791in" fo:text-indent="-0.25in"/>
        </style:list-level-properties>
        <style:text-properties style:font-name="Courier New"/>
      </text:list-level-style-bullet>
      <text:list-level-style-bullet text:level="6" text:style-name="WW_CharLFO147LVL6"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Wingdings"/>
      </text:list-level-style-bullet>
      <text:list-level-style-bullet text:level="7" text:style-name="WW_CharLFO147LVL7" text:bullet-char="">
        <style:list-level-properties text:space-before="3.2291in" text:min-label-width="0.25in" text:list-level-position-and-space-mode="label-alignment">
          <style:list-level-label-alignment text:label-followed-by="listtab" fo:margin-left="3.4791in" fo:text-indent="-0.25in"/>
        </style:list-level-properties>
        <style:text-properties style:font-name="Symbol"/>
      </text:list-level-style-bullet>
      <text:list-level-style-bullet text:level="8" text:style-name="WW_CharLFO147LVL8" text:bullet-char="o">
        <style:list-level-properties text:space-before="3.7291in" text:min-label-width="0.25in" text:list-level-position-and-space-mode="label-alignment">
          <style:list-level-label-alignment text:label-followed-by="listtab" fo:margin-left="3.9791in" fo:text-indent="-0.25in"/>
        </style:list-level-properties>
        <style:text-properties style:font-name="Courier New"/>
      </text:list-level-style-bullet>
      <text:list-level-style-bullet text:level="9" text:style-name="WW_CharLFO147LVL9"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Wingdings"/>
      </text:list-level-style-bullet>
    </text:list-style>
    <style:style style:name="WW_CharLFO148LVL1" style:family="text">
      <style:text-properties style:font-name="Symbol" style:font-name-complex="Symbol"/>
    </style:style>
    <style:style style:name="WW_CharLFO148LVL2" style:family="text">
      <style:text-properties style:font-name="Courier New" style:font-name-complex="Courier New"/>
    </style:style>
    <style:style style:name="WW_CharLFO148LVL3" style:family="text">
      <style:text-properties style:font-name="Wingdings" style:font-name-complex="Wingdings"/>
    </style:style>
    <style:style style:name="WW_CharLFO148LVL4" style:family="text">
      <style:text-properties style:font-name="Symbol" style:font-name-complex="Symbol"/>
    </style:style>
    <style:style style:name="WW_CharLFO148LVL5" style:family="text">
      <style:text-properties style:font-name="Courier New" style:font-name-complex="Courier New"/>
    </style:style>
    <style:style style:name="WW_CharLFO148LVL6" style:family="text">
      <style:text-properties style:font-name="Wingdings" style:font-name-complex="Wingdings"/>
    </style:style>
    <style:style style:name="WW_CharLFO148LVL7" style:family="text">
      <style:text-properties style:font-name="Symbol" style:font-name-complex="Symbol"/>
    </style:style>
    <style:style style:name="WW_CharLFO148LVL8" style:family="text">
      <style:text-properties style:font-name="Courier New" style:font-name-complex="Courier New"/>
    </style:style>
    <style:style style:name="WW_CharLFO148LVL9" style:family="text">
      <style:text-properties style:font-name="Wingdings" style:font-name-complex="Wingdings"/>
    </style:style>
    <text:list-style style:name="WW8Num147" style:display-name="WW8Num147">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48" style:display-name="WW8Num1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49" style:display-name="WW8Num1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50" style:display-name="WW8Num1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51" style:display-name="WW8Num1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52" style:display-name="WW8Num1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53" style:display-name="WW8Num1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54" style:display-name="WW8Num1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55" style:display-name="WW8Num1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56" style:display-name="WW8Num1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65" style:display-name="WW8Num1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74" style:display-name="WW8Num17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60LVL1" style:family="text">
      <style:text-properties style:font-name="Symbol" style:font-name-complex="Symbol"/>
    </style:style>
    <style:style style:name="WW_CharLFO160LVL2" style:family="text">
      <style:text-properties style:font-name="Courier New" style:font-name-complex="Courier New"/>
    </style:style>
    <style:style style:name="WW_CharLFO160LVL3" style:family="text">
      <style:text-properties style:font-name="Wingdings" style:font-name-complex="Wingdings"/>
    </style:style>
    <style:style style:name="WW_CharLFO160LVL4" style:family="text">
      <style:text-properties style:font-name="Symbol" style:font-name-complex="Symbol"/>
    </style:style>
    <style:style style:name="WW_CharLFO160LVL5" style:family="text">
      <style:text-properties style:font-name="Courier New" style:font-name-complex="Courier New"/>
    </style:style>
    <style:style style:name="WW_CharLFO160LVL6" style:family="text">
      <style:text-properties style:font-name="Wingdings" style:font-name-complex="Wingdings"/>
    </style:style>
    <style:style style:name="WW_CharLFO160LVL7" style:family="text">
      <style:text-properties style:font-name="Symbol" style:font-name-complex="Symbol"/>
    </style:style>
    <style:style style:name="WW_CharLFO160LVL8" style:family="text">
      <style:text-properties style:font-name="Courier New" style:font-name-complex="Courier New"/>
    </style:style>
    <style:style style:name="WW_CharLFO160LVL9" style:family="text">
      <style:text-properties style:font-name="Wingdings" style:font-name-complex="Wingdings"/>
    </style:style>
    <text:list-style style:name="WW8Num167" style:display-name="WW8Num167">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0.9847in" fo:margin-bottom="0.4916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3in"/>
      </style:footer-style>
    </style:page-layout>
    <style:style style:name="TableColumn3" style:family="table-column">
      <style:table-column-properties style:column-width="4.4951in" style:use-optimal-column-width="false"/>
    </style:style>
    <style:style style:name="TableColumn4" style:family="table-column">
      <style:table-column-properties style:column-width="1.5694in" style:use-optimal-column-width="false"/>
    </style:style>
    <style:style style:name="TableColumn5" style:family="table-column">
      <style:table-column-properties style:column-width="0.3937in" style:use-optimal-column-width="false"/>
    </style:style>
    <style:style style:name="Table2" style:family="table">
      <style:table-properties style:width="6.4583in" fo:margin-left="-0.0798in" table:align="left"/>
    </style:style>
    <style:style style:name="TableRow6" style:family="table-row">
      <style:table-row-properties style:use-optimal-row-height="false"/>
    </style:style>
    <style:style style:name="TableCell7" style:family="table-cell">
      <style:table-cell-properties fo:border-top="none" fo:border-left="none" fo:border-bottom="0.0069in solid #000000" fo:border-right="none" style:writing-mode="lr-tb" style:vertical-align="bottom" fo:padding-top="0.05in" fo:padding-left="0.0798in" fo:padding-bottom="0.05in" fo:padding-right="0.0798in"/>
    </style:style>
    <style:style style:name="P8" style:parent-style-name="Nagłówek" style:family="paragraph">
      <style:paragraph-properties fo:text-align="end"/>
      <style:text-properties fo:font-weight="bold" style:font-weight-asian="bold" style:font-weight-complex="bold" fo:text-transform="uppercase" fo:font-size="12pt" style:font-size-asian="12pt" style:font-size-complex="12pt"/>
    </style:style>
    <style:style style:name="TableCell9" style:family="table-cell">
      <style:table-cell-properties fo:border-top="none" fo:border-left="none" fo:border-bottom="0.0069in solid #008080" fo:border-right="none" fo:background-color="#0075A2" style:writing-mode="lr-tb" style:vertical-align="bottom" fo:padding-top="0.05in" fo:padding-left="0.0798in" fo:padding-bottom="0.05in" fo:padding-right="0.0798in"/>
    </style:style>
    <style:style style:name="P10" style:parent-style-name="Nagłówek" style:family="paragraph">
      <style:text-properties fo:color="#FFFFFF"/>
    </style:style>
    <style:style style:name="TableCell11" style:family="table-cell">
      <style:table-cell-properties fo:border-top="none" fo:border-left="none" fo:border-bottom="0.0069in solid #008080" fo:border-right="none" fo:background-color="#0075A2" style:writing-mode="lr-tb" fo:padding-top="0.05in" fo:padding-left="0.0798in" fo:padding-bottom="0.05in" fo:padding-right="0.0798in"/>
    </style:style>
    <style:style style:name="P12" style:parent-style-name="Nagłówek" style:family="paragraph">
      <style:paragraph-properties fo:text-align="center"/>
    </style:style>
    <style:style style:name="T13" style:parent-style-name="Domyślnaczcionkaakapitu" style:family="text">
      <style:text-properties fo:font-weight="bold" style:font-weight-asian="bold" style:font-weight-complex="bold" fo:text-transform="uppercase" fo:color="#FFFFFF" fo:font-size="10pt" style:font-size-asian="10pt" style:font-size-complex="10pt"/>
    </style:style>
    <style:style style:name="TableColumn15" style:family="table-column">
      <style:table-column-properties style:column-width="4.4937in" style:use-optimal-column-width="false"/>
    </style:style>
    <style:style style:name="TableColumn16" style:family="table-column">
      <style:table-column-properties style:column-width="1.5708in" style:use-optimal-column-width="false"/>
    </style:style>
    <style:style style:name="TableColumn17" style:family="table-column">
      <style:table-column-properties style:column-width="0.3937in" style:use-optimal-column-width="false"/>
    </style:style>
    <style:style style:name="Table14" style:family="table">
      <style:table-properties style:width="6.4583in" fo:margin-left="-0.0798in" table:align="left"/>
    </style:style>
    <style:style style:name="TableRow18" style:family="table-row">
      <style:table-row-properties style:use-optimal-row-height="false"/>
    </style:style>
    <style:style style:name="TableCell19" style:family="table-cell">
      <style:table-cell-properties fo:border-top="none" fo:border-left="none" fo:border-bottom="0.0069in solid #000000" fo:border-right="none" style:writing-mode="lr-tb" style:vertical-align="bottom" fo:padding-top="0.05in" fo:padding-left="0.0798in" fo:padding-bottom="0.05in" fo:padding-right="0.0798in"/>
    </style:style>
    <style:style style:name="P20" style:parent-style-name="Nagłówek" style:family="paragraph">
      <style:paragraph-properties fo:text-align="end"/>
      <style:text-properties fo:font-weight="bold" style:font-weight-asian="bold" style:font-weight-complex="bold" fo:text-transform="uppercase" fo:font-size="12pt" style:font-size-asian="12pt" style:font-size-complex="12pt"/>
    </style:style>
    <style:style style:name="TableCell21" style:family="table-cell">
      <style:table-cell-properties fo:border-top="none" fo:border-left="none" fo:border-bottom="0.0069in solid #008080" fo:border-right="none" fo:background-color="#0075A2" style:writing-mode="lr-tb" style:vertical-align="bottom" fo:padding-top="0.05in" fo:padding-left="0.0798in" fo:padding-bottom="0.05in" fo:padding-right="0.0798in"/>
    </style:style>
    <style:style style:name="P22" style:parent-style-name="Nagłówek" style:family="paragraph">
      <style:text-properties fo:color="#FFFFFF"/>
    </style:style>
    <style:style style:name="TableCell23" style:family="table-cell">
      <style:table-cell-properties fo:border-top="none" fo:border-left="none" fo:border-bottom="0.0069in solid #008080" fo:border-right="none" fo:background-color="#0075A2" style:writing-mode="lr-tb" fo:padding-top="0.05in" fo:padding-left="0.0798in" fo:padding-bottom="0.05in" fo:padding-right="0.0798in"/>
    </style:style>
    <style:style style:name="T24" style:parent-style-name="Domyślnaczcionkaakapitu" style:family="text">
      <style:text-properties fo:font-weight="bold" style:font-weight-asian="bold" style:font-weight-complex="bold" fo:text-transform="uppercase" fo:color="#FFFFFF" fo:font-size="10pt" style:font-size-asian="10pt" style:font-size-complex="10pt"/>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Specyfikacja Wymagań</text:p>
            </table:table-cell>
            <table:table-cell table:style-name="TableCell9">
              <text:p text:style-name="P10">“Politechnikon”</text:p>
            </table:table-cell>
            <table:table-cell table:style-name="TableCell11">
              <text:p text:style-name="P12"><text:span text:style-name="T13"><text:page-number text:fixed="false">3</text:page-number></text:span></text:p>
            </table:table-cell>
          </table:table-row>
        </table:table>
        <text:p text:style-name="Nagłówek"/>
      </style:header>
      <style:header-left>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Specyfikacja Wymagań</text:p>
            </table:table-cell>
            <table:table-cell table:style-name="TableCell21">
              <text:p text:style-name="P22">“Politechnikon”</text:p>
            </table:table-cell>
            <table:table-cell table:style-name="TableCell23">
              <text:p text:style-name="Nagłówek"><text:span text:style-name="T24"><text:page-number text:fixed="false">4</text:page-number></text:span></text:p>
            </table:table-cell>
          </table:table-row>
        </table:table>
        <text:p text:style-name="Nagłówek"/>
      </style:head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OFTWARE REQUIREMENTS SPECIFICATION</dc:title>
    <meta:initial-creator>nat</meta:initial-creator>
    <dc:creator>Gipp Notge</dc:creator>
    <meta:creation-date>2009-10-17T18:09:00Z</meta:creation-date>
    <dc:date>2017-03-17T12:13:00Z</dc:date>
    <meta:print-date>2009-10-19T12:27:00Z</meta:print-date>
    <meta:template xlink:href="Normal" xlink:type="simple"/>
    <meta:editing-cycles>95</meta:editing-cycles>
    <meta:editing-duration>PT36960S</meta:editing-duration>
    <meta:document-statistic meta:page-count="11" meta:paragraph-count="19" meta:word-count="1430" meta:character-count="9992" meta:row-count="71" meta:non-whitespace-character-count="8581"/>
  </office:meta>
</office:document-meta>
</file>